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="Rounded_20_large_20_Arrow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198cm" fo:min-width="16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fill-color="#ffb66c" draw:opacity="25%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solid" draw:fill-color="#ffb66c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698cm" fo:min-width="15.4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1" style:family="graphic" style:parent-style-name="objectwithoutfill">
      <style:graphic-properties svg:stroke-width="0.053cm" draw:marker-start="Rounded_20_large_20_Arrow" draw:marker-start-width="0.279cm" draw:marker-end="Circle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5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5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5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8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textarea-horizontal-align="center" draw:textarea-vertical-align="middle" fo:min-height="0.7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textarea-horizontal-align="center" draw:textarea-vertical-align="middle" fo:min-height="0.412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textarea-horizontal-align="center" draw:textarea-vertical-align="middle" fo:min-height="0.35cm" draw:shadow="hidden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textarea-horizontal-align="center" draw:textarea-vertical-align="middle" fo:min-height="0.35cm" draw:shadow="hidden"/>
      <style:paragraph-properties style:writing-mode="lr-tb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textarea-horizontal-align="center" draw:textarea-vertical-align="middle" fo:min-height="0.75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textarea-horizontal-align="center" draw:textarea-vertical-align="middle" fo:min-height="0.395cm" draw:shadow="hidden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349cm" fo:min-width="13.239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6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30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2.943cm" fo:min-width="12.427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104cm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2.942cm" fo:min-width="12.427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3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04cm"/>
      <style:paragraph-properties style:writing-mode="lr-tb"/>
    </style:style>
    <style:style style:name="gr3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0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178cm"/>
      <style:paragraph-properties style:writing-mode="lr-tb"/>
    </style:style>
    <style:style style:name="gr4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42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2.942cm" fo:min-width="12.422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048cm"/>
      <style:paragraph-properties style:writing-mode="lr-tb"/>
    </style:style>
    <style:style style:name="gr4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47cm"/>
      <style:paragraph-properties style:writing-mode="lr-tb"/>
    </style:style>
    <style:style style:name="gr4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41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348cm" fo:min-width="13.233c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fo:min-height="1.57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12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02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22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576cm"/>
      <style:paragraph-properties style:writing-mode="lr-tb"/>
    </style:style>
    <style:style style:name="gr56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003cm" fo:min-width="12.668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004cm" fo:min-width="12.66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002cm" fo:min-width="12.668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59cm"/>
      <style:paragraph-properties style:writing-mode="lr-tb"/>
    </style:style>
    <style:style style:name="gr6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76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417cm" fo:min-width="13.495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0.57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397cm"/>
      <style:paragraph-properties style:writing-mode="lr-tb"/>
    </style:style>
    <style:style style:name="gr72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2.949cm" fo:min-width="12.452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355cm" fo:min-width="13.265cm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b66c" draw:opacity="25%"/>
      <style:paragraph-properties fo:text-align="center"/>
    </style:style>
    <style:style style:name="P3" style:family="paragraph">
      <loext:graphic-properties draw:fill="solid" draw:fill-color="#ffb66c" draw:opacity="25%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loext:graphic-properties draw:fill="solid" draw:fill-color="#000000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solid" draw:fill-color="#000000"/>
      <style:paragraph-properties fo:text-align="center"/>
      <style:text-properties fo:font-size="14pt"/>
    </style:style>
    <style:style style:name="P12" style:family="paragraph">
      <loext:graphic-properties draw:fill="solid" draw:fill-color="#000000"/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3cm" svg:y1="2cm" svg:x2="3.3cm" svg:y2="21.1cm">
          <text:p/>
        </draw:line>
        <draw:custom-shape draw:style-name="gr2" draw:text-style-name="P2" draw:layer="layout" svg:width="17cm" svg:height="4.5cm" draw:transform="skewX (0.857131195654415) translate (3.298cm 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298cm" svg:y1="21cm" svg:x2="14.102cm" svg:y2="25.5cm">
          <text:p/>
        </draw:line>
        <draw:line draw:style-name="gr3" draw:text-style-name="P3" draw:layer="layout" svg:x1="-1.321cm" svg:y1="25cm" svg:x2="15.679cm" svg:y2="25cm">
          <text:p/>
        </draw:line>
        <draw:line draw:style-name="gr3" draw:text-style-name="P3" draw:layer="layout" svg:x1="11.298cm" svg:y1="21cm" svg:x2="6.102cm" svg:y2="25.5cm">
          <text:p/>
        </draw:line>
        <draw:line draw:style-name="gr3" draw:text-style-name="P3" draw:layer="layout" svg:x1="7.298cm" svg:y1="21cm" svg:x2="2.102cm" svg:y2="25.5cm">
          <text:p/>
        </draw:line>
        <draw:line draw:style-name="gr3" draw:text-style-name="P3" draw:layer="layout" svg:x1="15.298cm" svg:y1="21cm" svg:x2="10.102cm" svg:y2="25.5cm">
          <text:p/>
        </draw:line>
        <draw:line draw:style-name="gr3" draw:text-style-name="P3" draw:layer="layout" svg:x1="0.989cm" svg:y1="23cm" svg:x2="17.989cm" svg:y2="23cm">
          <text:p/>
        </draw:line>
        <draw:line draw:style-name="gr3" draw:text-style-name="P3" draw:layer="layout" svg:x1="2.143cm" svg:y1="22cm" svg:x2="19.143cm" svg:y2="22cm">
          <text:p/>
        </draw:line>
        <draw:line draw:style-name="gr3" draw:text-style-name="P3" draw:layer="layout" svg:x1="-0.166cm" svg:y1="24cm" svg:x2="16.834cm" svg:y2="24cm">
          <text:p/>
        </draw:line>
        <draw:line draw:style-name="gr3" draw:text-style-name="P3" draw:layer="layout" svg:x1="5.298cm" svg:y1="21cm" svg:x2="0.102cm" svg:y2="25.5cm">
          <text:p/>
        </draw:line>
        <draw:line draw:style-name="gr3" draw:text-style-name="P3" draw:layer="layout" svg:x1="9.298cm" svg:y1="21cm" svg:x2="4.102cm" svg:y2="25.5cm">
          <text:p/>
        </draw:line>
        <draw:line draw:style-name="gr3" draw:text-style-name="P3" draw:layer="layout" svg:x1="13.298cm" svg:y1="21cm" svg:x2="8.102cm" svg:y2="25.5cm">
          <text:p/>
        </draw:line>
        <draw:line draw:style-name="gr3" draw:text-style-name="P3" draw:layer="layout" svg:x1="17.298cm" svg:y1="21cm" svg:x2="12.102cm" svg:y2="25.5cm">
          <text:p/>
        </draw:line>
        <draw:line draw:style-name="gr4" draw:text-style-name="P3" draw:layer="layout" svg:x1="4.298cm" svg:y1="21cm" svg:x2="-0.898cm" svg:y2="25.5cm">
          <text:p/>
        </draw:line>
        <draw:line draw:style-name="gr4" draw:text-style-name="P3" draw:layer="layout" svg:x1="6.298cm" svg:y1="21cm" svg:x2="1.102cm" svg:y2="25.5cm">
          <text:p/>
        </draw:line>
        <draw:line draw:style-name="gr4" draw:text-style-name="P3" draw:layer="layout" svg:x1="8.298cm" svg:y1="21cm" svg:x2="3.102cm" svg:y2="25.5cm">
          <text:p/>
        </draw:line>
        <draw:line draw:style-name="gr4" draw:text-style-name="P3" draw:layer="layout" svg:x1="10.298cm" svg:y1="21cm" svg:x2="5.102cm" svg:y2="25.5cm">
          <text:p/>
        </draw:line>
        <draw:line draw:style-name="gr4" draw:text-style-name="P3" draw:layer="layout" svg:x1="12.298cm" svg:y1="21cm" svg:x2="7.102cm" svg:y2="25.5cm">
          <text:p/>
        </draw:line>
        <draw:line draw:style-name="gr4" draw:text-style-name="P3" draw:layer="layout" svg:x1="14.298cm" svg:y1="21cm" svg:x2="9.102cm" svg:y2="25.5cm">
          <text:p/>
        </draw:line>
        <draw:line draw:style-name="gr4" draw:text-style-name="P3" draw:layer="layout" svg:x1="16.298cm" svg:y1="21cm" svg:x2="11.102cm" svg:y2="25.5cm">
          <text:p/>
        </draw:line>
        <draw:line draw:style-name="gr4" draw:text-style-name="P3" draw:layer="layout" svg:x1="18.298cm" svg:y1="21cm" svg:x2="13.102cm" svg:y2="25.5cm">
          <text:p/>
        </draw:line>
        <draw:line draw:style-name="gr4" draw:text-style-name="P3" draw:layer="layout" svg:x1="2.721cm" svg:y1="21.5cm" svg:x2="19.721cm" svg:y2="21.5cm">
          <text:p/>
        </draw:line>
        <draw:line draw:style-name="gr4" draw:text-style-name="P3" draw:layer="layout" svg:x1="1.566cm" svg:y1="22.5cm" svg:x2="18.566cm" svg:y2="22.5cm">
          <text:p/>
        </draw:line>
        <draw:line draw:style-name="gr4" draw:text-style-name="P3" draw:layer="layout" svg:x1="0.411cm" svg:y1="23.5cm" svg:x2="17.411cm" svg:y2="23.5cm">
          <text:p/>
        </draw:line>
        <draw:line draw:style-name="gr4" draw:text-style-name="P3" draw:layer="layout" svg:x1="-0.743cm" svg:y1="24.5cm" svg:x2="16.257cm" svg:y2="24.5cm">
          <text:p/>
        </draw:line>
        <draw:line draw:style-name="gr1" draw:text-style-name="P1" draw:layer="layout" svg:x1="-2.4cm" svg:y1="25.9cm" svg:x2="3.4cm" svg:y2="20.9cm">
          <text:p/>
        </draw:line>
        <draw:line draw:style-name="gr1" draw:text-style-name="P1" draw:layer="layout" svg:x1="21cm" svg:y1="21cm" svg:x2="3.2cm" svg:y2="21cm">
          <text:p/>
        </draw:line>
        <draw:frame draw:style-name="gr5" draw:text-style-name="P5" draw:layer="layout" svg:width="2.5cm" svg:height="1.361cm" svg:x="17.5cm" svg:y="23.538cm">
          <draw:text-box>
            <text:p text:style-name="P4"><text:span text:style-name="T1">0</text:span>: 17х9<text:line-break/>yx: 0;0</text:p>
          </draw:text-box>
        </draw:frame>
        <draw:frame draw:style-name="gr6" draw:text-style-name="P7" draw:layer="layout" svg:width="0.7cm" svg:height="1cm" svg:x="-2.3cm" svg:y="24.7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20cm" svg:y="20.9cm">
          <draw:text-box>
            <text:p text:style-name="P6"><text:span text:style-name="T2">x</text:span></text:p>
          </draw:text-box>
        </draw:frame>
        <draw:line draw:style-name="gr1" draw:text-style-name="P1" draw:layer="layout" svg:x1="-1.8cm" svg:y1="20.9cm" svg:x2="3.4cm" svg:y2="16.4cm">
          <text:p/>
        </draw:line>
        <draw:line draw:style-name="gr1" draw:text-style-name="P1" draw:layer="layout" svg:x1="20cm" svg:y1="16.5cm" svg:x2="3.2cm" svg:y2="16.5cm">
          <text:p/>
        </draw:line>
        <draw:frame draw:style-name="gr6" draw:text-style-name="P7" draw:layer="layout" svg:width="0.7cm" svg:height="1cm" svg:x="-1.7cm" svg:y="19.709cm">
          <draw:text-box>
            <text:p text:style-name="P6"><text:span text:style-name="T2">y</text:span></text:p>
          </draw:text-box>
        </draw:frame>
        <draw:custom-shape draw:style-name="gr7" draw:text-style-name="P2" draw:layer="layout" svg:width="16cm" svg:height="4cm" draw:transform="skewX (0.857131195654415) translate (3.309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16.5cm" svg:x2="6.691cm" svg:y2="20.5cm">
          <text:p/>
        </draw:line>
        <draw:line draw:style-name="gr3" draw:text-style-name="P3" draw:layer="layout" svg:x1="7.31cm" svg:y1="16.5cm" svg:x2="2.691cm" svg:y2="20.5cm">
          <text:p/>
        </draw:line>
        <draw:line draw:style-name="gr3" draw:text-style-name="P3" draw:layer="layout" svg:x1="15.31cm" svg:y1="16.5cm" svg:x2="10.691cm" svg:y2="20.5cm">
          <text:p/>
        </draw:line>
        <draw:line draw:style-name="gr3" draw:text-style-name="P3" draw:layer="layout" svg:x1="1cm" svg:y1="18.5cm" svg:x2="17cm" svg:y2="18.5cm">
          <text:p/>
        </draw:line>
        <draw:line draw:style-name="gr3" draw:text-style-name="P3" draw:layer="layout" svg:x1="2.155cm" svg:y1="17.5cm" svg:x2="18.155cm" svg:y2="17.5cm">
          <text:p/>
        </draw:line>
        <draw:line draw:style-name="gr3" draw:text-style-name="P3" draw:layer="layout" svg:x1="-0.155cm" svg:y1="19.5cm" svg:x2="15.845cm" svg:y2="19.5cm">
          <text:p/>
        </draw:line>
        <draw:line draw:style-name="gr3" draw:text-style-name="P3" draw:layer="layout" svg:x1="5.31cm" svg:y1="16.5cm" svg:x2="0.691cm" svg:y2="20.5cm">
          <text:p/>
        </draw:line>
        <draw:line draw:style-name="gr3" draw:text-style-name="P3" draw:layer="layout" svg:x1="9.31cm" svg:y1="16.5cm" svg:x2="4.691cm" svg:y2="20.5cm">
          <text:p/>
        </draw:line>
        <draw:line draw:style-name="gr3" draw:text-style-name="P3" draw:layer="layout" svg:x1="13.31cm" svg:y1="16.5cm" svg:x2="8.691cm" svg:y2="20.5cm">
          <text:p/>
        </draw:line>
        <draw:line draw:style-name="gr3" draw:text-style-name="P3" draw:layer="layout" svg:x1="17.31cm" svg:y1="16.5cm" svg:x2="12.691cm" svg:y2="20.5cm">
          <text:p/>
        </draw:line>
        <draw:line draw:style-name="gr4" draw:text-style-name="P3" draw:layer="layout" svg:x1="4.31cm" svg:y1="16.5cm" svg:x2="-0.309cm" svg:y2="20.5cm">
          <text:p/>
        </draw:line>
        <draw:line draw:style-name="gr4" draw:text-style-name="P3" draw:layer="layout" svg:x1="6.31cm" svg:y1="16.5cm" svg:x2="1.691cm" svg:y2="20.5cm">
          <text:p/>
        </draw:line>
        <draw:line draw:style-name="gr4" draw:text-style-name="P3" draw:layer="layout" svg:x1="8.31cm" svg:y1="16.5cm" svg:x2="3.691cm" svg:y2="20.5cm">
          <text:p/>
        </draw:line>
        <draw:line draw:style-name="gr4" draw:text-style-name="P3" draw:layer="layout" svg:x1="10.31cm" svg:y1="16.5cm" svg:x2="5.691cm" svg:y2="20.5cm">
          <text:p/>
        </draw:line>
        <draw:line draw:style-name="gr4" draw:text-style-name="P3" draw:layer="layout" svg:x1="12.31cm" svg:y1="16.5cm" svg:x2="7.691cm" svg:y2="20.5cm">
          <text:p/>
        </draw:line>
        <draw:line draw:style-name="gr4" draw:text-style-name="P3" draw:layer="layout" svg:x1="14.31cm" svg:y1="16.5cm" svg:x2="9.691cm" svg:y2="20.5cm">
          <text:p/>
        </draw:line>
        <draw:line draw:style-name="gr4" draw:text-style-name="P3" draw:layer="layout" svg:x1="16.31cm" svg:y1="16.5cm" svg:x2="11.691cm" svg:y2="20.5cm">
          <text:p/>
        </draw:line>
        <draw:line draw:style-name="gr4" draw:text-style-name="P3" draw:layer="layout" svg:x1="18.31cm" svg:y1="16.5cm" svg:x2="13.691cm" svg:y2="20.5cm">
          <text:p/>
        </draw:line>
        <draw:line draw:style-name="gr4" draw:text-style-name="P3" draw:layer="layout" svg:x1="2.732cm" svg:y1="17cm" svg:x2="18.732cm" svg:y2="17cm">
          <text:p/>
        </draw:line>
        <draw:line draw:style-name="gr4" draw:text-style-name="P3" draw:layer="layout" svg:x1="1.577cm" svg:y1="18cm" svg:x2="17.577cm" svg:y2="18cm">
          <text:p/>
        </draw:line>
        <draw:line draw:style-name="gr4" draw:text-style-name="P3" draw:layer="layout" svg:x1="0.423cm" svg:y1="19cm" svg:x2="16.423cm" svg:y2="19cm">
          <text:p/>
        </draw:line>
        <draw:line draw:style-name="gr4" draw:text-style-name="P3" draw:layer="layout" svg:x1="-0.732cm" svg:y1="20cm" svg:x2="15.268cm" svg:y2="20cm">
          <text:p/>
        </draw:line>
        <draw:frame draw:style-name="gr5" draw:text-style-name="P5" draw:layer="layout" svg:width="2.9cm" svg:height="0.806cm" svg:x="17.1cm" svg:y="18.538cm">
          <draw:text-box>
            <text:p text:style-name="P4"><text:span text:style-name="T1">0</text:span>: 8х16</text:p>
          </draw:text-box>
        </draw:frame>
        <draw:frame draw:style-name="gr6" draw:text-style-name="P7" draw:layer="layout" svg:width="0.7cm" svg:height="1cm" svg:x="19cm" svg:y="16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1cm" svg:y1="12cm" svg:x2="6.691cm" svg:y2="16cm">
          <text:p/>
        </draw:line>
        <draw:line draw:style-name="gr8" draw:text-style-name="P1" draw:layer="layout" svg:x1="7.31cm" svg:y1="12cm" svg:x2="2.691cm" svg:y2="16cm">
          <text:p/>
        </draw:line>
        <draw:line draw:style-name="gr8" draw:text-style-name="P1" draw:layer="layout" svg:x1="15.31cm" svg:y1="12cm" svg:x2="10.691cm" svg:y2="16cm">
          <text:p/>
        </draw:line>
        <draw:line draw:style-name="gr8" draw:text-style-name="P1" draw:layer="layout" svg:x1="1cm" svg:y1="14cm" svg:x2="17cm" svg:y2="14cm">
          <text:p/>
        </draw:line>
        <draw:line draw:style-name="gr9" draw:text-style-name="P1" draw:layer="layout" svg:x1="2.155cm" svg:y1="13cm" svg:x2="18.155cm" svg:y2="13cm">
          <text:p/>
        </draw:line>
        <draw:line draw:style-name="gr9" draw:text-style-name="P1" draw:layer="layout" svg:x1="-0.155cm" svg:y1="15cm" svg:x2="15.845cm" svg:y2="15cm">
          <text:p/>
        </draw:line>
        <draw:line draw:style-name="gr9" draw:text-style-name="P1" draw:layer="layout" svg:x1="5.31cm" svg:y1="12cm" svg:x2="0.691cm" svg:y2="16cm">
          <text:p/>
        </draw:line>
        <draw:line draw:style-name="gr9" draw:text-style-name="P1" draw:layer="layout" svg:x1="9.31cm" svg:y1="12cm" svg:x2="4.691cm" svg:y2="16cm">
          <text:p/>
        </draw:line>
        <draw:line draw:style-name="gr9" draw:text-style-name="P1" draw:layer="layout" svg:x1="13.31cm" svg:y1="12cm" svg:x2="8.691cm" svg:y2="16cm">
          <text:p/>
        </draw:line>
        <draw:line draw:style-name="gr9" draw:text-style-name="P1" draw:layer="layout" svg:x1="17.31cm" svg:y1="12cm" svg:x2="12.691cm" svg:y2="16cm">
          <text:p/>
        </draw:line>
        <draw:g>
          <draw:line draw:style-name="gr1" draw:text-style-name="P1" draw:layer="layout" svg:x1="-1.8cm" svg:y1="16.4cm" svg:x2="3.4cm" svg:y2="11.9cm">
            <text:p/>
          </draw:line>
          <draw:line draw:style-name="gr1" draw:text-style-name="P1" draw:layer="layout" svg:x1="20cm" svg:y1="12cm" svg:x2="3.2cm" svg:y2="12cm">
            <text:p/>
          </draw:line>
        </draw:g>
        <draw:frame draw:style-name="gr10" draw:text-style-name="P5" draw:layer="layout" svg:width="2cm" svg:height="0.806cm" svg:x="17cm" svg:y="14.038cm">
          <draw:text-box>
            <text:p text:style-name="P4"><text:span text:style-name="T1">1</text:span>: 4х8</text:p>
          </draw:text-box>
        </draw:frame>
        <draw:frame draw:style-name="gr6" draw:text-style-name="P7" draw:layer="layout" svg:width="0.7cm" svg:height="1cm" svg:x="-1.7cm" svg:y="15.2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cm" svg:y="11.9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7.5cm" svg:x2="6.691cm" svg:y2="11.5cm">
          <text:p/>
        </draw:line>
        <draw:line draw:style-name="gr4" draw:text-style-name="P3" draw:layer="layout" svg:x1="7.31cm" svg:y1="7.5cm" svg:x2="2.691cm" svg:y2="11.5cm">
          <text:p/>
        </draw:line>
        <draw:line draw:style-name="gr4" draw:text-style-name="P3" draw:layer="layout" svg:x1="15.31cm" svg:y1="7.5cm" svg:x2="10.691cm" svg:y2="11.5cm">
          <text:p/>
        </draw:line>
        <draw:line draw:style-name="gr4" draw:text-style-name="P3" draw:layer="layout" svg:x1="1cm" svg:y1="9.5cm" svg:x2="17cm" svg:y2="9.5cm">
          <text:p/>
        </draw:line>
        <draw:line draw:style-name="gr1" draw:text-style-name="P1" draw:layer="layout" svg:x1="-1.8cm" svg:y1="11.9cm" svg:x2="3.4cm" svg:y2="7.4cm">
          <text:p/>
        </draw:line>
        <draw:line draw:style-name="gr1" draw:text-style-name="P1" draw:layer="layout" svg:x1="20cm" svg:y1="7.5cm" svg:x2="3.2cm" svg:y2="7.5cm">
          <text:p/>
        </draw:line>
        <draw:frame draw:style-name="gr10" draw:text-style-name="P5" draw:layer="layout" svg:width="2cm" svg:height="0.806cm" svg:x="17cm" svg:y="9.438cm">
          <draw:text-box>
            <text:p text:style-name="P4"><text:span text:style-name="T1">2: 2</text:span>х4</text:p>
          </draw:text-box>
        </draw:frame>
        <draw:frame draw:style-name="gr6" draw:text-style-name="P7" draw:layer="layout" svg:width="0.7cm" svg:height="1cm" svg:x="-1.8cm" svg:y="10.7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.1cm" svg:y="7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-1.8cm" svg:y1="7.4cm" svg:x2="3.4cm" svg:y2="2.9cm">
          <text:p/>
        </draw:line>
        <draw:line draw:style-name="gr1" draw:text-style-name="P1" draw:layer="layout" svg:x1="20cm" svg:y1="3cm" svg:x2="3.2cm" svg:y2="3cm">
          <text:p/>
        </draw:line>
        <draw:line draw:style-name="gr3" draw:text-style-name="P3" draw:layer="layout" svg:x1="11.31cm" svg:y1="3cm" svg:x2="6.691cm" svg:y2="7cm">
          <text:p/>
        </draw:line>
        <draw:frame draw:style-name="gr12" draw:text-style-name="P5" draw:layer="layout" svg:width="2cm" svg:height="0.806cm" svg:x="17.1cm" svg:y="4.9cm">
          <draw:text-box>
            <text:p text:style-name="P4"><text:span text:style-name="T1">3: </text:span><text:span text:style-name="T3">1</text:span>х2</text:p>
          </draw:text-box>
        </draw:frame>
        <draw:frame draw:style-name="gr13" draw:text-style-name="P7" draw:layer="layout" svg:width="0.8cm" svg:height="1.1cm" svg:x="-1.8cm" svg:y="6.4cm">
          <draw:text-box>
            <text:p text:style-name="P6"><text:span text:style-name="T2">y</text:span></text:p>
          </draw:text-box>
        </draw:frame>
        <draw:frame draw:style-name="gr14" draw:text-style-name="P7" draw:layer="layout" svg:width="0.7cm" svg:height="1cm" svg:x="19.1cm" svg:y="2.8cm">
          <draw:text-box>
            <text:p text:style-name="P6"><text:span text:style-name="T2">x</text:span></text:p>
          </draw:text-box>
        </draw:frame>
        <draw:custom-shape draw:style-name="gr2" draw:text-style-name="P2" draw:layer="layout" svg:width="17cm" svg:height="4.5cm" draw:transform="skewX (0.857131195654415) translate (3.098cm 27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098cm" svg:y1="27.209cm" svg:x2="13.902cm" svg:y2="31.709cm">
          <text:p/>
        </draw:line>
        <draw:line draw:style-name="gr4" draw:text-style-name="P3" draw:layer="layout" svg:x1="-1.521cm" svg:y1="31.209cm" svg:x2="15.479cm" svg:y2="31.209cm">
          <text:p/>
        </draw:line>
        <draw:line draw:style-name="gr3" draw:text-style-name="P3" draw:layer="layout" svg:x1="11.098cm" svg:y1="27.209cm" svg:x2="5.902cm" svg:y2="31.709cm">
          <text:p/>
        </draw:line>
        <draw:line draw:style-name="gr3" draw:text-style-name="P3" draw:layer="layout" svg:x1="7.098cm" svg:y1="27.209cm" svg:x2="1.902cm" svg:y2="31.709cm">
          <text:p/>
        </draw:line>
        <draw:line draw:style-name="gr3" draw:text-style-name="P3" draw:layer="layout" svg:x1="15.098cm" svg:y1="27.209cm" svg:x2="9.902cm" svg:y2="31.709cm">
          <text:p/>
        </draw:line>
        <draw:line draw:style-name="gr4" draw:text-style-name="P3" draw:layer="layout" svg:x1="0.789cm" svg:y1="29.209cm" svg:x2="17.789cm" svg:y2="29.209cm">
          <text:p/>
        </draw:line>
        <draw:line draw:style-name="gr4" draw:text-style-name="P3" draw:layer="layout" svg:x1="1.943cm" svg:y1="28.209cm" svg:x2="18.943cm" svg:y2="28.209cm">
          <text:p/>
        </draw:line>
        <draw:line draw:style-name="gr4" draw:text-style-name="P3" draw:layer="layout" svg:x1="-0.366cm" svg:y1="30.209cm" svg:x2="16.634cm" svg:y2="30.209cm">
          <text:p/>
        </draw:line>
        <draw:line draw:style-name="gr3" draw:text-style-name="P3" draw:layer="layout" svg:x1="5.098cm" svg:y1="27.209cm" svg:x2="-0.098cm" svg:y2="31.709cm">
          <text:p/>
        </draw:line>
        <draw:line draw:style-name="gr3" draw:text-style-name="P3" draw:layer="layout" svg:x1="9.098cm" svg:y1="27.209cm" svg:x2="3.902cm" svg:y2="31.709cm">
          <text:p/>
        </draw:line>
        <draw:line draw:style-name="gr3" draw:text-style-name="P3" draw:layer="layout" svg:x1="13.098cm" svg:y1="27.209cm" svg:x2="7.902cm" svg:y2="31.709cm">
          <text:p/>
        </draw:line>
        <draw:line draw:style-name="gr3" draw:text-style-name="P3" draw:layer="layout" svg:x1="17.098cm" svg:y1="27.209cm" svg:x2="11.902cm" svg:y2="31.709cm">
          <text:p/>
        </draw:line>
        <draw:line draw:style-name="gr4" draw:text-style-name="P3" draw:layer="layout" svg:x1="4.098cm" svg:y1="27.209cm" svg:x2="-1.098cm" svg:y2="31.709cm">
          <text:p/>
        </draw:line>
        <draw:line draw:style-name="gr4" draw:text-style-name="P3" draw:layer="layout" svg:x1="6.098cm" svg:y1="27.209cm" svg:x2="0.902cm" svg:y2="31.709cm">
          <text:p/>
        </draw:line>
        <draw:line draw:style-name="gr4" draw:text-style-name="P3" draw:layer="layout" svg:x1="8.098cm" svg:y1="27.209cm" svg:x2="2.902cm" svg:y2="31.709cm">
          <text:p/>
        </draw:line>
        <draw:line draw:style-name="gr4" draw:text-style-name="P3" draw:layer="layout" svg:x1="10.098cm" svg:y1="27.209cm" svg:x2="4.902cm" svg:y2="31.709cm">
          <text:p/>
        </draw:line>
        <draw:line draw:style-name="gr4" draw:text-style-name="P3" draw:layer="layout" svg:x1="12.098cm" svg:y1="27.209cm" svg:x2="6.902cm" svg:y2="31.709cm">
          <text:p/>
        </draw:line>
        <draw:line draw:style-name="gr4" draw:text-style-name="P3" draw:layer="layout" svg:x1="14.098cm" svg:y1="27.209cm" svg:x2="8.902cm" svg:y2="31.709cm">
          <text:p/>
        </draw:line>
        <draw:line draw:style-name="gr4" draw:text-style-name="P3" draw:layer="layout" svg:x1="16.098cm" svg:y1="27.209cm" svg:x2="10.902cm" svg:y2="31.709cm">
          <text:p/>
        </draw:line>
        <draw:line draw:style-name="gr4" draw:text-style-name="P3" draw:layer="layout" svg:x1="18.098cm" svg:y1="27.209cm" svg:x2="12.902cm" svg:y2="31.709cm">
          <text:p/>
        </draw:line>
        <draw:line draw:style-name="gr3" draw:text-style-name="P3" draw:layer="layout" svg:x1="2.521cm" svg:y1="27.709cm" svg:x2="19.521cm" svg:y2="27.709cm">
          <text:p/>
        </draw:line>
        <draw:line draw:style-name="gr3" draw:text-style-name="P3" draw:layer="layout" svg:x1="1.366cm" svg:y1="28.709cm" svg:x2="18.366cm" svg:y2="28.709cm">
          <text:p/>
        </draw:line>
        <draw:line draw:style-name="gr3" draw:text-style-name="P3" draw:layer="layout" svg:x1="0.211cm" svg:y1="29.709cm" svg:x2="17.211cm" svg:y2="29.709cm">
          <text:p/>
        </draw:line>
        <draw:line draw:style-name="gr3" draw:text-style-name="P3" draw:layer="layout" svg:x1="-0.943cm" svg:y1="30.709cm" svg:x2="16.057cm" svg:y2="30.709cm">
          <text:p/>
        </draw:line>
        <draw:line draw:style-name="gr1" draw:text-style-name="P1" draw:layer="layout" svg:x1="-2.6cm" svg:y1="32.109cm" svg:x2="3.2cm" svg:y2="27.109cm">
          <text:p/>
        </draw:line>
        <draw:line draw:style-name="gr1" draw:text-style-name="P1" draw:layer="layout" svg:x1="20.8cm" svg:y1="27.209cm" svg:x2="3cm" svg:y2="27.209cm">
          <text:p/>
        </draw:line>
        <draw:frame draw:style-name="gr5" draw:text-style-name="P5" draw:layer="layout" svg:width="2.5cm" svg:height="1.361cm" svg:x="17.3cm" svg:y="29.747cm">
          <draw:text-box>
            <text:p text:style-name="P4"><text:span text:style-name="T1">0</text:span>: 9х17<text:line-break/>yx: 1;0</text:p>
          </draw:text-box>
        </draw:frame>
        <draw:frame draw:style-name="gr6" draw:text-style-name="P7" draw:layer="layout" svg:width="0.7cm" svg:height="1cm" svg:x="-2.5cm" svg:y="30.918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.8cm" svg:y="27.109cm">
          <draw:text-box>
            <text:p text:style-name="P6"><text:span text:style-name="T2">x</text:span></text:p>
          </draw:text-box>
        </draw:frame>
        <draw:line draw:style-name="gr15" draw:text-style-name="P1" draw:layer="layout" svg:x1="19.3cm" svg:y1="3.009cm" svg:x2="19.3cm" svg:y2="21.009cm">
          <text:p/>
        </draw:line>
        <draw:line draw:style-name="gr15" draw:text-style-name="P1" draw:layer="layout" svg:x1="14.7cm" svg:y1="7.009cm" svg:x2="14.7cm" svg:y2="24.909cm">
          <text:p/>
        </draw:line>
        <draw:line draw:style-name="gr15" draw:text-style-name="P1" draw:layer="layout" svg:x1="-1.3cm" svg:y1="7.109cm" svg:x2="-1.3cm" svg:y2="25.009cm">
          <text:p/>
        </draw:line>
        <draw:custom-shape draw:style-name="gr2" draw:text-style-name="P2" draw:layer="layout" svg:width="17cm" svg:height="4.5cm" draw:transform="skewX (0.857131195654415) translate (2.098cm 33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8.098cm" svg:y1="33.609cm" svg:x2="12.902cm" svg:y2="38.109cm">
          <text:p/>
        </draw:line>
        <draw:line draw:style-name="gr4" draw:text-style-name="P3" draw:layer="layout" svg:x1="-2.521cm" svg:y1="37.609cm" svg:x2="14.479cm" svg:y2="37.609cm">
          <text:p/>
        </draw:line>
        <draw:line draw:style-name="gr4" draw:text-style-name="P3" draw:layer="layout" svg:x1="10.098cm" svg:y1="33.609cm" svg:x2="4.902cm" svg:y2="38.109cm">
          <text:p/>
        </draw:line>
        <draw:line draw:style-name="gr4" draw:text-style-name="P3" draw:layer="layout" svg:x1="6.098cm" svg:y1="33.609cm" svg:x2="0.902cm" svg:y2="38.109cm">
          <text:p/>
        </draw:line>
        <draw:line draw:style-name="gr4" draw:text-style-name="P3" draw:layer="layout" svg:x1="14.098cm" svg:y1="33.609cm" svg:x2="8.902cm" svg:y2="38.109cm">
          <text:p/>
        </draw:line>
        <draw:line draw:style-name="gr4" draw:text-style-name="P3" draw:layer="layout" svg:x1="-0.211cm" svg:y1="35.609cm" svg:x2="16.789cm" svg:y2="35.609cm">
          <text:p/>
        </draw:line>
        <draw:line draw:style-name="gr4" draw:text-style-name="P3" draw:layer="layout" svg:x1="0.943cm" svg:y1="34.609cm" svg:x2="17.943cm" svg:y2="34.609cm">
          <text:p/>
        </draw:line>
        <draw:line draw:style-name="gr4" draw:text-style-name="P3" draw:layer="layout" svg:x1="-1.366cm" svg:y1="36.609cm" svg:x2="15.634cm" svg:y2="36.609cm">
          <text:p/>
        </draw:line>
        <draw:line draw:style-name="gr4" draw:text-style-name="P3" draw:layer="layout" svg:x1="4.098cm" svg:y1="33.609cm" svg:x2="-1.098cm" svg:y2="38.109cm">
          <text:p/>
        </draw:line>
        <draw:line draw:style-name="gr4" draw:text-style-name="P3" draw:layer="layout" svg:x1="8.098cm" svg:y1="33.609cm" svg:x2="2.902cm" svg:y2="38.109cm">
          <text:p/>
        </draw:line>
        <draw:line draw:style-name="gr4" draw:text-style-name="P3" draw:layer="layout" svg:x1="12.098cm" svg:y1="33.609cm" svg:x2="6.902cm" svg:y2="38.109cm">
          <text:p/>
        </draw:line>
        <draw:line draw:style-name="gr4" draw:text-style-name="P3" draw:layer="layout" svg:x1="16.098cm" svg:y1="33.609cm" svg:x2="10.902cm" svg:y2="38.109cm">
          <text:p/>
        </draw:line>
        <draw:line draw:style-name="gr3" draw:text-style-name="P3" draw:layer="layout" svg:x1="3.098cm" svg:y1="33.609cm" svg:x2="-2.098cm" svg:y2="38.109cm">
          <text:p/>
        </draw:line>
        <draw:line draw:style-name="gr3" draw:text-style-name="P3" draw:layer="layout" svg:x1="5.098cm" svg:y1="33.609cm" svg:x2="-0.098cm" svg:y2="38.109cm">
          <text:p/>
        </draw:line>
        <draw:line draw:style-name="gr3" draw:text-style-name="P3" draw:layer="layout" svg:x1="7.098cm" svg:y1="33.609cm" svg:x2="1.902cm" svg:y2="38.109cm">
          <text:p/>
        </draw:line>
        <draw:line draw:style-name="gr3" draw:text-style-name="P3" draw:layer="layout" svg:x1="9.098cm" svg:y1="33.609cm" svg:x2="3.902cm" svg:y2="38.109cm">
          <text:p/>
        </draw:line>
        <draw:line draw:style-name="gr3" draw:text-style-name="P3" draw:layer="layout" svg:x1="11.098cm" svg:y1="33.609cm" svg:x2="5.902cm" svg:y2="38.109cm">
          <text:p/>
        </draw:line>
        <draw:line draw:style-name="gr3" draw:text-style-name="P3" draw:layer="layout" svg:x1="13.098cm" svg:y1="33.609cm" svg:x2="7.902cm" svg:y2="38.109cm">
          <text:p/>
        </draw:line>
        <draw:line draw:style-name="gr3" draw:text-style-name="P3" draw:layer="layout" svg:x1="15.098cm" svg:y1="33.609cm" svg:x2="9.902cm" svg:y2="38.109cm">
          <text:p/>
        </draw:line>
        <draw:line draw:style-name="gr3" draw:text-style-name="P3" draw:layer="layout" svg:x1="17.098cm" svg:y1="33.609cm" svg:x2="11.902cm" svg:y2="38.109cm">
          <text:p/>
        </draw:line>
        <draw:line draw:style-name="gr3" draw:text-style-name="P3" draw:layer="layout" svg:x1="1.521cm" svg:y1="34.109cm" svg:x2="18.521cm" svg:y2="34.109cm">
          <text:p/>
        </draw:line>
        <draw:line draw:style-name="gr3" draw:text-style-name="P3" draw:layer="layout" svg:x1="0.366cm" svg:y1="35.109cm" svg:x2="17.366cm" svg:y2="35.109cm">
          <text:p/>
        </draw:line>
        <draw:line draw:style-name="gr3" draw:text-style-name="P3" draw:layer="layout" svg:x1="-0.789cm" svg:y1="36.109cm" svg:x2="16.211cm" svg:y2="36.109cm">
          <text:p/>
        </draw:line>
        <draw:line draw:style-name="gr3" draw:text-style-name="P3" draw:layer="layout" svg:x1="-1.943cm" svg:y1="37.109cm" svg:x2="15.057cm" svg:y2="37.109cm">
          <text:p/>
        </draw:line>
        <draw:line draw:style-name="gr1" draw:text-style-name="P1" draw:layer="layout" svg:x1="-3.6cm" svg:y1="38.509cm" svg:x2="2.2cm" svg:y2="33.509cm">
          <text:p/>
        </draw:line>
        <draw:line draw:style-name="gr1" draw:text-style-name="P1" draw:layer="layout" svg:x1="19.8cm" svg:y1="33.609cm" svg:x2="2cm" svg:y2="33.609cm">
          <text:p/>
        </draw:line>
        <draw:frame draw:style-name="gr5" draw:text-style-name="P5" draw:layer="layout" svg:width="2.5cm" svg:height="1.361cm" svg:x="16.3cm" svg:y="36.147cm">
          <draw:text-box>
            <text:p text:style-name="P4"><text:span text:style-name="T1">0</text:span>: 9х17<text:line-break/>yx: 1;1</text:p>
          </draw:text-box>
        </draw:frame>
        <draw:frame draw:style-name="gr6" draw:text-style-name="P7" draw:layer="layout" svg:width="0.7cm" svg:height="1cm" svg:x="-3.5cm" svg:y="37.318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8.8cm" svg:y="33.509cm">
          <draw:text-box>
            <text:p text:style-name="P6"><text:span text:style-name="T2">x</text:span></text:p>
          </draw:text-box>
        </draw:frame>
        <draw:custom-shape draw:style-name="gr2" draw:text-style-name="P2" draw:layer="layout" svg:width="17cm" svg:height="4.5cm" draw:transform="skewX (0.857131195654415) translate (0.798cm 39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798cm" svg:y1="39.009cm" svg:x2="11.602cm" svg:y2="43.509cm">
          <text:p/>
        </draw:line>
        <draw:line draw:style-name="gr3" draw:text-style-name="P3" draw:layer="layout" svg:x1="-3.821cm" svg:y1="43.009cm" svg:x2="13.179cm" svg:y2="43.009cm">
          <text:p/>
        </draw:line>
        <draw:line draw:style-name="gr4" draw:text-style-name="P3" draw:layer="layout" svg:x1="8.798cm" svg:y1="39.009cm" svg:x2="3.602cm" svg:y2="43.509cm">
          <text:p/>
        </draw:line>
        <draw:line draw:style-name="gr4" draw:text-style-name="P3" draw:layer="layout" svg:x1="4.798cm" svg:y1="39.009cm" svg:x2="-0.398cm" svg:y2="43.509cm">
          <text:p/>
        </draw:line>
        <draw:line draw:style-name="gr4" draw:text-style-name="P3" draw:layer="layout" svg:x1="12.798cm" svg:y1="39.009cm" svg:x2="7.602cm" svg:y2="43.509cm">
          <text:p/>
        </draw:line>
        <draw:line draw:style-name="gr3" draw:text-style-name="P3" draw:layer="layout" svg:x1="-1.511cm" svg:y1="41.009cm" svg:x2="15.489cm" svg:y2="41.009cm">
          <text:p/>
        </draw:line>
        <draw:line draw:style-name="gr3" draw:text-style-name="P3" draw:layer="layout" svg:x1="-0.357cm" svg:y1="40.009cm" svg:x2="16.643cm" svg:y2="40.009cm">
          <text:p/>
        </draw:line>
        <draw:line draw:style-name="gr3" draw:text-style-name="P3" draw:layer="layout" svg:x1="-2.666cm" svg:y1="42.009cm" svg:x2="14.334cm" svg:y2="42.009cm">
          <text:p/>
        </draw:line>
        <draw:line draw:style-name="gr4" draw:text-style-name="P3" draw:layer="layout" svg:x1="2.798cm" svg:y1="39.009cm" svg:x2="-2.398cm" svg:y2="43.509cm">
          <text:p/>
        </draw:line>
        <draw:line draw:style-name="gr4" draw:text-style-name="P3" draw:layer="layout" svg:x1="6.798cm" svg:y1="39.009cm" svg:x2="1.602cm" svg:y2="43.509cm">
          <text:p/>
        </draw:line>
        <draw:line draw:style-name="gr4" draw:text-style-name="P3" draw:layer="layout" svg:x1="10.798cm" svg:y1="39.009cm" svg:x2="5.602cm" svg:y2="43.509cm">
          <text:p/>
        </draw:line>
        <draw:line draw:style-name="gr4" draw:text-style-name="P3" draw:layer="layout" svg:x1="14.798cm" svg:y1="39.009cm" svg:x2="9.602cm" svg:y2="43.509cm">
          <text:p/>
        </draw:line>
        <draw:line draw:style-name="gr3" draw:text-style-name="P3" draw:layer="layout" svg:x1="1.798cm" svg:y1="39.009cm" svg:x2="-3.398cm" svg:y2="43.509cm">
          <text:p/>
        </draw:line>
        <draw:line draw:style-name="gr3" draw:text-style-name="P3" draw:layer="layout" svg:x1="3.798cm" svg:y1="39.009cm" svg:x2="-1.398cm" svg:y2="43.509cm">
          <text:p/>
        </draw:line>
        <draw:line draw:style-name="gr3" draw:text-style-name="P3" draw:layer="layout" svg:x1="5.798cm" svg:y1="39.009cm" svg:x2="0.602cm" svg:y2="43.509cm">
          <text:p/>
        </draw:line>
        <draw:line draw:style-name="gr3" draw:text-style-name="P3" draw:layer="layout" svg:x1="7.798cm" svg:y1="39.009cm" svg:x2="2.602cm" svg:y2="43.509cm">
          <text:p/>
        </draw:line>
        <draw:line draw:style-name="gr3" draw:text-style-name="P3" draw:layer="layout" svg:x1="9.798cm" svg:y1="39.009cm" svg:x2="4.602cm" svg:y2="43.509cm">
          <text:p/>
        </draw:line>
        <draw:line draw:style-name="gr3" draw:text-style-name="P3" draw:layer="layout" svg:x1="11.798cm" svg:y1="39.009cm" svg:x2="6.602cm" svg:y2="43.509cm">
          <text:p/>
        </draw:line>
        <draw:line draw:style-name="gr3" draw:text-style-name="P3" draw:layer="layout" svg:x1="13.798cm" svg:y1="39.009cm" svg:x2="8.602cm" svg:y2="43.509cm">
          <text:p/>
        </draw:line>
        <draw:line draw:style-name="gr3" draw:text-style-name="P3" draw:layer="layout" svg:x1="15.798cm" svg:y1="39.009cm" svg:x2="10.602cm" svg:y2="43.509cm">
          <text:p/>
        </draw:line>
        <draw:line draw:style-name="gr4" draw:text-style-name="P3" draw:layer="layout" svg:x1="0.221cm" svg:y1="39.509cm" svg:x2="17.221cm" svg:y2="39.509cm">
          <text:p/>
        </draw:line>
        <draw:line draw:style-name="gr4" draw:text-style-name="P3" draw:layer="layout" svg:x1="-0.934cm" svg:y1="40.509cm" svg:x2="16.066cm" svg:y2="40.509cm">
          <text:p/>
        </draw:line>
        <draw:line draw:style-name="gr4" draw:text-style-name="P3" draw:layer="layout" svg:x1="-2.089cm" svg:y1="41.509cm" svg:x2="14.911cm" svg:y2="41.509cm">
          <text:p/>
        </draw:line>
        <draw:line draw:style-name="gr4" draw:text-style-name="P3" draw:layer="layout" svg:x1="-3.243cm" svg:y1="42.509cm" svg:x2="13.757cm" svg:y2="42.509cm">
          <text:p/>
        </draw:line>
        <draw:line draw:style-name="gr1" draw:text-style-name="P1" draw:layer="layout" svg:x1="-4.9cm" svg:y1="43.909cm" svg:x2="0.9cm" svg:y2="38.909cm">
          <text:p/>
        </draw:line>
        <draw:line draw:style-name="gr1" draw:text-style-name="P1" draw:layer="layout" svg:x1="18.5cm" svg:y1="39.009cm" svg:x2="0.7cm" svg:y2="39.009cm">
          <text:p/>
        </draw:line>
        <draw:frame draw:style-name="gr5" draw:text-style-name="P5" draw:layer="layout" svg:width="2.5cm" svg:height="1.361cm" svg:x="15cm" svg:y="41.547cm">
          <draw:text-box>
            <text:p text:style-name="P4"><text:span text:style-name="T1">0</text:span>: 9х17<text:line-break/>yx: 0;1</text:p>
          </draw:text-box>
        </draw:frame>
        <draw:frame draw:style-name="gr6" draw:text-style-name="P7" draw:layer="layout" svg:width="0.7cm" svg:height="1cm" svg:x="-4.8cm" svg:y="42.718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7.5cm" svg:y="38.909cm">
          <draw:text-box>
            <text:p text:style-name="P6"><text:span text:style-name="T2">x</text:span></text:p>
          </draw:text-box>
        </draw:frame>
        <draw:g>
          <draw:frame draw:style-name="gr16" draw:text-style-name="P9" draw:layer="layout" svg:width="0.7cm" svg:height="0.645cm" svg:x="3.3cm" svg:y="26.709cm">
            <draw:text-box>
              <text:p text:style-name="P8">0 </text:p>
            </draw:text-box>
          </draw:frame>
          <draw:frame draw:style-name="gr10" draw:text-style-name="P9" draw:layer="layout" svg:width="0.9cm" svg:height="0.645cm" svg:x="19.1cm" svg:y="26.709cm">
            <draw:text-box>
              <text:p text:style-name="P8">16 </text:p>
            </draw:text-box>
          </draw:frame>
          <draw:frame draw:style-name="gr16" draw:text-style-name="P9" draw:layer="layout" svg:width="0.7cm" svg:height="0.645cm" svg:x="11.2cm" svg:y="26.664cm">
            <draw:text-box>
              <text:p text:style-name="P8">8 </text:p>
            </draw:text-box>
          </draw:frame>
          <draw:frame draw:style-name="gr16" draw:text-style-name="P9" draw:layer="layout" svg:width="0.7cm" svg:height="0.645cm" svg:x="7.2cm" svg:y="26.664cm">
            <draw:text-box>
              <text:p text:style-name="P8">4 </text:p>
            </draw:text-box>
          </draw:frame>
          <draw:frame draw:style-name="gr16" draw:text-style-name="P9" draw:layer="layout" svg:width="0.9cm" svg:height="0.645cm" svg:x="15.2cm" svg:y="26.709cm">
            <draw:text-box>
              <text:p text:style-name="P8">12 </text:p>
            </draw:text-box>
          </draw:frame>
        </draw:g>
      </draw:page>
      <draw:page draw:name="page2" draw:style-name="dp1" draw:master-page-name="Обычный">
        <draw:line draw:style-name="gr1" draw:text-style-name="P1" draw:layer="layout" svg:x1="3.3cm" svg:y1="2cm" svg:x2="3.3cm" svg:y2="21.1cm">
          <text:p/>
        </draw:line>
        <draw:line draw:style-name="gr1" draw:text-style-name="P1" draw:layer="layout" svg:x1="-1.8cm" svg:y1="20.9cm" svg:x2="3.4cm" svg:y2="16.4cm">
          <text:p/>
        </draw:line>
        <draw:line draw:style-name="gr1" draw:text-style-name="P1" draw:layer="layout" svg:x1="20cm" svg:y1="16.5cm" svg:x2="3.2cm" svg:y2="16.5cm">
          <text:p/>
        </draw:line>
        <draw:frame draw:style-name="gr6" draw:text-style-name="P7" draw:layer="layout" svg:width="0.7cm" svg:height="1cm" svg:x="-1.7cm" svg:y="19.709cm">
          <draw:text-box>
            <text:p text:style-name="P6"><text:span text:style-name="T2">y</text:span></text:p>
          </draw:text-box>
        </draw:frame>
        <draw:custom-shape draw:style-name="gr7" draw:text-style-name="P2" draw:layer="layout" svg:width="16cm" svg:height="4cm" draw:transform="skewX (0.857131195654415) translate (3.309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16.5cm" svg:x2="6.691cm" svg:y2="20.5cm">
          <text:p/>
        </draw:line>
        <draw:line draw:style-name="gr3" draw:text-style-name="P3" draw:layer="layout" svg:x1="7.31cm" svg:y1="16.5cm" svg:x2="2.691cm" svg:y2="20.5cm">
          <text:p/>
        </draw:line>
        <draw:line draw:style-name="gr3" draw:text-style-name="P3" draw:layer="layout" svg:x1="15.31cm" svg:y1="16.5cm" svg:x2="10.691cm" svg:y2="20.5cm">
          <text:p/>
        </draw:line>
        <draw:line draw:style-name="gr3" draw:text-style-name="P3" draw:layer="layout" svg:x1="1cm" svg:y1="18.5cm" svg:x2="17cm" svg:y2="18.5cm">
          <text:p/>
        </draw:line>
        <draw:line draw:style-name="gr3" draw:text-style-name="P3" draw:layer="layout" svg:x1="2.155cm" svg:y1="17.5cm" svg:x2="18.155cm" svg:y2="17.5cm">
          <text:p/>
        </draw:line>
        <draw:line draw:style-name="gr3" draw:text-style-name="P3" draw:layer="layout" svg:x1="-0.155cm" svg:y1="19.5cm" svg:x2="15.845cm" svg:y2="19.5cm">
          <text:p/>
        </draw:line>
        <draw:line draw:style-name="gr3" draw:text-style-name="P3" draw:layer="layout" svg:x1="5.31cm" svg:y1="16.5cm" svg:x2="0.691cm" svg:y2="20.5cm">
          <text:p/>
        </draw:line>
        <draw:line draw:style-name="gr3" draw:text-style-name="P3" draw:layer="layout" svg:x1="9.31cm" svg:y1="16.5cm" svg:x2="4.691cm" svg:y2="20.5cm">
          <text:p/>
        </draw:line>
        <draw:line draw:style-name="gr3" draw:text-style-name="P3" draw:layer="layout" svg:x1="13.31cm" svg:y1="16.5cm" svg:x2="8.691cm" svg:y2="20.5cm">
          <text:p/>
        </draw:line>
        <draw:line draw:style-name="gr3" draw:text-style-name="P3" draw:layer="layout" svg:x1="17.31cm" svg:y1="16.5cm" svg:x2="12.691cm" svg:y2="20.5cm">
          <text:p/>
        </draw:line>
        <draw:line draw:style-name="gr4" draw:text-style-name="P3" draw:layer="layout" svg:x1="4.31cm" svg:y1="16.5cm" svg:x2="-0.309cm" svg:y2="20.5cm">
          <text:p/>
        </draw:line>
        <draw:line draw:style-name="gr4" draw:text-style-name="P3" draw:layer="layout" svg:x1="6.31cm" svg:y1="16.5cm" svg:x2="1.691cm" svg:y2="20.5cm">
          <text:p/>
        </draw:line>
        <draw:line draw:style-name="gr4" draw:text-style-name="P3" draw:layer="layout" svg:x1="8.31cm" svg:y1="16.5cm" svg:x2="3.691cm" svg:y2="20.5cm">
          <text:p/>
        </draw:line>
        <draw:line draw:style-name="gr4" draw:text-style-name="P3" draw:layer="layout" svg:x1="10.31cm" svg:y1="16.5cm" svg:x2="5.691cm" svg:y2="20.5cm">
          <text:p/>
        </draw:line>
        <draw:line draw:style-name="gr4" draw:text-style-name="P3" draw:layer="layout" svg:x1="12.31cm" svg:y1="16.5cm" svg:x2="7.691cm" svg:y2="20.5cm">
          <text:p/>
        </draw:line>
        <draw:line draw:style-name="gr4" draw:text-style-name="P3" draw:layer="layout" svg:x1="14.31cm" svg:y1="16.5cm" svg:x2="9.691cm" svg:y2="20.5cm">
          <text:p/>
        </draw:line>
        <draw:line draw:style-name="gr4" draw:text-style-name="P3" draw:layer="layout" svg:x1="16.31cm" svg:y1="16.5cm" svg:x2="11.691cm" svg:y2="20.5cm">
          <text:p/>
        </draw:line>
        <draw:line draw:style-name="gr4" draw:text-style-name="P3" draw:layer="layout" svg:x1="18.31cm" svg:y1="16.5cm" svg:x2="13.691cm" svg:y2="20.5cm">
          <text:p/>
        </draw:line>
        <draw:line draw:style-name="gr4" draw:text-style-name="P3" draw:layer="layout" svg:x1="2.732cm" svg:y1="17cm" svg:x2="18.732cm" svg:y2="17cm">
          <text:p/>
        </draw:line>
        <draw:line draw:style-name="gr4" draw:text-style-name="P3" draw:layer="layout" svg:x1="1.577cm" svg:y1="18cm" svg:x2="17.577cm" svg:y2="18cm">
          <text:p/>
        </draw:line>
        <draw:line draw:style-name="gr4" draw:text-style-name="P3" draw:layer="layout" svg:x1="0.423cm" svg:y1="19cm" svg:x2="16.423cm" svg:y2="19cm">
          <text:p/>
        </draw:line>
        <draw:line draw:style-name="gr4" draw:text-style-name="P3" draw:layer="layout" svg:x1="-0.732cm" svg:y1="20cm" svg:x2="15.268cm" svg:y2="20cm">
          <text:p/>
        </draw:line>
        <draw:frame draw:style-name="gr5" draw:text-style-name="P5" draw:layer="layout" svg:width="2.9cm" svg:height="0.806cm" svg:x="17.1cm" svg:y="18.538cm">
          <draw:text-box>
            <text:p text:style-name="P4"><text:span text:style-name="T1">0</text:span>: 8х16</text:p>
          </draw:text-box>
        </draw:frame>
        <draw:frame draw:style-name="gr6" draw:text-style-name="P7" draw:layer="layout" svg:width="0.7cm" svg:height="1cm" svg:x="19cm" svg:y="16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1cm" svg:y1="12cm" svg:x2="6.691cm" svg:y2="16cm">
          <text:p/>
        </draw:line>
        <draw:line draw:style-name="gr8" draw:text-style-name="P1" draw:layer="layout" svg:x1="7.31cm" svg:y1="12cm" svg:x2="2.691cm" svg:y2="16cm">
          <text:p/>
        </draw:line>
        <draw:line draw:style-name="gr8" draw:text-style-name="P1" draw:layer="layout" svg:x1="15.31cm" svg:y1="12cm" svg:x2="10.691cm" svg:y2="16cm">
          <text:p/>
        </draw:line>
        <draw:line draw:style-name="gr8" draw:text-style-name="P1" draw:layer="layout" svg:x1="1cm" svg:y1="14cm" svg:x2="17cm" svg:y2="14cm">
          <text:p/>
        </draw:line>
        <draw:line draw:style-name="gr9" draw:text-style-name="P1" draw:layer="layout" svg:x1="2.155cm" svg:y1="13cm" svg:x2="18.155cm" svg:y2="13cm">
          <text:p/>
        </draw:line>
        <draw:line draw:style-name="gr9" draw:text-style-name="P1" draw:layer="layout" svg:x1="-0.155cm" svg:y1="15cm" svg:x2="15.845cm" svg:y2="15cm">
          <text:p/>
        </draw:line>
        <draw:line draw:style-name="gr9" draw:text-style-name="P1" draw:layer="layout" svg:x1="5.31cm" svg:y1="12cm" svg:x2="0.691cm" svg:y2="16cm">
          <text:p/>
        </draw:line>
        <draw:line draw:style-name="gr9" draw:text-style-name="P1" draw:layer="layout" svg:x1="9.31cm" svg:y1="12cm" svg:x2="4.691cm" svg:y2="16cm">
          <text:p/>
        </draw:line>
        <draw:line draw:style-name="gr9" draw:text-style-name="P1" draw:layer="layout" svg:x1="13.31cm" svg:y1="12cm" svg:x2="8.691cm" svg:y2="16cm">
          <text:p/>
        </draw:line>
        <draw:line draw:style-name="gr9" draw:text-style-name="P1" draw:layer="layout" svg:x1="17.31cm" svg:y1="12cm" svg:x2="12.691cm" svg:y2="16cm">
          <text:p/>
        </draw:line>
        <draw:g>
          <draw:line draw:style-name="gr1" draw:text-style-name="P1" draw:layer="layout" svg:x1="-1.8cm" svg:y1="16.4cm" svg:x2="3.4cm" svg:y2="11.9cm">
            <text:p/>
          </draw:line>
          <draw:line draw:style-name="gr1" draw:text-style-name="P1" draw:layer="layout" svg:x1="20cm" svg:y1="12cm" svg:x2="3.2cm" svg:y2="12cm">
            <text:p/>
          </draw:line>
        </draw:g>
        <draw:frame draw:style-name="gr10" draw:text-style-name="P5" draw:layer="layout" svg:width="2cm" svg:height="0.806cm" svg:x="17cm" svg:y="14.038cm">
          <draw:text-box>
            <text:p text:style-name="P4"><text:span text:style-name="T1">1</text:span>: 4х8</text:p>
          </draw:text-box>
        </draw:frame>
        <draw:frame draw:style-name="gr6" draw:text-style-name="P7" draw:layer="layout" svg:width="0.7cm" svg:height="1cm" svg:x="-1.7cm" svg:y="15.2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cm" svg:y="11.9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7.5cm" svg:x2="6.691cm" svg:y2="11.5cm">
          <text:p/>
        </draw:line>
        <draw:line draw:style-name="gr4" draw:text-style-name="P3" draw:layer="layout" svg:x1="7.31cm" svg:y1="7.5cm" svg:x2="2.691cm" svg:y2="11.5cm">
          <text:p/>
        </draw:line>
        <draw:line draw:style-name="gr4" draw:text-style-name="P3" draw:layer="layout" svg:x1="15.31cm" svg:y1="7.5cm" svg:x2="10.691cm" svg:y2="11.5cm">
          <text:p/>
        </draw:line>
        <draw:line draw:style-name="gr4" draw:text-style-name="P3" draw:layer="layout" svg:x1="1cm" svg:y1="9.5cm" svg:x2="17cm" svg:y2="9.5cm">
          <text:p/>
        </draw:line>
        <draw:line draw:style-name="gr1" draw:text-style-name="P1" draw:layer="layout" svg:x1="-1.8cm" svg:y1="11.9cm" svg:x2="3.4cm" svg:y2="7.4cm">
          <text:p/>
        </draw:line>
        <draw:line draw:style-name="gr1" draw:text-style-name="P1" draw:layer="layout" svg:x1="20cm" svg:y1="7.5cm" svg:x2="3.2cm" svg:y2="7.5cm">
          <text:p/>
        </draw:line>
        <draw:frame draw:style-name="gr10" draw:text-style-name="P5" draw:layer="layout" svg:width="2cm" svg:height="0.806cm" svg:x="17cm" svg:y="9.438cm">
          <draw:text-box>
            <text:p text:style-name="P4"><text:span text:style-name="T1">2: 2</text:span>х4</text:p>
          </draw:text-box>
        </draw:frame>
        <draw:frame draw:style-name="gr6" draw:text-style-name="P7" draw:layer="layout" svg:width="0.7cm" svg:height="1cm" svg:x="-1.8cm" svg:y="10.7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.1cm" svg:y="7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-1.8cm" svg:y1="7.4cm" svg:x2="3.4cm" svg:y2="2.9cm">
          <text:p/>
        </draw:line>
        <draw:line draw:style-name="gr1" draw:text-style-name="P1" draw:layer="layout" svg:x1="20cm" svg:y1="3cm" svg:x2="3.2cm" svg:y2="3cm">
          <text:p/>
        </draw:line>
        <draw:line draw:style-name="gr3" draw:text-style-name="P3" draw:layer="layout" svg:x1="11.31cm" svg:y1="3cm" svg:x2="6.691cm" svg:y2="7cm">
          <text:p/>
        </draw:line>
        <draw:frame draw:style-name="gr12" draw:text-style-name="P5" draw:layer="layout" svg:width="2cm" svg:height="0.806cm" svg:x="17.1cm" svg:y="4.9cm">
          <draw:text-box>
            <text:p text:style-name="P4"><text:span text:style-name="T1">3: </text:span><text:span text:style-name="T3">1</text:span>х2</text:p>
          </draw:text-box>
        </draw:frame>
        <draw:frame draw:style-name="gr13" draw:text-style-name="P7" draw:layer="layout" svg:width="0.8cm" svg:height="1.1cm" svg:x="-1.8cm" svg:y="6.4cm">
          <draw:text-box>
            <text:p text:style-name="P6"><text:span text:style-name="T2">y</text:span></text:p>
          </draw:text-box>
        </draw:frame>
        <draw:frame draw:style-name="gr14" draw:text-style-name="P7" draw:layer="layout" svg:width="0.7cm" svg:height="1cm" svg:x="19.1cm" svg:y="2.8cm">
          <draw:text-box>
            <text:p text:style-name="P6"><text:span text:style-name="T2">x</text:span></text:p>
          </draw:text-box>
        </draw:frame>
        <draw:line draw:style-name="gr15" draw:text-style-name="P1" draw:layer="layout" svg:x1="19.3cm" svg:y1="3.009cm" svg:x2="19.3cm" svg:y2="21.009cm">
          <text:p/>
        </draw:line>
        <draw:line draw:style-name="gr15" draw:text-style-name="P1" draw:layer="layout" svg:x1="14.7cm" svg:y1="7.009cm" svg:x2="14.7cm" svg:y2="24.909cm">
          <text:p/>
        </draw:line>
        <draw:line draw:style-name="gr15" draw:text-style-name="P1" draw:layer="layout" svg:x1="-1.3cm" svg:y1="7.109cm" svg:x2="-1.3cm" svg:y2="25.009cm">
          <text:p/>
        </draw:line>
        <draw:custom-shape draw:style-name="gr2" draw:text-style-name="P2" draw:layer="layout" svg:width="17cm" svg:height="4.5cm" draw:transform="skewX (0.857131195654415) translate (2.298cm 21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8.298cm" svg:y1="21.009cm" svg:x2="13.102cm" svg:y2="25.509cm">
          <text:p/>
        </draw:line>
        <draw:line draw:style-name="gr3" draw:text-style-name="P3" draw:layer="layout" svg:x1="-2.321cm" svg:y1="25.009cm" svg:x2="14.679cm" svg:y2="25.009cm">
          <text:p/>
        </draw:line>
        <draw:line draw:style-name="gr4" draw:text-style-name="P3" draw:layer="layout" svg:x1="10.298cm" svg:y1="21.009cm" svg:x2="5.102cm" svg:y2="25.509cm">
          <text:p/>
        </draw:line>
        <draw:line draw:style-name="gr4" draw:text-style-name="P3" draw:layer="layout" svg:x1="6.298cm" svg:y1="21.009cm" svg:x2="1.102cm" svg:y2="25.509cm">
          <text:p/>
        </draw:line>
        <draw:line draw:style-name="gr4" draw:text-style-name="P3" draw:layer="layout" svg:x1="14.298cm" svg:y1="21.009cm" svg:x2="9.102cm" svg:y2="25.509cm">
          <text:p/>
        </draw:line>
        <draw:line draw:style-name="gr3" draw:text-style-name="P3" draw:layer="layout" svg:x1="-0.011cm" svg:y1="23.009cm" svg:x2="16.989cm" svg:y2="23.009cm">
          <text:p/>
        </draw:line>
        <draw:line draw:style-name="gr3" draw:text-style-name="P3" draw:layer="layout" svg:x1="1.143cm" svg:y1="22.009cm" svg:x2="18.143cm" svg:y2="22.009cm">
          <text:p/>
        </draw:line>
        <draw:line draw:style-name="gr3" draw:text-style-name="P3" draw:layer="layout" svg:x1="-1.166cm" svg:y1="24.009cm" svg:x2="15.834cm" svg:y2="24.009cm">
          <text:p/>
        </draw:line>
        <draw:line draw:style-name="gr4" draw:text-style-name="P3" draw:layer="layout" svg:x1="4.298cm" svg:y1="21.009cm" svg:x2="-0.898cm" svg:y2="25.509cm">
          <text:p/>
        </draw:line>
        <draw:line draw:style-name="gr4" draw:text-style-name="P3" draw:layer="layout" svg:x1="8.298cm" svg:y1="21.009cm" svg:x2="3.102cm" svg:y2="25.509cm">
          <text:p/>
        </draw:line>
        <draw:line draw:style-name="gr4" draw:text-style-name="P3" draw:layer="layout" svg:x1="12.298cm" svg:y1="21.009cm" svg:x2="7.102cm" svg:y2="25.509cm">
          <text:p/>
        </draw:line>
        <draw:line draw:style-name="gr4" draw:text-style-name="P3" draw:layer="layout" svg:x1="16.298cm" svg:y1="21.009cm" svg:x2="11.102cm" svg:y2="25.509cm">
          <text:p/>
        </draw:line>
        <draw:line draw:style-name="gr3" draw:text-style-name="P3" draw:layer="layout" svg:x1="3.298cm" svg:y1="21.009cm" svg:x2="-1.898cm" svg:y2="25.509cm">
          <text:p/>
        </draw:line>
        <draw:line draw:style-name="gr3" draw:text-style-name="P3" draw:layer="layout" svg:x1="5.298cm" svg:y1="21.009cm" svg:x2="0.102cm" svg:y2="25.509cm">
          <text:p/>
        </draw:line>
        <draw:line draw:style-name="gr3" draw:text-style-name="P3" draw:layer="layout" svg:x1="7.298cm" svg:y1="21.009cm" svg:x2="2.102cm" svg:y2="25.509cm">
          <text:p/>
        </draw:line>
        <draw:line draw:style-name="gr3" draw:text-style-name="P3" draw:layer="layout" svg:x1="9.298cm" svg:y1="21.009cm" svg:x2="4.102cm" svg:y2="25.509cm">
          <text:p/>
        </draw:line>
        <draw:line draw:style-name="gr3" draw:text-style-name="P3" draw:layer="layout" svg:x1="11.298cm" svg:y1="21.009cm" svg:x2="6.102cm" svg:y2="25.509cm">
          <text:p/>
        </draw:line>
        <draw:line draw:style-name="gr3" draw:text-style-name="P3" draw:layer="layout" svg:x1="13.298cm" svg:y1="21.009cm" svg:x2="8.102cm" svg:y2="25.509cm">
          <text:p/>
        </draw:line>
        <draw:line draw:style-name="gr3" draw:text-style-name="P3" draw:layer="layout" svg:x1="15.298cm" svg:y1="21.009cm" svg:x2="10.102cm" svg:y2="25.509cm">
          <text:p/>
        </draw:line>
        <draw:line draw:style-name="gr3" draw:text-style-name="P3" draw:layer="layout" svg:x1="17.298cm" svg:y1="21.009cm" svg:x2="12.102cm" svg:y2="25.509cm">
          <text:p/>
        </draw:line>
        <draw:line draw:style-name="gr4" draw:text-style-name="P3" draw:layer="layout" svg:x1="1.721cm" svg:y1="21.509cm" svg:x2="18.721cm" svg:y2="21.509cm">
          <text:p/>
        </draw:line>
        <draw:line draw:style-name="gr4" draw:text-style-name="P3" draw:layer="layout" svg:x1="0.566cm" svg:y1="22.509cm" svg:x2="17.566cm" svg:y2="22.509cm">
          <text:p/>
        </draw:line>
        <draw:line draw:style-name="gr4" draw:text-style-name="P3" draw:layer="layout" svg:x1="-0.589cm" svg:y1="23.509cm" svg:x2="16.411cm" svg:y2="23.509cm">
          <text:p/>
        </draw:line>
        <draw:line draw:style-name="gr4" draw:text-style-name="P3" draw:layer="layout" svg:x1="-1.743cm" svg:y1="24.509cm" svg:x2="15.257cm" svg:y2="24.509cm">
          <text:p/>
        </draw:line>
        <draw:line draw:style-name="gr1" draw:text-style-name="P1" draw:layer="layout" svg:x1="-2.4cm" svg:y1="25.909cm" svg:x2="3.4cm" svg:y2="20.909cm">
          <text:p/>
        </draw:line>
        <draw:line draw:style-name="gr1" draw:text-style-name="P1" draw:layer="layout" svg:x1="20cm" svg:y1="21.009cm" svg:x2="3.1cm" svg:y2="21.009cm">
          <text:p/>
        </draw:line>
        <draw:frame draw:style-name="gr5" draw:text-style-name="P5" draw:layer="layout" svg:width="2.5cm" svg:height="1.361cm" svg:x="16.5cm" svg:y="23.547cm">
          <draw:text-box>
            <text:p text:style-name="P4"><text:span text:style-name="T1">0</text:span>: 9х17<text:line-break/>yx: 0;1</text:p>
          </draw:text-box>
        </draw:frame>
        <draw:frame draw:style-name="gr17" draw:text-style-name="P7" draw:layer="layout" svg:width="0.4cm" svg:height="0.725cm" svg:x="-2.8cm" svg:y="25.484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cm" svg:y="20.909cm">
          <draw:text-box>
            <text:p text:style-name="P6"><text:span text:style-name="T2">x</text:span></text:p>
          </draw:text-box>
        </draw:frame>
        <draw:g>
          <draw:frame draw:style-name="gr16" draw:text-style-name="P9" draw:layer="layout" svg:width="0.7cm" svg:height="0.645cm" svg:x="3.4cm" svg:y="20.464cm">
            <draw:text-box>
              <text:p text:style-name="P8">0 </text:p>
            </draw:text-box>
          </draw:frame>
          <draw:frame draw:style-name="gr10" draw:text-style-name="P9" draw:layer="layout" svg:width="0.9cm" svg:height="0.645cm" svg:x="19.2cm" svg:y="20.453cm">
            <draw:text-box>
              <text:p text:style-name="P8">16 </text:p>
            </draw:text-box>
          </draw:frame>
          <draw:frame draw:style-name="gr18" draw:text-style-name="P9" draw:layer="layout" svg:width="0.7cm" svg:height="0.645cm" svg:x="11.3cm" svg:y="20.53cm">
            <draw:text-box>
              <text:p text:style-name="P8">8 </text:p>
            </draw:text-box>
          </draw:frame>
          <draw:frame draw:style-name="gr16" draw:text-style-name="P9" draw:layer="layout" svg:width="0.7cm" svg:height="0.645cm" svg:x="7.3cm" svg:y="20.519cm">
            <draw:text-box>
              <text:p text:style-name="P8">4 </text:p>
            </draw:text-box>
          </draw:frame>
          <draw:frame draw:style-name="gr19" draw:text-style-name="P9" draw:layer="layout" svg:width="0.9cm" svg:height="0.645cm" svg:x="15.3cm" svg:y="20.509cm">
            <draw:text-box>
              <text:p text:style-name="P8">12 </text:p>
            </draw:text-box>
          </draw:frame>
        </draw:g>
        <draw:g>
          <draw:frame draw:style-name="gr16" draw:text-style-name="P9" draw:layer="layout" svg:width="0.7cm" svg:height="0.645cm" svg:x="3.4cm" svg:y="15.92cm">
            <draw:text-box>
              <text:p text:style-name="P8">0 </text:p>
            </draw:text-box>
          </draw:frame>
          <draw:frame draw:style-name="gr10" draw:text-style-name="P9" draw:layer="layout" svg:width="0.9cm" svg:height="0.645cm" svg:x="19.2cm" svg:y="15.909cm">
            <draw:text-box>
              <text:p text:style-name="P8">16 </text:p>
            </draw:text-box>
          </draw:frame>
          <draw:frame draw:style-name="gr18" draw:text-style-name="P9" draw:layer="layout" svg:width="0.7cm" svg:height="0.645cm" svg:x="11.3cm" svg:y="15.986cm">
            <draw:text-box>
              <text:p text:style-name="P8">8 </text:p>
            </draw:text-box>
          </draw:frame>
          <draw:frame draw:style-name="gr16" draw:text-style-name="P9" draw:layer="layout" svg:width="0.7cm" svg:height="0.645cm" svg:x="7.3cm" svg:y="15.975cm">
            <draw:text-box>
              <text:p text:style-name="P8">4 </text:p>
            </draw:text-box>
          </draw:frame>
          <draw:frame draw:style-name="gr19" draw:text-style-name="P9" draw:layer="layout" svg:width="0.9cm" svg:height="0.645cm" svg:x="15.3cm" svg:y="15.965cm">
            <draw:text-box>
              <text:p text:style-name="P8">12 </text:p>
            </draw:text-box>
          </draw:frame>
        </draw:g>
      </draw:page>
      <draw:page draw:name="page3" draw:style-name="dp1" draw:master-page-name="Обычный">
        <draw:line draw:style-name="gr1" draw:text-style-name="P1" draw:layer="layout" svg:x1="3.3cm" svg:y1="2cm" svg:x2="3.3cm" svg:y2="21.1cm">
          <text:p/>
        </draw:line>
        <draw:line draw:style-name="gr1" draw:text-style-name="P1" draw:layer="layout" svg:x1="-1.8cm" svg:y1="20.9cm" svg:x2="3.4cm" svg:y2="16.4cm">
          <text:p/>
        </draw:line>
        <draw:line draw:style-name="gr1" draw:text-style-name="P1" draw:layer="layout" svg:x1="20cm" svg:y1="16.5cm" svg:x2="3.2cm" svg:y2="16.5cm">
          <text:p/>
        </draw:line>
        <draw:frame draw:style-name="gr6" draw:text-style-name="P7" draw:layer="layout" svg:width="0.7cm" svg:height="1cm" svg:x="-1.7cm" svg:y="19.709cm">
          <draw:text-box>
            <text:p text:style-name="P6"><text:span text:style-name="T2">y</text:span></text:p>
          </draw:text-box>
        </draw:frame>
        <draw:custom-shape draw:style-name="gr7" draw:text-style-name="P2" draw:layer="layout" svg:width="16cm" svg:height="4cm" draw:transform="skewX (0.857131195654415) translate (3.309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16.5cm" svg:x2="6.691cm" svg:y2="20.5cm">
          <text:p/>
        </draw:line>
        <draw:line draw:style-name="gr3" draw:text-style-name="P3" draw:layer="layout" svg:x1="7.31cm" svg:y1="16.5cm" svg:x2="2.691cm" svg:y2="20.5cm">
          <text:p/>
        </draw:line>
        <draw:line draw:style-name="gr3" draw:text-style-name="P3" draw:layer="layout" svg:x1="15.31cm" svg:y1="16.5cm" svg:x2="10.691cm" svg:y2="20.5cm">
          <text:p/>
        </draw:line>
        <draw:line draw:style-name="gr3" draw:text-style-name="P3" draw:layer="layout" svg:x1="1cm" svg:y1="18.5cm" svg:x2="17cm" svg:y2="18.5cm">
          <text:p/>
        </draw:line>
        <draw:line draw:style-name="gr3" draw:text-style-name="P3" draw:layer="layout" svg:x1="2.155cm" svg:y1="17.5cm" svg:x2="18.155cm" svg:y2="17.5cm">
          <text:p/>
        </draw:line>
        <draw:line draw:style-name="gr3" draw:text-style-name="P3" draw:layer="layout" svg:x1="-0.155cm" svg:y1="19.5cm" svg:x2="15.845cm" svg:y2="19.5cm">
          <text:p/>
        </draw:line>
        <draw:line draw:style-name="gr3" draw:text-style-name="P3" draw:layer="layout" svg:x1="5.31cm" svg:y1="16.5cm" svg:x2="0.691cm" svg:y2="20.5cm">
          <text:p/>
        </draw:line>
        <draw:line draw:style-name="gr3" draw:text-style-name="P3" draw:layer="layout" svg:x1="9.31cm" svg:y1="16.5cm" svg:x2="4.691cm" svg:y2="20.5cm">
          <text:p/>
        </draw:line>
        <draw:line draw:style-name="gr3" draw:text-style-name="P3" draw:layer="layout" svg:x1="13.31cm" svg:y1="16.5cm" svg:x2="8.691cm" svg:y2="20.5cm">
          <text:p/>
        </draw:line>
        <draw:line draw:style-name="gr3" draw:text-style-name="P3" draw:layer="layout" svg:x1="17.31cm" svg:y1="16.5cm" svg:x2="12.691cm" svg:y2="20.5cm">
          <text:p/>
        </draw:line>
        <draw:line draw:style-name="gr4" draw:text-style-name="P3" draw:layer="layout" svg:x1="4.31cm" svg:y1="16.5cm" svg:x2="-0.309cm" svg:y2="20.5cm">
          <text:p/>
        </draw:line>
        <draw:line draw:style-name="gr4" draw:text-style-name="P3" draw:layer="layout" svg:x1="6.31cm" svg:y1="16.5cm" svg:x2="1.691cm" svg:y2="20.5cm">
          <text:p/>
        </draw:line>
        <draw:line draw:style-name="gr4" draw:text-style-name="P3" draw:layer="layout" svg:x1="8.31cm" svg:y1="16.5cm" svg:x2="3.691cm" svg:y2="20.5cm">
          <text:p/>
        </draw:line>
        <draw:line draw:style-name="gr4" draw:text-style-name="P3" draw:layer="layout" svg:x1="10.31cm" svg:y1="16.5cm" svg:x2="5.691cm" svg:y2="20.5cm">
          <text:p/>
        </draw:line>
        <draw:line draw:style-name="gr4" draw:text-style-name="P3" draw:layer="layout" svg:x1="12.31cm" svg:y1="16.5cm" svg:x2="7.691cm" svg:y2="20.5cm">
          <text:p/>
        </draw:line>
        <draw:line draw:style-name="gr4" draw:text-style-name="P3" draw:layer="layout" svg:x1="14.31cm" svg:y1="16.5cm" svg:x2="9.691cm" svg:y2="20.5cm">
          <text:p/>
        </draw:line>
        <draw:line draw:style-name="gr4" draw:text-style-name="P3" draw:layer="layout" svg:x1="16.31cm" svg:y1="16.5cm" svg:x2="11.691cm" svg:y2="20.5cm">
          <text:p/>
        </draw:line>
        <draw:line draw:style-name="gr4" draw:text-style-name="P3" draw:layer="layout" svg:x1="18.31cm" svg:y1="16.5cm" svg:x2="13.691cm" svg:y2="20.5cm">
          <text:p/>
        </draw:line>
        <draw:line draw:style-name="gr4" draw:text-style-name="P3" draw:layer="layout" svg:x1="2.732cm" svg:y1="17cm" svg:x2="18.732cm" svg:y2="17cm">
          <text:p/>
        </draw:line>
        <draw:line draw:style-name="gr4" draw:text-style-name="P3" draw:layer="layout" svg:x1="1.577cm" svg:y1="18cm" svg:x2="17.577cm" svg:y2="18cm">
          <text:p/>
        </draw:line>
        <draw:line draw:style-name="gr4" draw:text-style-name="P3" draw:layer="layout" svg:x1="0.423cm" svg:y1="19cm" svg:x2="16.423cm" svg:y2="19cm">
          <text:p/>
        </draw:line>
        <draw:line draw:style-name="gr4" draw:text-style-name="P3" draw:layer="layout" svg:x1="-0.732cm" svg:y1="20cm" svg:x2="15.268cm" svg:y2="20cm">
          <text:p/>
        </draw:line>
        <draw:frame draw:style-name="gr5" draw:text-style-name="P5" draw:layer="layout" svg:width="2.9cm" svg:height="0.806cm" svg:x="17.1cm" svg:y="18.538cm">
          <draw:text-box>
            <text:p text:style-name="P4"><text:span text:style-name="T1">0</text:span>: 8х16</text:p>
          </draw:text-box>
        </draw:frame>
        <draw:frame draw:style-name="gr6" draw:text-style-name="P7" draw:layer="layout" svg:width="0.7cm" svg:height="1cm" svg:x="19cm" svg:y="16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1cm" svg:y1="12cm" svg:x2="6.691cm" svg:y2="16cm">
          <text:p/>
        </draw:line>
        <draw:line draw:style-name="gr8" draw:text-style-name="P1" draw:layer="layout" svg:x1="7.31cm" svg:y1="12cm" svg:x2="2.691cm" svg:y2="16cm">
          <text:p/>
        </draw:line>
        <draw:line draw:style-name="gr8" draw:text-style-name="P1" draw:layer="layout" svg:x1="15.31cm" svg:y1="12cm" svg:x2="10.691cm" svg:y2="16cm">
          <text:p/>
        </draw:line>
        <draw:line draw:style-name="gr8" draw:text-style-name="P1" draw:layer="layout" svg:x1="1cm" svg:y1="14cm" svg:x2="17cm" svg:y2="14cm">
          <text:p/>
        </draw:line>
        <draw:line draw:style-name="gr9" draw:text-style-name="P1" draw:layer="layout" svg:x1="2.155cm" svg:y1="13cm" svg:x2="18.155cm" svg:y2="13cm">
          <text:p/>
        </draw:line>
        <draw:line draw:style-name="gr9" draw:text-style-name="P1" draw:layer="layout" svg:x1="-0.155cm" svg:y1="15cm" svg:x2="15.845cm" svg:y2="15cm">
          <text:p/>
        </draw:line>
        <draw:line draw:style-name="gr9" draw:text-style-name="P1" draw:layer="layout" svg:x1="5.31cm" svg:y1="12cm" svg:x2="0.691cm" svg:y2="16cm">
          <text:p/>
        </draw:line>
        <draw:line draw:style-name="gr9" draw:text-style-name="P1" draw:layer="layout" svg:x1="9.31cm" svg:y1="12cm" svg:x2="4.691cm" svg:y2="16cm">
          <text:p/>
        </draw:line>
        <draw:line draw:style-name="gr9" draw:text-style-name="P1" draw:layer="layout" svg:x1="13.31cm" svg:y1="12cm" svg:x2="8.691cm" svg:y2="16cm">
          <text:p/>
        </draw:line>
        <draw:line draw:style-name="gr9" draw:text-style-name="P1" draw:layer="layout" svg:x1="17.31cm" svg:y1="12cm" svg:x2="12.691cm" svg:y2="16cm">
          <text:p/>
        </draw:line>
        <draw:g>
          <draw:line draw:style-name="gr1" draw:text-style-name="P1" draw:layer="layout" svg:x1="-1.8cm" svg:y1="16.4cm" svg:x2="3.4cm" svg:y2="11.9cm">
            <text:p/>
          </draw:line>
          <draw:line draw:style-name="gr1" draw:text-style-name="P1" draw:layer="layout" svg:x1="20cm" svg:y1="12cm" svg:x2="3.2cm" svg:y2="12cm">
            <text:p/>
          </draw:line>
        </draw:g>
        <draw:frame draw:style-name="gr10" draw:text-style-name="P5" draw:layer="layout" svg:width="2cm" svg:height="0.806cm" svg:x="17cm" svg:y="14.038cm">
          <draw:text-box>
            <text:p text:style-name="P4"><text:span text:style-name="T1">1</text:span>: 4х8</text:p>
          </draw:text-box>
        </draw:frame>
        <draw:frame draw:style-name="gr6" draw:text-style-name="P7" draw:layer="layout" svg:width="0.7cm" svg:height="1cm" svg:x="-1.7cm" svg:y="15.2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cm" svg:y="11.9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7.5cm" svg:x2="6.691cm" svg:y2="11.5cm">
          <text:p/>
        </draw:line>
        <draw:line draw:style-name="gr4" draw:text-style-name="P3" draw:layer="layout" svg:x1="7.31cm" svg:y1="7.5cm" svg:x2="2.691cm" svg:y2="11.5cm">
          <text:p/>
        </draw:line>
        <draw:line draw:style-name="gr4" draw:text-style-name="P3" draw:layer="layout" svg:x1="15.31cm" svg:y1="7.5cm" svg:x2="10.691cm" svg:y2="11.5cm">
          <text:p/>
        </draw:line>
        <draw:line draw:style-name="gr4" draw:text-style-name="P3" draw:layer="layout" svg:x1="1cm" svg:y1="9.5cm" svg:x2="17cm" svg:y2="9.5cm">
          <text:p/>
        </draw:line>
        <draw:line draw:style-name="gr1" draw:text-style-name="P1" draw:layer="layout" svg:x1="-1.8cm" svg:y1="11.9cm" svg:x2="3.4cm" svg:y2="7.4cm">
          <text:p/>
        </draw:line>
        <draw:line draw:style-name="gr1" draw:text-style-name="P1" draw:layer="layout" svg:x1="20cm" svg:y1="7.5cm" svg:x2="3.2cm" svg:y2="7.5cm">
          <text:p/>
        </draw:line>
        <draw:frame draw:style-name="gr10" draw:text-style-name="P5" draw:layer="layout" svg:width="2cm" svg:height="0.806cm" svg:x="17cm" svg:y="9.438cm">
          <draw:text-box>
            <text:p text:style-name="P4"><text:span text:style-name="T1">2: 2</text:span>х4</text:p>
          </draw:text-box>
        </draw:frame>
        <draw:frame draw:style-name="gr6" draw:text-style-name="P7" draw:layer="layout" svg:width="0.7cm" svg:height="1cm" svg:x="-1.8cm" svg:y="10.709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19.1cm" svg:y="7.4cm">
          <draw:text-box>
            <text:p text:style-name="P6"><text:span text:style-name="T2">x</text:span></text:p>
          </draw:text-box>
        </draw:frame>
        <draw:custom-shape draw:style-name="gr7" draw:text-style-name="P2" draw:layer="layout" svg:width="16cm" svg:height="4cm" draw:transform="skewX (0.857131195654415) translate (3.309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-1.8cm" svg:y1="7.4cm" svg:x2="3.4cm" svg:y2="2.9cm">
          <text:p/>
        </draw:line>
        <draw:line draw:style-name="gr1" draw:text-style-name="P1" draw:layer="layout" svg:x1="20cm" svg:y1="3cm" svg:x2="3.2cm" svg:y2="3cm">
          <text:p/>
        </draw:line>
        <draw:line draw:style-name="gr3" draw:text-style-name="P3" draw:layer="layout" svg:x1="11.31cm" svg:y1="3cm" svg:x2="6.691cm" svg:y2="7cm">
          <text:p/>
        </draw:line>
        <draw:frame draw:style-name="gr12" draw:text-style-name="P5" draw:layer="layout" svg:width="2cm" svg:height="0.806cm" svg:x="17.1cm" svg:y="4.9cm">
          <draw:text-box>
            <text:p text:style-name="P4"><text:span text:style-name="T1">3: </text:span><text:span text:style-name="T3">1</text:span>х2</text:p>
          </draw:text-box>
        </draw:frame>
        <draw:frame draw:style-name="gr13" draw:text-style-name="P7" draw:layer="layout" svg:width="0.8cm" svg:height="1.1cm" svg:x="-1.8cm" svg:y="6.4cm">
          <draw:text-box>
            <text:p text:style-name="P6"><text:span text:style-name="T2">y</text:span></text:p>
          </draw:text-box>
        </draw:frame>
        <draw:frame draw:style-name="gr14" draw:text-style-name="P7" draw:layer="layout" svg:width="0.7cm" svg:height="1cm" svg:x="19.1cm" svg:y="2.8cm">
          <draw:text-box>
            <text:p text:style-name="P6"><text:span text:style-name="T2">x</text:span></text:p>
          </draw:text-box>
        </draw:frame>
        <draw:custom-shape draw:style-name="gr2" draw:text-style-name="P2" draw:layer="layout" svg:width="17cm" svg:height="4.5cm" draw:transform="skewX (0.857131195654415) translate (3.298cm 21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298cm" svg:y1="21.009cm" svg:x2="14.102cm" svg:y2="25.509cm">
          <text:p/>
        </draw:line>
        <draw:line draw:style-name="gr4" draw:text-style-name="P3" draw:layer="layout" svg:x1="-1.321cm" svg:y1="25.009cm" svg:x2="15.679cm" svg:y2="25.009cm">
          <text:p/>
        </draw:line>
        <draw:line draw:style-name="gr3" draw:text-style-name="P3" draw:layer="layout" svg:x1="11.298cm" svg:y1="21.009cm" svg:x2="6.102cm" svg:y2="25.509cm">
          <text:p/>
        </draw:line>
        <draw:line draw:style-name="gr3" draw:text-style-name="P3" draw:layer="layout" svg:x1="7.298cm" svg:y1="21.009cm" svg:x2="2.102cm" svg:y2="25.509cm">
          <text:p/>
        </draw:line>
        <draw:line draw:style-name="gr3" draw:text-style-name="P3" draw:layer="layout" svg:x1="15.298cm" svg:y1="21.009cm" svg:x2="10.102cm" svg:y2="25.509cm">
          <text:p/>
        </draw:line>
        <draw:line draw:style-name="gr4" draw:text-style-name="P3" draw:layer="layout" svg:x1="0.989cm" svg:y1="23.009cm" svg:x2="17.989cm" svg:y2="23.009cm">
          <text:p/>
        </draw:line>
        <draw:line draw:style-name="gr4" draw:text-style-name="P3" draw:layer="layout" svg:x1="2.143cm" svg:y1="22.009cm" svg:x2="19.143cm" svg:y2="22.009cm">
          <text:p/>
        </draw:line>
        <draw:line draw:style-name="gr4" draw:text-style-name="P3" draw:layer="layout" svg:x1="-0.166cm" svg:y1="24.009cm" svg:x2="16.834cm" svg:y2="24.009cm">
          <text:p/>
        </draw:line>
        <draw:line draw:style-name="gr3" draw:text-style-name="P3" draw:layer="layout" svg:x1="5.298cm" svg:y1="21.009cm" svg:x2="0.102cm" svg:y2="25.509cm">
          <text:p/>
        </draw:line>
        <draw:line draw:style-name="gr3" draw:text-style-name="P3" draw:layer="layout" svg:x1="9.298cm" svg:y1="21.009cm" svg:x2="4.102cm" svg:y2="25.509cm">
          <text:p/>
        </draw:line>
        <draw:line draw:style-name="gr3" draw:text-style-name="P3" draw:layer="layout" svg:x1="13.298cm" svg:y1="21.009cm" svg:x2="8.102cm" svg:y2="25.509cm">
          <text:p/>
        </draw:line>
        <draw:line draw:style-name="gr3" draw:text-style-name="P3" draw:layer="layout" svg:x1="17.298cm" svg:y1="21.009cm" svg:x2="12.102cm" svg:y2="25.509cm">
          <text:p/>
        </draw:line>
        <draw:line draw:style-name="gr4" draw:text-style-name="P3" draw:layer="layout" svg:x1="4.298cm" svg:y1="21.009cm" svg:x2="-0.898cm" svg:y2="25.509cm">
          <text:p/>
        </draw:line>
        <draw:line draw:style-name="gr4" draw:text-style-name="P3" draw:layer="layout" svg:x1="6.298cm" svg:y1="21.009cm" svg:x2="1.102cm" svg:y2="25.509cm">
          <text:p/>
        </draw:line>
        <draw:line draw:style-name="gr4" draw:text-style-name="P3" draw:layer="layout" svg:x1="8.298cm" svg:y1="21.009cm" svg:x2="3.102cm" svg:y2="25.509cm">
          <text:p/>
        </draw:line>
        <draw:line draw:style-name="gr4" draw:text-style-name="P3" draw:layer="layout" svg:x1="10.298cm" svg:y1="21.009cm" svg:x2="5.102cm" svg:y2="25.509cm">
          <text:p/>
        </draw:line>
        <draw:line draw:style-name="gr4" draw:text-style-name="P3" draw:layer="layout" svg:x1="12.298cm" svg:y1="21.009cm" svg:x2="7.102cm" svg:y2="25.509cm">
          <text:p/>
        </draw:line>
        <draw:line draw:style-name="gr4" draw:text-style-name="P3" draw:layer="layout" svg:x1="14.298cm" svg:y1="21.009cm" svg:x2="9.102cm" svg:y2="25.509cm">
          <text:p/>
        </draw:line>
        <draw:line draw:style-name="gr4" draw:text-style-name="P3" draw:layer="layout" svg:x1="16.298cm" svg:y1="21.009cm" svg:x2="11.102cm" svg:y2="25.509cm">
          <text:p/>
        </draw:line>
        <draw:line draw:style-name="gr4" draw:text-style-name="P3" draw:layer="layout" svg:x1="18.298cm" svg:y1="21.009cm" svg:x2="13.102cm" svg:y2="25.509cm">
          <text:p/>
        </draw:line>
        <draw:line draw:style-name="gr3" draw:text-style-name="P3" draw:layer="layout" svg:x1="2.721cm" svg:y1="21.509cm" svg:x2="19.721cm" svg:y2="21.509cm">
          <text:p/>
        </draw:line>
        <draw:line draw:style-name="gr3" draw:text-style-name="P3" draw:layer="layout" svg:x1="1.566cm" svg:y1="22.509cm" svg:x2="18.566cm" svg:y2="22.509cm">
          <text:p/>
        </draw:line>
        <draw:line draw:style-name="gr3" draw:text-style-name="P3" draw:layer="layout" svg:x1="0.411cm" svg:y1="23.509cm" svg:x2="17.411cm" svg:y2="23.509cm">
          <text:p/>
        </draw:line>
        <draw:line draw:style-name="gr3" draw:text-style-name="P3" draw:layer="layout" svg:x1="-0.743cm" svg:y1="24.509cm" svg:x2="16.257cm" svg:y2="24.509cm">
          <text:p/>
        </draw:line>
        <draw:line draw:style-name="gr1" draw:text-style-name="P1" draw:layer="layout" svg:x1="-2.4cm" svg:y1="25.909cm" svg:x2="3.4cm" svg:y2="20.909cm">
          <text:p/>
        </draw:line>
        <draw:line draw:style-name="gr1" draw:text-style-name="P1" draw:layer="layout" svg:x1="21cm" svg:y1="21.009cm" svg:x2="3.2cm" svg:y2="21.009cm">
          <text:p/>
        </draw:line>
        <draw:frame draw:style-name="gr5" draw:text-style-name="P5" draw:layer="layout" svg:width="2.5cm" svg:height="1.361cm" svg:x="17.5cm" svg:y="23.547cm">
          <draw:text-box>
            <text:p text:style-name="P4"><text:span text:style-name="T1">0</text:span>: 9х17<text:line-break/>yx: 1;0</text:p>
          </draw:text-box>
        </draw:frame>
        <draw:frame draw:style-name="gr6" draw:text-style-name="P7" draw:layer="layout" svg:width="0.7cm" svg:height="1cm" svg:x="-2.3cm" svg:y="24.718cm">
          <draw:text-box>
            <text:p text:style-name="P6"><text:span text:style-name="T2">y</text:span></text:p>
          </draw:text-box>
        </draw:frame>
        <draw:frame draw:style-name="gr6" draw:text-style-name="P7" draw:layer="layout" svg:width="0.7cm" svg:height="1cm" svg:x="20cm" svg:y="20.909cm">
          <draw:text-box>
            <text:p text:style-name="P6"><text:span text:style-name="T2">x</text:span></text:p>
          </draw:text-box>
        </draw:frame>
        <draw:line draw:style-name="gr15" draw:text-style-name="P1" draw:layer="layout" svg:x1="19.3cm" svg:y1="3.009cm" svg:x2="19.3cm" svg:y2="21.009cm">
          <text:p/>
        </draw:line>
        <draw:line draw:style-name="gr15" draw:text-style-name="P1" draw:layer="layout" svg:x1="14.7cm" svg:y1="7.009cm" svg:x2="14.7cm" svg:y2="24.909cm">
          <text:p/>
        </draw:line>
        <draw:line draw:style-name="gr15" draw:text-style-name="P1" draw:layer="layout" svg:x1="-1.3cm" svg:y1="7.109cm" svg:x2="-1.3cm" svg:y2="25.009cm">
          <text:p/>
        </draw:line>
        <draw:g>
          <draw:frame draw:style-name="gr16" draw:text-style-name="P9" draw:layer="layout" svg:width="0.7cm" svg:height="0.645cm" svg:x="3.5cm" svg:y="20.509cm">
            <draw:text-box>
              <text:p text:style-name="P8">0 </text:p>
            </draw:text-box>
          </draw:frame>
          <draw:frame draw:style-name="gr10" draw:text-style-name="P9" draw:layer="layout" svg:width="0.9cm" svg:height="0.645cm" svg:x="19.3cm" svg:y="20.509cm">
            <draw:text-box>
              <text:p text:style-name="P8">16 </text:p>
            </draw:text-box>
          </draw:frame>
          <draw:frame draw:style-name="gr16" draw:text-style-name="P9" draw:layer="layout" svg:width="0.7cm" svg:height="0.645cm" svg:x="11.4cm" svg:y="20.464cm">
            <draw:text-box>
              <text:p text:style-name="P8">8 </text:p>
            </draw:text-box>
          </draw:frame>
          <draw:frame draw:style-name="gr16" draw:text-style-name="P9" draw:layer="layout" svg:width="0.7cm" svg:height="0.645cm" svg:x="7.4cm" svg:y="20.464cm">
            <draw:text-box>
              <text:p text:style-name="P8">4 </text:p>
            </draw:text-box>
          </draw:frame>
          <draw:frame draw:style-name="gr16" draw:text-style-name="P9" draw:layer="layout" svg:width="0.9cm" svg:height="0.645cm" svg:x="15.4cm" svg:y="20.509cm">
            <draw:text-box>
              <text:p text:style-name="P8">12 </text:p>
            </draw:text-box>
          </draw:frame>
        </draw:g>
        <draw:g>
          <draw:frame draw:style-name="gr16" draw:text-style-name="P9" draw:layer="layout" svg:width="0.7cm" svg:height="0.645cm" svg:x="3.4cm" svg:y="15.954cm">
            <draw:text-box>
              <text:p text:style-name="P8">0 </text:p>
            </draw:text-box>
          </draw:frame>
          <draw:frame draw:style-name="gr10" draw:text-style-name="P9" draw:layer="layout" svg:width="0.9cm" svg:height="0.645cm" svg:x="19.2cm" svg:y="15.954cm">
            <draw:text-box>
              <text:p text:style-name="P8">16 </text:p>
            </draw:text-box>
          </draw:frame>
          <draw:frame draw:style-name="gr16" draw:text-style-name="P9" draw:layer="layout" svg:width="0.7cm" svg:height="0.645cm" svg:x="11.3cm" svg:y="15.909cm">
            <draw:text-box>
              <text:p text:style-name="P8">8 </text:p>
            </draw:text-box>
          </draw:frame>
          <draw:frame draw:style-name="gr16" draw:text-style-name="P9" draw:layer="layout" svg:width="0.7cm" svg:height="0.645cm" svg:x="7.3cm" svg:y="15.909cm">
            <draw:text-box>
              <text:p text:style-name="P8">4 </text:p>
            </draw:text-box>
          </draw:frame>
          <draw:frame draw:style-name="gr16" draw:text-style-name="P9" draw:layer="layout" svg:width="0.9cm" svg:height="0.645cm" svg:x="15.3cm" svg:y="15.954cm">
            <draw:text-box>
              <text:p text:style-name="P8">12 </text:p>
            </draw:text-box>
          </draw:frame>
        </draw:g>
      </draw:page>
      <draw:page draw:name="page4" draw:style-name="dp1" draw:master-page-name="Обычный">
        <draw:line draw:style-name="gr1" draw:text-style-name="P1" draw:layer="layout" svg:x1="3.3cm" svg:y1="2cm" svg:x2="3.3cm" svg:y2="22.009cm">
          <text:p/>
        </draw:line>
        <draw:line draw:style-name="gr1" draw:text-style-name="P1" draw:layer="layout" svg:x1="-1.8cm" svg:y1="20.9cm" svg:x2="3.4cm" svg:y2="16.4cm">
          <text:p/>
        </draw:line>
        <draw:line draw:style-name="gr1" draw:text-style-name="P1" draw:layer="layout" svg:x1="20cm" svg:y1="16.5cm" svg:x2="3.2cm" svg:y2="16.5cm">
          <text:p/>
        </draw:line>
        <draw:path draw:style-name="gr20" draw:text-style-name="P10" draw:layer="layout" svg:width="0.256cm" svg:height="0.31cm" svg:x="-1.974cm" svg:y="20.296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custom-shape draw:style-name="gr7" draw:text-style-name="P2" draw:layer="layout" svg:width="16cm" svg:height="4cm" draw:transform="skewX (0.857131195654415) translate (3.309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16.5cm" svg:x2="6.691cm" svg:y2="20.5cm">
          <text:p/>
        </draw:line>
        <draw:line draw:style-name="gr3" draw:text-style-name="P3" draw:layer="layout" svg:x1="7.31cm" svg:y1="16.5cm" svg:x2="2.691cm" svg:y2="20.5cm">
          <text:p/>
        </draw:line>
        <draw:line draw:style-name="gr3" draw:text-style-name="P3" draw:layer="layout" svg:x1="15.31cm" svg:y1="16.5cm" svg:x2="10.691cm" svg:y2="20.5cm">
          <text:p/>
        </draw:line>
        <draw:line draw:style-name="gr3" draw:text-style-name="P3" draw:layer="layout" svg:x1="1cm" svg:y1="18.5cm" svg:x2="17cm" svg:y2="18.5cm">
          <text:p/>
        </draw:line>
        <draw:line draw:style-name="gr3" draw:text-style-name="P3" draw:layer="layout" svg:x1="2.155cm" svg:y1="17.5cm" svg:x2="18.155cm" svg:y2="17.5cm">
          <text:p/>
        </draw:line>
        <draw:line draw:style-name="gr3" draw:text-style-name="P3" draw:layer="layout" svg:x1="-0.155cm" svg:y1="19.5cm" svg:x2="15.845cm" svg:y2="19.5cm">
          <text:p/>
        </draw:line>
        <draw:line draw:style-name="gr3" draw:text-style-name="P3" draw:layer="layout" svg:x1="5.31cm" svg:y1="16.5cm" svg:x2="0.691cm" svg:y2="20.5cm">
          <text:p/>
        </draw:line>
        <draw:line draw:style-name="gr3" draw:text-style-name="P3" draw:layer="layout" svg:x1="9.31cm" svg:y1="16.5cm" svg:x2="4.691cm" svg:y2="20.5cm">
          <text:p/>
        </draw:line>
        <draw:line draw:style-name="gr3" draw:text-style-name="P3" draw:layer="layout" svg:x1="13.31cm" svg:y1="16.5cm" svg:x2="8.691cm" svg:y2="20.5cm">
          <text:p/>
        </draw:line>
        <draw:line draw:style-name="gr3" draw:text-style-name="P3" draw:layer="layout" svg:x1="17.31cm" svg:y1="16.5cm" svg:x2="12.691cm" svg:y2="20.5cm">
          <text:p/>
        </draw:line>
        <draw:line draw:style-name="gr4" draw:text-style-name="P3" draw:layer="layout" svg:x1="4.31cm" svg:y1="16.5cm" svg:x2="-0.309cm" svg:y2="20.5cm">
          <text:p/>
        </draw:line>
        <draw:line draw:style-name="gr4" draw:text-style-name="P3" draw:layer="layout" svg:x1="6.31cm" svg:y1="16.5cm" svg:x2="1.691cm" svg:y2="20.5cm">
          <text:p/>
        </draw:line>
        <draw:line draw:style-name="gr4" draw:text-style-name="P3" draw:layer="layout" svg:x1="8.31cm" svg:y1="16.5cm" svg:x2="3.691cm" svg:y2="20.5cm">
          <text:p/>
        </draw:line>
        <draw:line draw:style-name="gr4" draw:text-style-name="P3" draw:layer="layout" svg:x1="10.31cm" svg:y1="16.5cm" svg:x2="5.691cm" svg:y2="20.5cm">
          <text:p/>
        </draw:line>
        <draw:line draw:style-name="gr4" draw:text-style-name="P3" draw:layer="layout" svg:x1="12.31cm" svg:y1="16.5cm" svg:x2="7.691cm" svg:y2="20.5cm">
          <text:p/>
        </draw:line>
        <draw:line draw:style-name="gr4" draw:text-style-name="P3" draw:layer="layout" svg:x1="14.31cm" svg:y1="16.5cm" svg:x2="9.691cm" svg:y2="20.5cm">
          <text:p/>
        </draw:line>
        <draw:line draw:style-name="gr4" draw:text-style-name="P3" draw:layer="layout" svg:x1="16.31cm" svg:y1="16.5cm" svg:x2="11.691cm" svg:y2="20.5cm">
          <text:p/>
        </draw:line>
        <draw:line draw:style-name="gr4" draw:text-style-name="P3" draw:layer="layout" svg:x1="18.31cm" svg:y1="16.5cm" svg:x2="13.691cm" svg:y2="20.5cm">
          <text:p/>
        </draw:line>
        <draw:line draw:style-name="gr4" draw:text-style-name="P3" draw:layer="layout" svg:x1="2.732cm" svg:y1="17cm" svg:x2="18.732cm" svg:y2="17cm">
          <text:p/>
        </draw:line>
        <draw:line draw:style-name="gr4" draw:text-style-name="P3" draw:layer="layout" svg:x1="1.577cm" svg:y1="18cm" svg:x2="17.577cm" svg:y2="18cm">
          <text:p/>
        </draw:line>
        <draw:line draw:style-name="gr4" draw:text-style-name="P3" draw:layer="layout" svg:x1="0.423cm" svg:y1="19cm" svg:x2="16.423cm" svg:y2="19cm">
          <text:p/>
        </draw:line>
        <draw:line draw:style-name="gr4" draw:text-style-name="P3" draw:layer="layout" svg:x1="-0.732cm" svg:y1="20cm" svg:x2="15.268cm" svg:y2="20cm">
          <text:p/>
        </draw:line>
        <draw:g>
          <draw:path draw:style-name="gr21" draw:text-style-name="P11" draw:layer="layout" svg:width="0.234cm" svg:height="0.349cm" svg:x="17.37cm" svg:y="18.767cm" svg:viewBox="0 0 235 350" svg:d="M235 175c0 57-10 101-29 131-20 29-50 44-89 44-78 0-117-58-117-175 0-41 4-74 13-100 8-25 21-44 38-57 17-12 40-18 68-18 40 0 69 15 88 44s28 73 28 131zM167 175c0-31-1-56-4-73-4-18-8-30-15-38-7-7-17-11-30-11s-24 4-31 11c-7 8-12 21-15 38s-4 42-4 73 1 56 4 73c4 18 9 30 15 38 7 7 17 11 30 11s23-4 30-12 12-21 15-38c4-18 5-42 5-72z">
            <text:p/>
          </draw:path>
          <draw:path draw:style-name="gr21" draw:text-style-name="P11" draw:layer="layout" svg:width="0.046cm" svg:height="0.26cm" svg:x="17.67cm" svg:y="18.851cm" svg:viewBox="0 0 47 261" svg:d="M0 50c0-17 0-33 0-50 16 0 31 0 47 0 0 17 0 33 0 50-16 0-31 0-47 0zM0 261c0-17 0-33 0-50 16 0 31 0 47 0 0 17 0 33 0 50-16 0-31 0-47 0z">
            <text:p/>
          </draw:path>
          <draw:path draw:style-name="gr21" draw:text-style-name="P11" draw:layer="layout" svg:width="0.231cm" svg:height="0.349cm" svg:x="17.925cm" svg:y="18.767cm" svg:viewBox="0 0 232 350" svg:d="M232 250c0 32-10 56-30 74-20 17-49 26-86 26-36 0-65-9-85-26-21-17-31-41-31-73 0-22 6-41 19-56s29-24 49-27v-1c-19-5-33-14-44-29-11-14-16-31-16-51 0-26 10-47 29-63s45-24 78-24c34 0 60 8 79 24 20 16 30 37 30 64 0 19-6 36-17 51-10 14-25 23-44 27v1c22 4 39 13 51 28s18 33 18 55zM178 90c0-38-21-57-63-57-20 0-36 5-47 14-10 10-16 24-16 43 0 20 6 35 17 45s27 15 47 15 36-5 46-14c11-9 16-25 16-46zM187 246c0-21-6-36-19-47-12-11-30-16-53-16-22 0-39 6-52 17-12 12-18 27-18 47 0 47 24 70 72 70 23 0 41-6 53-17 11-11 17-29 17-54z">
            <text:p/>
          </draw:path>
          <draw:path draw:style-name="gr21" draw:text-style-name="P11" draw:layer="layout" svg:width="0.235cm" svg:height="0.26cm" svg:x="18.186cm" svg:y="18.851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1" draw:text-style-name="P11" draw:layer="layout" svg:width="0.212cm" svg:height="0.339cm" svg:x="18.467cm" svg:y="18.772cm" svg:viewBox="0 0 213 340" svg:d="M0 340c0-12 0-25 0-37 29 0 58 0 87 0 0-87 0-174 0-262-26 19-52 37-77 55 0-14 0-27 0-41 27-18 53-37 80-55 14 0 27 0 40 0 0 101 0 202 0 303 28 0 55 0 83 0 0 12 0 25 0 37-71 0-142 0-213 0z">
            <text:p/>
          </draw:path>
          <draw:path draw:style-name="gr21" draw:text-style-name="P11" draw:layer="layout" svg:width="0.227cm" svg:height="0.349cm" svg:x="18.73cm" svg:y="18.767cm" svg:viewBox="0 0 228 350" svg:d="M228 234c0 36-10 64-29 85-20 21-46 31-81 31-38 0-67-14-88-43-20-28-30-70-30-124 0-59 11-104 32-136 21-31 51-47 90-47 51 0 83 23 97 69l-42 8c-8-28-27-42-56-42-25 0-44 12-57 35-14 23-21 56-21 100 8-14 19-26 33-33 15-8 31-12 50-12 31 0 56 10 75 29 18 20 27 47 27 80zM184 236c0-25-6-44-18-57s-29-20-51-20c-20 0-36 6-49 18-12 12-18 28-18 49 0 26 6 47 19 64s30 25 50 25c21 0 37-7 49-21s18-33 18-58z">
            <text:p/>
          </draw:path>
        </draw:g>
        <draw:path draw:style-name="gr20" draw:text-style-name="P10" draw:layer="layout" svg:width="0.24cm" svg:height="0.222cm" svg:x="20.133cm" svg:y="16.096cm" svg:viewBox="0 0 241 223" svg:d="M163 223c-14-31-29-61-43-92-26 31-53 61-79 92-14 0-27 0-41 0 34-38 68-76 102-115-18-36-37-72-55-108 13 0 26 0 39 0 14 29 27 58 40 87 24-29 49-58 73-87 14 0 28 0 42 0-32 36-64 72-97 108 20 38 39 77 58 115-13 0-26 0-39 0z">
          <text:p/>
        </draw:path>
        <draw:custom-shape draw:style-name="gr7" draw:text-style-name="P2" draw:layer="layout" svg:width="16cm" svg:height="4cm" draw:transform="skewX (0.857131195654415) translate (3.30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1cm" svg:y1="12cm" svg:x2="6.691cm" svg:y2="16cm">
          <text:p/>
        </draw:line>
        <draw:line draw:style-name="gr8" draw:text-style-name="P1" draw:layer="layout" svg:x1="7.31cm" svg:y1="12cm" svg:x2="2.691cm" svg:y2="16cm">
          <text:p/>
        </draw:line>
        <draw:line draw:style-name="gr8" draw:text-style-name="P1" draw:layer="layout" svg:x1="15.31cm" svg:y1="12cm" svg:x2="10.691cm" svg:y2="16cm">
          <text:p/>
        </draw:line>
        <draw:line draw:style-name="gr8" draw:text-style-name="P1" draw:layer="layout" svg:x1="1cm" svg:y1="14cm" svg:x2="17cm" svg:y2="14cm">
          <text:p/>
        </draw:line>
        <draw:line draw:style-name="gr9" draw:text-style-name="P1" draw:layer="layout" svg:x1="2.155cm" svg:y1="13cm" svg:x2="18.155cm" svg:y2="13cm">
          <text:p/>
        </draw:line>
        <draw:line draw:style-name="gr9" draw:text-style-name="P1" draw:layer="layout" svg:x1="-0.155cm" svg:y1="15cm" svg:x2="15.845cm" svg:y2="15cm">
          <text:p/>
        </draw:line>
        <draw:line draw:style-name="gr9" draw:text-style-name="P1" draw:layer="layout" svg:x1="5.31cm" svg:y1="12cm" svg:x2="0.691cm" svg:y2="16cm">
          <text:p/>
        </draw:line>
        <draw:line draw:style-name="gr9" draw:text-style-name="P1" draw:layer="layout" svg:x1="9.31cm" svg:y1="12cm" svg:x2="4.691cm" svg:y2="16cm">
          <text:p/>
        </draw:line>
        <draw:line draw:style-name="gr9" draw:text-style-name="P1" draw:layer="layout" svg:x1="13.31cm" svg:y1="12cm" svg:x2="8.691cm" svg:y2="16cm">
          <text:p/>
        </draw:line>
        <draw:line draw:style-name="gr9" draw:text-style-name="P1" draw:layer="layout" svg:x1="17.31cm" svg:y1="12cm" svg:x2="12.691cm" svg:y2="16cm">
          <text:p/>
        </draw:line>
        <draw:g>
          <draw:line draw:style-name="gr1" draw:text-style-name="P1" draw:layer="layout" svg:x1="-1.8cm" svg:y1="16.4cm" svg:x2="3.4cm" svg:y2="11.9cm">
            <text:p/>
          </draw:line>
          <draw:line draw:style-name="gr1" draw:text-style-name="P1" draw:layer="layout" svg:x1="20cm" svg:y1="12cm" svg:x2="3.2cm" svg:y2="12cm">
            <text:p/>
          </draw:line>
        </draw:g>
        <draw:g>
          <draw:path draw:style-name="gr22" draw:text-style-name="P11" draw:layer="layout" svg:width="0.229cm" svg:height="0.339cm" svg:x="17.281cm" svg:y="14.272cm" svg:viewBox="0 0 230 340" svg:d="M0 340c0-17 0-33 0-50 28 0 56 0 84 0 0-77 0-155 0-232-27 17-54 34-81 51 0-18 0-36 0-53 28-19 56-37 85-56 21 0 43 0 64 0 0 97 0 193 0 290 26 0 52 0 78 0 0 17 0 33 0 50-77 0-153 0-230 0z">
            <text:p/>
          </draw:path>
          <draw:path draw:style-name="gr22" draw:text-style-name="P11" draw:layer="layout" svg:width="0.046cm" svg:height="0.26cm" svg:x="17.57cm" svg:y="14.351cm" svg:viewBox="0 0 47 261" svg:d="M0 50c0-17 0-33 0-50 16 0 31 0 47 0 0 17 0 33 0 50-16 0-31 0-47 0zM0 261c0-17 0-33 0-50 16 0 31 0 47 0 0 17 0 33 0 50-16 0-31 0-47 0z">
            <text:p/>
          </draw:path>
          <draw:path draw:style-name="gr22" draw:text-style-name="P11" draw:layer="layout" svg:width="0.248cm" svg:height="0.339cm" svg:x="17.815cm" svg:y="14.272cm" svg:viewBox="0 0 249 340" svg:d="M201 263v77h-41v-77h-160v-34l156-229h45v229h48v34zM160 49c0 1-2 5-6 13-5 7-8 13-10 16l-87 128-13 18-4 5h120z">
            <text:p/>
          </draw:path>
          <draw:path draw:style-name="gr22" draw:text-style-name="P11" draw:layer="layout" svg:width="0.235cm" svg:height="0.26cm" svg:x="18.086cm" svg:y="14.351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2" draw:text-style-name="P11" draw:layer="layout" svg:width="0.231cm" svg:height="0.349cm" svg:x="18.35cm" svg:y="14.267cm" svg:viewBox="0 0 232 350" svg:d="M232 250c0 32-10 56-30 74-20 17-49 26-86 26-36 0-65-9-85-26-21-17-31-41-31-73 0-22 6-41 19-56s29-24 49-27v-1c-19-5-33-14-44-29-11-14-16-31-16-51 0-26 10-47 29-63s45-24 78-24c34 0 60 8 79 24 20 16 30 37 30 64 0 19-6 36-17 51-10 14-25 23-44 27v1c22 4 39 13 51 28s18 33 18 55zM178 90c0-38-21-57-63-57-20 0-36 5-47 14-10 10-16 24-16 43 0 20 6 35 17 45s27 15 47 15 36-5 46-14c11-9 16-25 16-46zM187 246c0-21-6-36-19-47-12-11-30-16-53-16-22 0-39 6-52 17-12 12-18 27-18 47 0 47 24 70 72 70 23 0 41-6 53-17 11-11 17-29 17-54z">
            <text:p/>
          </draw:path>
        </draw:g>
        <draw:path draw:style-name="gr20" draw:text-style-name="P10" draw:layer="layout" svg:width="0.256cm" svg:height="0.31cm" svg:x="-2.1cm" svg:y="15.898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path draw:style-name="gr20" draw:text-style-name="P10" draw:layer="layout" svg:width="0.24cm" svg:height="0.222cm" svg:x="19.633cm" svg:y="11.496cm" svg:viewBox="0 0 241 223" svg:d="M163 223c-14-31-29-61-43-92-26 31-53 61-79 92-14 0-27 0-41 0 34-38 68-76 102-115-18-36-37-72-55-108 13 0 26 0 39 0 14 29 27 58 40 87 24-29 49-58 73-87 14 0 28 0 42 0-32 36-64 72-97 108 20 38 39 77 58 115-13 0-26 0-39 0z">
          <text:p/>
        </draw:path>
        <draw:custom-shape draw:style-name="gr7" draw:text-style-name="P2" draw:layer="layout" svg:width="16cm" svg:height="4cm" draw:transform="skewX (0.857131195654415) translate (3.30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7.5cm" svg:x2="6.691cm" svg:y2="11.5cm">
          <text:p/>
        </draw:line>
        <draw:line draw:style-name="gr4" draw:text-style-name="P3" draw:layer="layout" svg:x1="7.31cm" svg:y1="7.5cm" svg:x2="2.691cm" svg:y2="11.5cm">
          <text:p/>
        </draw:line>
        <draw:line draw:style-name="gr4" draw:text-style-name="P3" draw:layer="layout" svg:x1="15.31cm" svg:y1="7.5cm" svg:x2="10.691cm" svg:y2="11.5cm">
          <text:p/>
        </draw:line>
        <draw:line draw:style-name="gr4" draw:text-style-name="P3" draw:layer="layout" svg:x1="1cm" svg:y1="9.5cm" svg:x2="17cm" svg:y2="9.5cm">
          <text:p/>
        </draw:line>
        <draw:line draw:style-name="gr1" draw:text-style-name="P1" draw:layer="layout" svg:x1="-1.8cm" svg:y1="11.9cm" svg:x2="3.4cm" svg:y2="7.4cm">
          <text:p/>
        </draw:line>
        <draw:line draw:style-name="gr1" draw:text-style-name="P1" draw:layer="layout" svg:x1="20cm" svg:y1="7.5cm" svg:x2="3.2cm" svg:y2="7.5cm">
          <text:p/>
        </draw:line>
        <draw:g>
          <draw:path draw:style-name="gr22" draw:text-style-name="P11" draw:layer="layout" svg:width="0.237cm" svg:height="0.344cm" svg:x="17.267cm" svg:y="9.667cm" svg:viewBox="0 0 238 345" svg:d="M0 345v-47c9-20 21-38 38-57 16-18 37-38 62-58 23-19 40-35 50-48 9-12 14-24 14-37 0-29-15-44-45-44-14 0-25 4-33 12s-13 19-15 35l-68-4c4-31 16-56 35-72 20-17 47-25 81-25 36 0 65 8 84 25 20 17 30 40 30 70 0 16-3 31-10 44-6 12-14 24-24 35s-21 21-33 31c-12 9-23 18-34 27-12 9-22 18-31 28-10 9-16 19-21 29h158v56z">
            <text:p/>
          </draw:path>
          <draw:path draw:style-name="gr22" draw:text-style-name="P11" draw:layer="layout" svg:width="0.068cm" svg:height="0.248cm" svg:x="17.573cm" svg:y="9.763cm" svg:viewBox="0 0 69 249" svg:d="M0 68c0-23 0-45 0-68 23 0 46 0 69 0 0 23 0 45 0 68-23 0-46 0-69 0zM0 249c0-23 0-45 0-68 23 0 46 0 69 0 0 23 0 45 0 68-23 0-46 0-69 0z">
            <text:p/>
          </draw:path>
          <draw:path draw:style-name="gr22" draw:text-style-name="P11" draw:layer="layout" svg:width="0.237cm" svg:height="0.344cm" svg:x="17.847cm" svg:y="9.667cm" svg:viewBox="0 0 238 345" svg:d="M0 345v-47c9-20 21-38 38-57 16-18 37-38 62-58 23-19 40-35 50-48 9-12 14-24 14-37 0-29-15-44-45-44-14 0-25 4-33 12s-13 19-15 35l-68-4c4-31 16-56 35-72 20-17 47-25 81-25 36 0 65 8 84 25 20 17 30 40 30 70 0 16-3 31-10 44-6 12-14 24-24 35s-21 21-33 31c-12 9-23 18-34 27-12 9-22 18-31 28-10 9-16 19-21 29h158v56z">
            <text:p/>
          </draw:path>
          <draw:path draw:style-name="gr22" draw:text-style-name="P11" draw:layer="layout" svg:width="0.235cm" svg:height="0.26cm" svg:x="18.111cm" svg:y="9.751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2" draw:text-style-name="P11" draw:layer="layout" svg:width="0.248cm" svg:height="0.339cm" svg:x="18.366cm" svg:y="9.672cm" svg:viewBox="0 0 249 340" svg:d="M201 263v77h-41v-77h-160v-34l156-229h45v229h48v34zM160 49c0 1-2 5-6 13-5 7-8 13-10 16l-87 128-13 18-4 5h120z">
            <text:p/>
          </draw:path>
        </draw:g>
        <draw:path draw:style-name="gr20" draw:text-style-name="P10" draw:layer="layout" svg:width="0.24cm" svg:height="0.222cm" svg:x="19.633cm" svg:y="6.996cm" svg:viewBox="0 0 241 223" svg:d="M163 223c-14-31-29-61-43-92-26 31-53 61-79 92-14 0-27 0-41 0 34-38 68-76 102-115-18-36-37-72-55-108 13 0 26 0 39 0 14 29 27 58 40 87 24-29 49-58 73-87 14 0 28 0 42 0-32 36-64 72-97 108 20 38 39 77 58 115-13 0-26 0-39 0z">
          <text:p/>
        </draw:path>
        <draw:custom-shape draw:style-name="gr7" draw:text-style-name="P2" draw:layer="layout" svg:width="16cm" svg:height="4cm" draw:transform="skewX (0.857131195654415) translate (3.309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-1.8cm" svg:y1="7.4cm" svg:x2="3.4cm" svg:y2="2.9cm">
          <text:p/>
        </draw:line>
        <draw:line draw:style-name="gr1" draw:text-style-name="P1" draw:layer="layout" svg:x1="20cm" svg:y1="3cm" svg:x2="3.2cm" svg:y2="3cm">
          <text:p/>
        </draw:line>
        <draw:line draw:style-name="gr3" draw:text-style-name="P3" draw:layer="layout" svg:x1="11.31cm" svg:y1="3cm" svg:x2="6.691cm" svg:y2="7cm">
          <text:p/>
        </draw:line>
        <draw:g>
          <draw:path draw:style-name="gr23" draw:text-style-name="P11" draw:layer="layout" svg:width="0.245cm" svg:height="0.35cm" svg:x="17.361cm" svg:y="5.129cm" svg:viewBox="0 0 246 351" svg:d="M246 251c0 32-11 56-32 74-21 17-50 26-89 26-36 0-66-8-87-25-22-17-34-41-38-73l69-6c4 33 23 49 56 49 16 0 29-4 38-12s13-20 13-37c0-15-5-27-16-35s-27-12-49-12h-24v-55h23c19 0 34-4 44-12 9-8 14-19 14-34 0-14-4-25-11-33-8-8-20-12-35-12-14 0-25 4-34 11-8 8-13 19-14 33l-68-5c3-29 15-52 36-68 21-17 48-25 82-25 35 0 63 8 83 24s30 38 30 67c0 21-6 38-19 52-12 14-30 23-54 27v1c27 3 47 12 61 26s21 32 21 54z">
            <text:p/>
          </draw:path>
          <draw:path draw:style-name="gr23" draw:text-style-name="P11" draw:layer="layout" svg:width="0.068cm" svg:height="0.248cm" svg:x="17.673cm" svg:y="5.225cm" svg:viewBox="0 0 69 249" svg:d="M0 68c0-23 0-45 0-68 23 0 46 0 69 0 0 23 0 45 0 68-23 0-46 0-69 0zM0 249c0-23 0-45 0-68 23 0 46 0 69 0 0 23 0 45 0 68-23 0-46 0-69 0z">
            <text:p/>
          </draw:path>
          <draw:path draw:style-name="gr23" draw:text-style-name="P11" draw:layer="layout" svg:width="0.212cm" svg:height="0.339cm" svg:x="17.968cm" svg:y="5.134cm" svg:viewBox="0 0 213 340" svg:d="M0 340c0-12 0-25 0-37 29 0 58 0 87 0 0-87 0-174 0-262-26 19-52 37-77 55 0-14 0-27 0-41 27-18 53-37 80-55 14 0 27 0 40 0 0 101 0 202 0 303 28 0 55 0 83 0 0 12 0 25 0 37-71 0-142 0-213 0z">
            <text:p/>
          </draw:path>
          <draw:path draw:style-name="gr23" draw:text-style-name="P11" draw:layer="layout" svg:width="0.235cm" svg:height="0.26cm" svg:x="18.211cm" svg:y="5.213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3" draw:text-style-name="P11" draw:layer="layout" svg:width="0.224cm" svg:height="0.344cm" svg:x="18.48cm" svg:y="5.129cm" svg:viewBox="0 0 225 345" svg:d="M0 345v-31c8-19 18-35 30-50 12-14 24-27 37-39 13-11 26-22 39-32s24-20 35-30c10-10 18-20 25-31 6-11 9-24 9-37 0-19-5-33-16-44-11-10-26-15-46-15-18 0-34 5-46 15s-19 24-21 42l-44-4c3-27 15-49 35-65 19-16 45-24 76-24 35 0 61 8 79 24 19 16 28 39 28 69 0 13-3 26-9 39s-15 26-27 39c-12 14-35 34-68 61-19 15-34 29-45 41s-18 24-23 35h177v37z">
            <text:p/>
          </draw:path>
        </draw:g>
        <draw:path draw:style-name="gr24" draw:text-style-name="P10" draw:layer="layout" svg:width="0.24cm" svg:height="0.222cm" svg:x="19.733cm" svg:y="2.496cm" svg:viewBox="0 0 241 223" svg:d="M163 223c-14-31-29-61-43-92-26 31-53 61-79 92-14 0-27 0-41 0 34-38 68-76 102-115-18-36-37-72-55-108 13 0 26 0 39 0 14 29 27 58 40 87 24-29 49-58 73-87 14 0 28 0 42 0-32 36-64 72-97 108 20 38 39 77 58 115-13 0-26 0-39 0z">
          <text:p/>
        </draw:path>
        <draw:line draw:style-name="gr15" draw:text-style-name="P1" draw:layer="layout" svg:x1="19.3cm" svg:y1="3.009cm" svg:x2="19.3cm" svg:y2="22.009cm">
          <text:p/>
        </draw:line>
        <draw:line draw:style-name="gr15" draw:text-style-name="P1" draw:layer="layout" svg:x1="14.7cm" svg:y1="7.009cm" svg:x2="14.7cm" svg:y2="26.009cm">
          <text:p/>
        </draw:line>
        <draw:line draw:style-name="gr15" draw:text-style-name="P1" draw:layer="layout" svg:x1="-1.3cm" svg:y1="7.109cm" svg:x2="-1.3cm" svg:y2="25.909cm">
          <text:p/>
        </draw:line>
        <draw:custom-shape draw:style-name="gr2" draw:text-style-name="P2" draw:layer="layout" svg:width="17cm" svg:height="4.5cm" draw:transform="skewX (0.857131195654415) translate (2.898cm 21.4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8.898cm" svg:y1="21.409cm" svg:x2="13.702cm" svg:y2="25.909cm">
          <text:p/>
        </draw:line>
        <draw:line draw:style-name="gr4" draw:text-style-name="P3" draw:layer="layout" svg:x1="-1.721cm" svg:y1="25.409cm" svg:x2="15.279cm" svg:y2="25.409cm">
          <text:p/>
        </draw:line>
        <draw:line draw:style-name="gr4" draw:text-style-name="P3" draw:layer="layout" svg:x1="10.898cm" svg:y1="21.409cm" svg:x2="5.702cm" svg:y2="25.909cm">
          <text:p/>
        </draw:line>
        <draw:line draw:style-name="gr4" draw:text-style-name="P3" draw:layer="layout" svg:x1="6.898cm" svg:y1="21.409cm" svg:x2="1.702cm" svg:y2="25.909cm">
          <text:p/>
        </draw:line>
        <draw:line draw:style-name="gr4" draw:text-style-name="P3" draw:layer="layout" svg:x1="14.898cm" svg:y1="21.409cm" svg:x2="9.702cm" svg:y2="25.909cm">
          <text:p/>
        </draw:line>
        <draw:line draw:style-name="gr4" draw:text-style-name="P3" draw:layer="layout" svg:x1="0.589cm" svg:y1="23.409cm" svg:x2="17.589cm" svg:y2="23.409cm">
          <text:p/>
        </draw:line>
        <draw:line draw:style-name="gr4" draw:text-style-name="P3" draw:layer="layout" svg:x1="1.743cm" svg:y1="22.409cm" svg:x2="18.743cm" svg:y2="22.409cm">
          <text:p/>
        </draw:line>
        <draw:line draw:style-name="gr4" draw:text-style-name="P3" draw:layer="layout" svg:x1="-0.566cm" svg:y1="24.409cm" svg:x2="16.434cm" svg:y2="24.409cm">
          <text:p/>
        </draw:line>
        <draw:line draw:style-name="gr4" draw:text-style-name="P3" draw:layer="layout" svg:x1="4.898cm" svg:y1="21.409cm" svg:x2="-0.298cm" svg:y2="25.909cm">
          <text:p/>
        </draw:line>
        <draw:line draw:style-name="gr4" draw:text-style-name="P3" draw:layer="layout" svg:x1="8.898cm" svg:y1="21.409cm" svg:x2="3.702cm" svg:y2="25.909cm">
          <text:p/>
        </draw:line>
        <draw:line draw:style-name="gr4" draw:text-style-name="P3" draw:layer="layout" svg:x1="12.898cm" svg:y1="21.409cm" svg:x2="7.702cm" svg:y2="25.909cm">
          <text:p/>
        </draw:line>
        <draw:line draw:style-name="gr4" draw:text-style-name="P3" draw:layer="layout" svg:x1="16.898cm" svg:y1="21.409cm" svg:x2="11.702cm" svg:y2="25.909cm">
          <text:p/>
        </draw:line>
        <draw:line draw:style-name="gr3" draw:text-style-name="P3" draw:layer="layout" svg:x1="3.898cm" svg:y1="21.409cm" svg:x2="-1.298cm" svg:y2="25.909cm">
          <text:p/>
        </draw:line>
        <draw:line draw:style-name="gr3" draw:text-style-name="P3" draw:layer="layout" svg:x1="5.898cm" svg:y1="21.409cm" svg:x2="0.702cm" svg:y2="25.909cm">
          <text:p/>
        </draw:line>
        <draw:line draw:style-name="gr3" draw:text-style-name="P3" draw:layer="layout" svg:x1="7.898cm" svg:y1="21.409cm" svg:x2="2.702cm" svg:y2="25.909cm">
          <text:p/>
        </draw:line>
        <draw:line draw:style-name="gr3" draw:text-style-name="P3" draw:layer="layout" svg:x1="9.898cm" svg:y1="21.409cm" svg:x2="4.702cm" svg:y2="25.909cm">
          <text:p/>
        </draw:line>
        <draw:line draw:style-name="gr3" draw:text-style-name="P3" draw:layer="layout" svg:x1="11.898cm" svg:y1="21.409cm" svg:x2="6.702cm" svg:y2="25.909cm">
          <text:p/>
        </draw:line>
        <draw:line draw:style-name="gr3" draw:text-style-name="P3" draw:layer="layout" svg:x1="13.898cm" svg:y1="21.409cm" svg:x2="8.702cm" svg:y2="25.909cm">
          <text:p/>
        </draw:line>
        <draw:line draw:style-name="gr3" draw:text-style-name="P3" draw:layer="layout" svg:x1="15.898cm" svg:y1="21.409cm" svg:x2="10.702cm" svg:y2="25.909cm">
          <text:p/>
        </draw:line>
        <draw:line draw:style-name="gr3" draw:text-style-name="P3" draw:layer="layout" svg:x1="17.898cm" svg:y1="21.409cm" svg:x2="12.702cm" svg:y2="25.909cm">
          <text:p/>
        </draw:line>
        <draw:line draw:style-name="gr3" draw:text-style-name="P3" draw:layer="layout" svg:x1="2.321cm" svg:y1="21.909cm" svg:x2="19.321cm" svg:y2="21.909cm">
          <text:p/>
        </draw:line>
        <draw:line draw:style-name="gr3" draw:text-style-name="P3" draw:layer="layout" svg:x1="1.166cm" svg:y1="22.909cm" svg:x2="18.166cm" svg:y2="22.909cm">
          <text:p/>
        </draw:line>
        <draw:line draw:style-name="gr3" draw:text-style-name="P3" draw:layer="layout" svg:x1="0.011cm" svg:y1="23.909cm" svg:x2="17.011cm" svg:y2="23.909cm">
          <text:p/>
        </draw:line>
        <draw:line draw:style-name="gr3" draw:text-style-name="P3" draw:layer="layout" svg:x1="-1.143cm" svg:y1="24.909cm" svg:x2="15.857cm" svg:y2="24.909cm">
          <text:p/>
        </draw:line>
        <draw:line draw:style-name="gr1" draw:text-style-name="P1" draw:layer="layout" svg:x1="-2.4cm" svg:y1="26.809cm" svg:x2="3.4cm" svg:y2="21.809cm">
          <text:p/>
        </draw:line>
        <draw:line draw:style-name="gr1" draw:text-style-name="P1" draw:layer="layout" svg:x1="20.7cm" svg:y1="21.909cm" svg:x2="3.1cm" svg:y2="21.909cm">
          <text:p/>
        </draw:line>
        <draw:g>
          <draw:path draw:style-name="gr21" draw:text-style-name="P11" draw:layer="layout" svg:width="0.234cm" svg:height="0.349cm" svg:x="17.37cm" svg:y="24.176cm" svg:viewBox="0 0 235 350" svg:d="M235 175c0 57-10 101-29 131-20 29-50 44-89 44-78 0-117-58-117-175 0-41 4-74 13-100 8-25 21-44 38-57 17-12 40-18 68-18 40 0 69 15 88 44s28 73 28 131zM167 175c0-31-1-56-4-73-4-18-8-30-15-38-7-7-17-11-30-11s-24 4-31 11c-7 8-12 21-15 38s-4 42-4 73 1 56 4 73c4 18 9 30 15 38 7 7 17 11 30 11s23-4 30-12 12-21 15-38c4-18 5-42 5-72z">
            <text:p/>
          </draw:path>
          <draw:path draw:style-name="gr21" draw:text-style-name="P11" draw:layer="layout" svg:width="0.046cm" svg:height="0.26cm" svg:x="17.67cm" svg:y="24.26cm" svg:viewBox="0 0 47 261" svg:d="M0 50c0-17 0-33 0-50 16 0 31 0 47 0 0 17 0 33 0 50-16 0-31 0-47 0zM0 261c0-17 0-33 0-50 16 0 31 0 47 0 0 17 0 33 0 50-16 0-31 0-47 0z">
            <text:p/>
          </draw:path>
          <draw:path draw:style-name="gr21" draw:text-style-name="P11" draw:layer="layout" svg:width="0.227cm" svg:height="0.349cm" svg:x="17.927cm" svg:y="24.176cm" svg:viewBox="0 0 228 350" svg:d="M228 168c0 59-10 104-32 135-21 31-51 47-91 47-26 0-48-6-64-17s-27-29-34-54l42-6c8 28 27 42 57 42 25 0 44-12 58-35s21-56 21-99c-6 15-17 26-33 35-15 9-32 13-51 13-31 0-55-10-73-31-19-21-28-49-28-84s10-63 30-83c20-21 48-31 83-31 38 0 67 14 86 42 20 28 29 70 29 126zM181 126c0-27-6-49-19-66-12-17-29-25-50-25s-38 7-50 21c-12 15-18 34-18 58 0 25 6 45 18 59 12 15 29 22 49 22 13 0 25-3 35-9 11-5 20-13 26-24 6-10 9-22 9-36z">
            <text:p/>
          </draw:path>
          <draw:path draw:style-name="gr21" draw:text-style-name="P11" draw:layer="layout" svg:width="0.235cm" svg:height="0.26cm" svg:x="18.186cm" svg:y="24.26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1" draw:text-style-name="P11" draw:layer="layout" svg:width="0.212cm" svg:height="0.339cm" svg:x="18.467cm" svg:y="24.181cm" svg:viewBox="0 0 213 340" svg:d="M0 340c0-12 0-25 0-37 29 0 58 0 87 0 0-87 0-174 0-262-26 19-52 37-77 55 0-14 0-27 0-41 27-18 53-37 80-55 14 0 27 0 40 0 0 101 0 202 0 303 28 0 55 0 83 0 0 12 0 25 0 37-71 0-142 0-213 0z">
            <text:p/>
          </draw:path>
          <draw:path draw:style-name="gr21" draw:text-style-name="P11" draw:layer="layout" svg:width="0.224cm" svg:height="0.339cm" svg:x="18.73cm" svg:y="24.181cm" svg:viewBox="0 0 225 340" svg:d="M225 35c-35 53-60 95-74 125s-25 60-32 89-11 60-11 91h-45c0-43 9-89 27-137 19-48 50-103 93-166h-183v-37h225z">
            <text:p/>
          </draw:path>
          <draw:path draw:style-name="gr21" draw:text-style-name="P11" draw:layer="layout" svg:width="0.244cm" svg:height="0.363cm" svg:x="17.351cm" svg:y="24.815cm" svg:viewBox="0 0 245 364" svg:d="M45 364c-12 0-22-1-30-3v-32c6 1 13 1 20 1 27 0 49-20 64-60l4-10-103-260h46l55 144c1 3 2 5 3 8s5 14 11 32 9 28 10 30l17-48 57-166h46l-101 261c-10 28-20 49-30 62-9 14-19 24-31 31-11 7-24 10-38 10z">
            <text:p/>
          </draw:path>
          <draw:path draw:style-name="gr21" draw:text-style-name="P11" draw:layer="layout" svg:width="0.235cm" svg:height="0.26cm" svg:x="17.606cm" svg:y="24.815cm" svg:viewBox="0 0 236 261" svg:d="M188 261c-24-36-47-71-71-107-23 36-47 71-70 107-16 0-31 0-47 0 31-45 62-89 93-134-30-42-59-85-89-127 16 0 32 0 48 0 22 34 44 68 65 102 22-34 44-68 65-102 16 0 32 0 49 0-30 42-59 84-89 126 31 45 63 90 94 135-16 0-32 0-48 0z">
            <text:p/>
          </draw:path>
          <draw:path draw:style-name="gr21" draw:text-style-name="P11" draw:layer="layout" svg:width="0.046cm" svg:height="0.26cm" svg:x="17.895cm" svg:y="24.815cm" svg:viewBox="0 0 47 261" svg:d="M0 50c0-17 0-33 0-50 16 0 31 0 47 0 0 17 0 33 0 50-16 0-31 0-47 0zM0 261c0-17 0-33 0-50 16 0 31 0 47 0 0 17 0 33 0 50-16 0-31 0-47 0z">
            <text:p/>
          </draw:path>
          <draw:path draw:style-name="gr21" draw:text-style-name="P11" draw:layer="layout" svg:width="0.212cm" svg:height="0.339cm" svg:x="18.167cm" svg:y="24.736cm" svg:viewBox="0 0 213 340" svg:d="M0 340c0-12 0-25 0-37 29 0 58 0 87 0 0-87 0-174 0-262-26 19-52 37-77 55 0-14 0-27 0-41 27-18 53-37 80-55 14 0 27 0 40 0 0 101 0 202 0 303 28 0 55 0 83 0 0 12 0 25 0 37-71 0-142 0-213 0z">
            <text:p/>
          </draw:path>
          <draw:path draw:style-name="gr21" draw:text-style-name="P11" draw:layer="layout" svg:width="0.047cm" svg:height="0.323cm" svg:x="18.448cm" svg:y="24.815cm" svg:viewBox="0 0 48 324" svg:d="M48 211v38c0 17-1 31-4 42-3 12-8 23-14 33h-30c15-22 23-43 23-63h-22v-50zM1 50v-50h47v50z">
            <text:p/>
          </draw:path>
          <draw:path draw:style-name="gr21" draw:text-style-name="P11" draw:layer="layout" svg:width="0.212cm" svg:height="0.339cm" svg:x="18.582cm" svg:y="24.736cm" svg:viewBox="0 0 213 340" svg:d="M0 340c0-12 0-25 0-37 29 0 58 0 87 0 0-87 0-174 0-262-26 19-52 37-77 55 0-14 0-27 0-41 27-18 53-37 80-55 14 0 27 0 40 0 0 101 0 202 0 303 28 0 55 0 83 0 0 12 0 25 0 37-71 0-142 0-213 0z">
            <text:p/>
          </draw:path>
        </draw:g>
        <draw:path draw:style-name="gr20" draw:text-style-name="P10" draw:layer="layout" svg:width="0.256cm" svg:height="0.31cm" svg:x="-2.574cm" svg:y="26.096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path draw:style-name="gr20" draw:text-style-name="P10" draw:layer="layout" svg:width="0.24cm" svg:height="0.222cm" svg:x="20.333cm" svg:y="21.496cm" svg:viewBox="0 0 241 223" svg:d="M163 223c-14-31-29-61-43-92-26 31-53 61-79 92-14 0-27 0-41 0 34-38 68-76 102-115-18-36-37-72-55-108 13 0 26 0 39 0 14 29 27 58 40 87 24-29 49-58 73-87 14 0 28 0 42 0-32 36-64 72-97 108 20 38 39 77 58 115-13 0-26 0-39 0z">
          <text:p/>
        </draw:path>
        <draw:g>
          <draw:path draw:style-name="gr25" draw:text-style-name="P12" draw:layer="layout" svg:width="0.167cm" svg:height="0.248cm" svg:x="4.2cm" svg:y="21.06cm" svg:viewBox="0 0 168 249" svg:d="M168 125c0 40-7 71-21 92s-35 32-63 32-49-11-63-32-21-52-21-92c0-42 7-73 20-94 14-21 35-31 65-31 28 0 49 10 63 31s20 52 20 94zM137 124c0-35-4-60-12-76-8-15-22-23-40-23-19 0-33 8-41 23-8 16-13 41-13 76 0 34 5 59 13 75s22 24 40 24 32-8 40-24c9-16 13-41 13-75z">
            <text:p/>
          </draw:path>
          <draw:g>
            <draw:path draw:style-name="gr22" draw:text-style-name="P12" draw:layer="layout" svg:width="0.151cm" svg:height="0.242cm" svg:x="20.013cm" svg:y="21.063cm" svg:viewBox="0 0 152 243" svg:d="M0 243c0-9 0-17 0-26 21 0 41 0 62 0 0-62 0-125 0-187-18 13-37 26-55 39 0-10 0-20 0-29 19-14 38-27 57-40 10 0 20 0 29 0 0 72 0 145 0 217 20 0 39 0 59 0 0 9 0 17 0 26-51 0-101 0-152 0z">
              <text:p/>
            </draw:path>
            <draw:path draw:style-name="gr22" draw:text-style-name="P12" draw:layer="layout" svg:width="0.162cm" svg:height="0.248cm" svg:x="20.199cm" svg:y="21.06cm" svg:viewBox="0 0 163 249" svg:d="M163 166c0 26-7 46-21 61s-33 22-58 22c-27 0-48-10-62-30-15-21-22-50-22-89 0-42 8-74 23-96 15-23 36-34 64-34 36 0 59 16 69 49l-30 6c-6-20-19-30-40-30-17 0-31 8-41 25-9 16-14 40-14 71 5-10 13-18 24-24 10-5 22-8 35-8 22 0 40 7 53 21s20 33 20 56zM131 168c0-18-4-31-13-41-8-9-20-14-36-14-14 0-26 4-35 13-9 8-13 20-13 34 0 19 5 34 14 46s21 18 35 18c15 0 27-5 35-15 9-10 13-24 13-41z">
              <text:p/>
            </draw:path>
          </draw:g>
          <draw:path draw:style-name="gr25" draw:text-style-name="P12" draw:layer="layout" svg:width="0.164cm" svg:height="0.248cm" svg:x="12.101cm" svg:y="21.015cm" svg:viewBox="0 0 165 249" svg:d="M165 178c0 23-7 40-21 52-14 13-35 19-61 19s-46-6-61-18c-15-13-22-30-22-52 0-16 5-29 14-40s20-17 34-20c-13-4-23-10-31-21-7-10-11-22-11-36 0-18 7-33 20-45 14-11 33-17 56-17 24 0 43 6 57 17 13 11 20 26 20 45 0 14-3 26-11 37-8 10-18 17-32 19v1c16 2 28 9 36 20 9 10 13 23 13 39zM127 64c0-27-15-41-45-41-14 0-26 3-33 10-8 7-12 18-12 31 0 14 4 25 12 32s19 11 33 11c15 0 26-3 34-10 7-7 11-18 11-33zM133 175c0-15-4-26-13-34-9-7-22-11-38-11s-28 4-37 12-13 20-13 34c0 33 17 50 51 50 17 0 30-4 38-12s12-21 12-39z">
            <text:p/>
          </draw:path>
          <draw:path draw:style-name="gr25" draw:text-style-name="P12" draw:layer="layout" svg:width="0.177cm" svg:height="0.242cm" svg:x="8.094cm" svg:y="21.018cm" svg:viewBox="0 0 178 243" svg:d="M144 187v56h-30v-56h-114v-24l111-163h33v163h34v24zM114 35c0 1-2 4-5 9s-5 9-6 11l-62 92-10 13-2 3h85z">
            <text:p/>
          </draw:path>
          <draw:g>
            <draw:path draw:style-name="gr25" draw:text-style-name="P12" draw:layer="layout" svg:width="0.151cm" svg:height="0.242cm" svg:x="16.113cm" svg:y="21.063cm" svg:viewBox="0 0 152 243" svg:d="M0 243c0-9 0-17 0-26 21 0 41 0 62 0 0-62 0-125 0-187-18 13-37 26-55 39 0-10 0-20 0-29 19-14 38-27 57-40 10 0 20 0 29 0 0 72 0 145 0 217 20 0 39 0 59 0 0 9 0 17 0 26-51 0-101 0-152 0z">
              <text:p/>
            </draw:path>
            <draw:path draw:style-name="gr25" draw:text-style-name="P12" draw:layer="layout" svg:width="0.16cm" svg:height="0.245cm" svg:x="16.299cm" svg:y="21.06cm" svg:viewBox="0 0 161 246" svg:d="M0 246v-22c6-13 13-25 21-35 9-10 18-20 27-28s18-16 28-23c9-7 17-14 24-22 8-7 14-14 18-22 5-8 7-17 7-26 0-14-4-24-12-31s-18-11-32-11c-13 0-24 4-33 11-8 7-13 17-15 30l-32-3c3-20 11-35 25-47 14-11 32-17 55-17 24 0 43 6 56 17 13 12 20 28 20 50 0 9-2 18-7 28-4 9-10 18-19 27-8 10-25 24-49 44-13 11-23 20-31 29s-13 17-17 25h127v26z">
              <text:p/>
            </draw:path>
          </draw:g>
        </draw:g>
        <draw:path draw:style-name="gr20" draw:text-style-name="P10" draw:layer="layout" svg:width="0.256cm" svg:height="0.31cm" svg:x="-1.973cm" svg:y="20.296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path draw:style-name="gr20" draw:text-style-name="P10" draw:layer="layout" svg:width="0.256cm" svg:height="0.31cm" svg:x="-2.1cm" svg:y="11.209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path draw:style-name="gr20" draw:text-style-name="P10" draw:layer="layout" svg:width="0.256cm" svg:height="0.31cm" svg:x="-2.057cm" svg:y="6.909cm" svg:viewBox="0 0 257 311" svg:d="M27 311c-10 0-19-1-27-3l6-28c7 1 12 2 16 2 13 0 25-4 35-13s20-22 29-38l6-10-45-221h38l23 124c2 11 4 22 6 35 2 12 3 20 3 24 1-3 3-7 5-11 2-5 34-62 94-172h41l-130 223c-15 27-27 46-36 56-10 11-19 19-30 24-10 5-21 8-34 8z">
          <text:p/>
        </draw:path>
        <draw:g>
          <draw:path draw:style-name="gr25" draw:text-style-name="P12" draw:layer="layout" svg:width="0.167cm" svg:height="0.248cm" svg:x="3.7cm" svg:y="16.16cm" svg:viewBox="0 0 168 249" svg:d="M168 125c0 40-7 71-21 92s-35 32-63 32-49-11-63-32-21-52-21-92c0-42 7-73 20-94 14-21 35-31 65-31 28 0 49 10 63 31s20 52 20 94zM137 124c0-35-4-60-12-76-8-15-22-23-40-23-19 0-33 8-41 23-8 16-13 41-13 76 0 34 5 59 13 75s22 24 40 24 32-8 40-24c9-16 13-41 13-75z">
            <text:p/>
          </draw:path>
          <draw:g>
            <draw:path draw:style-name="gr22" draw:text-style-name="P12" draw:layer="layout" svg:width="0.151cm" svg:height="0.242cm" svg:x="19.513cm" svg:y="16.163cm" svg:viewBox="0 0 152 243" svg:d="M0 243c0-9 0-17 0-26 21 0 41 0 62 0 0-62 0-125 0-187-18 13-37 26-55 39 0-10 0-20 0-29 19-14 38-27 57-40 10 0 20 0 29 0 0 72 0 145 0 217 20 0 39 0 59 0 0 9 0 17 0 26-51 0-101 0-152 0z">
              <text:p/>
            </draw:path>
            <draw:path draw:style-name="gr22" draw:text-style-name="P12" draw:layer="layout" svg:width="0.162cm" svg:height="0.248cm" svg:x="19.699cm" svg:y="16.16cm" svg:viewBox="0 0 163 249" svg:d="M163 166c0 26-7 46-21 61s-33 22-58 22c-27 0-48-10-62-30-15-21-22-50-22-89 0-42 8-74 23-96 15-23 36-34 64-34 36 0 59 16 69 49l-30 6c-6-20-19-30-40-30-17 0-31 8-41 25-9 16-14 40-14 71 5-10 13-18 24-24 10-5 22-8 35-8 22 0 40 7 53 21s20 33 20 56zM131 168c0-18-4-31-13-41-8-9-20-14-36-14-14 0-26 4-35 13-9 8-13 20-13 34 0 19 5 34 14 46s21 18 35 18c15 0 27-5 35-15 9-10 13-24 13-41z">
              <text:p/>
            </draw:path>
          </draw:g>
          <draw:path draw:style-name="gr25" draw:text-style-name="P12" draw:layer="layout" svg:width="0.164cm" svg:height="0.248cm" svg:x="11.601cm" svg:y="16.115cm" svg:viewBox="0 0 165 249" svg:d="M165 178c0 23-7 40-21 52-14 13-35 19-61 19s-46-6-61-18c-15-13-22-30-22-52 0-16 5-29 14-40s20-17 34-20c-13-4-23-10-31-21-7-10-11-22-11-36 0-18 7-33 20-45 14-11 33-17 56-17 24 0 43 6 57 17 13 11 20 26 20 45 0 14-3 26-11 37-8 10-18 17-32 19v1c16 2 28 9 36 20 9 10 13 23 13 39zM127 64c0-27-15-41-45-41-14 0-26 3-33 10-8 7-12 18-12 31 0 14 4 25 12 32s19 11 33 11c15 0 26-3 34-10 7-7 11-18 11-33zM133 175c0-15-4-26-13-34-9-7-22-11-38-11s-28 4-37 12-13 20-13 34c0 33 17 50 51 50 17 0 30-4 38-12s12-21 12-39z">
            <text:p/>
          </draw:path>
          <draw:path draw:style-name="gr25" draw:text-style-name="P12" draw:layer="layout" svg:width="0.177cm" svg:height="0.242cm" svg:x="7.594cm" svg:y="16.118cm" svg:viewBox="0 0 178 243" svg:d="M144 187v56h-30v-56h-114v-24l111-163h33v163h34v24zM114 35c0 1-2 4-5 9s-5 9-6 11l-62 92-10 13-2 3h85z">
            <text:p/>
          </draw:path>
          <draw:g>
            <draw:path draw:style-name="gr25" draw:text-style-name="P12" draw:layer="layout" svg:width="0.151cm" svg:height="0.242cm" svg:x="15.613cm" svg:y="16.163cm" svg:viewBox="0 0 152 243" svg:d="M0 243c0-9 0-17 0-26 21 0 41 0 62 0 0-62 0-125 0-187-18 13-37 26-55 39 0-10 0-20 0-29 19-14 38-27 57-40 10 0 20 0 29 0 0 72 0 145 0 217 20 0 39 0 59 0 0 9 0 17 0 26-51 0-101 0-152 0z">
              <text:p/>
            </draw:path>
            <draw:path draw:style-name="gr25" draw:text-style-name="P12" draw:layer="layout" svg:width="0.16cm" svg:height="0.245cm" svg:x="15.799cm" svg:y="16.16cm" svg:viewBox="0 0 161 246" svg:d="M0 246v-22c6-13 13-25 21-35 9-10 18-20 27-28s18-16 28-23c9-7 17-14 24-22 8-7 14-14 18-22 5-8 7-17 7-26 0-14-4-24-12-31s-18-11-32-11c-13 0-24 4-33 11-8 7-13 17-15 30l-32-3c3-20 11-35 25-47 14-11 32-17 55-17 24 0 43 6 56 17 13 12 20 28 20 50 0 9-2 18-7 28-4 9-10 18-19 27-8 10-25 24-49 44-13 11-23 20-31 29s-13 17-17 25h127v26z">
              <text:p/>
            </draw:path>
          </draw:g>
        </draw:g>
      </draw:page>
      <draw:page draw:name="Страница 3" draw:style-name="dp1" draw:master-page-name="Обычный">
        <draw:line draw:style-name="gr1" draw:text-style-name="P1" draw:layer="layout" svg:x1="5.642cm" svg:y1="3.021cm" svg:x2="5.642cm" svg:y2="18.515cm">
          <text:p/>
        </draw:line>
        <draw:custom-shape draw:style-name="gr26" draw:text-style-name="P2" draw:layer="layout" svg:width="13.791cm" svg:height="3.651cm" draw:transform="skewX (0.856956662729216) translate (5.64cm 18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619cm" svg:y1="18.434cm" svg:x2="14.404cm" svg:y2="22.084cm">
          <text:p/>
        </draw:line>
        <draw:line draw:style-name="gr3" draw:text-style-name="P3" draw:layer="layout" svg:x1="1.893cm" svg:y1="21.679cm" svg:x2="15.683cm" svg:y2="21.679cm">
          <text:p/>
        </draw:line>
        <draw:line draw:style-name="gr3" draw:text-style-name="P3" draw:layer="layout" svg:x1="12.13cm" svg:y1="18.434cm" svg:x2="7.915cm" svg:y2="22.084cm">
          <text:p/>
        </draw:line>
        <draw:line draw:style-name="gr3" draw:text-style-name="P3" draw:layer="layout" svg:x1="8.885cm" svg:y1="18.434cm" svg:x2="4.67cm" svg:y2="22.084cm">
          <text:p/>
        </draw:line>
        <draw:line draw:style-name="gr3" draw:text-style-name="P3" draw:layer="layout" svg:x1="15.375cm" svg:y1="18.434cm" svg:x2="11.16cm" svg:y2="22.084cm">
          <text:p/>
        </draw:line>
        <draw:line draw:style-name="gr3" draw:text-style-name="P3" draw:layer="layout" svg:x1="3.767cm" svg:y1="20.057cm" svg:x2="17.557cm" svg:y2="20.057cm">
          <text:p/>
        </draw:line>
        <draw:line draw:style-name="gr3" draw:text-style-name="P3" draw:layer="layout" svg:x1="4.704cm" svg:y1="19.245cm" svg:x2="18.494cm" svg:y2="19.245cm">
          <text:p/>
        </draw:line>
        <draw:line draw:style-name="gr3" draw:text-style-name="P3" draw:layer="layout" svg:x1="2.83cm" svg:y1="20.868cm" svg:x2="16.62cm" svg:y2="20.868cm">
          <text:p/>
        </draw:line>
        <draw:line draw:style-name="gr3" draw:text-style-name="P3" draw:layer="layout" svg:x1="7.263cm" svg:y1="18.434cm" svg:x2="3.048cm" svg:y2="22.084cm">
          <text:p/>
        </draw:line>
        <draw:line draw:style-name="gr3" draw:text-style-name="P3" draw:layer="layout" svg:x1="10.507cm" svg:y1="18.434cm" svg:x2="6.292cm" svg:y2="22.084cm">
          <text:p/>
        </draw:line>
        <draw:line draw:style-name="gr3" draw:text-style-name="P3" draw:layer="layout" svg:x1="13.752cm" svg:y1="18.434cm" svg:x2="9.537cm" svg:y2="22.084cm">
          <text:p/>
        </draw:line>
        <draw:line draw:style-name="gr3" draw:text-style-name="P3" draw:layer="layout" svg:x1="16.997cm" svg:y1="18.434cm" svg:x2="12.782cm" svg:y2="22.084cm">
          <text:p/>
        </draw:line>
        <draw:line draw:style-name="gr4" draw:text-style-name="P3" draw:layer="layout" svg:x1="6.451cm" svg:y1="18.434cm" svg:x2="2.236cm" svg:y2="22.084cm">
          <text:p/>
        </draw:line>
        <draw:line draw:style-name="gr4" draw:text-style-name="P3" draw:layer="layout" svg:x1="8.074cm" svg:y1="18.434cm" svg:x2="3.859cm" svg:y2="22.084cm">
          <text:p/>
        </draw:line>
        <draw:line draw:style-name="gr4" draw:text-style-name="P3" draw:layer="layout" svg:x1="9.696cm" svg:y1="18.434cm" svg:x2="5.481cm" svg:y2="22.084cm">
          <text:p/>
        </draw:line>
        <draw:line draw:style-name="gr4" draw:text-style-name="P3" draw:layer="layout" svg:x1="11.319cm" svg:y1="18.434cm" svg:x2="7.104cm" svg:y2="22.084cm">
          <text:p/>
        </draw:line>
        <draw:line draw:style-name="gr4" draw:text-style-name="P3" draw:layer="layout" svg:x1="12.941cm" svg:y1="18.434cm" svg:x2="8.726cm" svg:y2="22.084cm">
          <text:p/>
        </draw:line>
        <draw:line draw:style-name="gr4" draw:text-style-name="P3" draw:layer="layout" svg:x1="14.563cm" svg:y1="18.434cm" svg:x2="10.348cm" svg:y2="22.084cm">
          <text:p/>
        </draw:line>
        <draw:line draw:style-name="gr4" draw:text-style-name="P3" draw:layer="layout" svg:x1="16.186cm" svg:y1="18.434cm" svg:x2="11.971cm" svg:y2="22.084cm">
          <text:p/>
        </draw:line>
        <draw:line draw:style-name="gr4" draw:text-style-name="P3" draw:layer="layout" svg:x1="17.808cm" svg:y1="18.434cm" svg:x2="13.593cm" svg:y2="22.084cm">
          <text:p/>
        </draw:line>
        <draw:line draw:style-name="gr4" draw:text-style-name="P3" draw:layer="layout" svg:x1="5.172cm" svg:y1="18.84cm" svg:x2="18.962cm" svg:y2="18.84cm">
          <text:p/>
        </draw:line>
        <draw:line draw:style-name="gr4" draw:text-style-name="P3" draw:layer="layout" svg:x1="4.235cm" svg:y1="19.651cm" svg:x2="18.025cm" svg:y2="19.651cm">
          <text:p/>
        </draw:line>
        <draw:line draw:style-name="gr4" draw:text-style-name="P3" draw:layer="layout" svg:x1="3.299cm" svg:y1="20.462cm" svg:x2="17.089cm" svg:y2="20.462cm">
          <text:p/>
        </draw:line>
        <draw:line draw:style-name="gr4" draw:text-style-name="P3" draw:layer="layout" svg:x1="2.362cm" svg:y1="21.273cm" svg:x2="16.152cm" svg:y2="21.273cm">
          <text:p/>
        </draw:line>
        <draw:line draw:style-name="gr1" draw:text-style-name="P1" draw:layer="layout" svg:x1="1.018cm" svg:y1="22.409cm" svg:x2="5.723cm" svg:y2="18.353cm">
          <text:p/>
        </draw:line>
        <draw:line draw:style-name="gr1" draw:text-style-name="P1" draw:layer="layout" svg:x1="20cm" svg:y1="18.434cm" svg:x2="5.561cm" svg:y2="18.434cm">
          <text:p/>
        </draw:line>
        <draw:frame draw:style-name="gr27" draw:text-style-name="P5" draw:layer="layout" svg:width="2.027cm" svg:height="1.916cm" svg:x="17.162cm" svg:y="20.493cm">
          <draw:text-box>
            <text:p text:style-name="P4"><text:span text:style-name="T1">0</text:span>: 17х9<text:line-break/>yx: 0;0</text:p>
          </draw:text-box>
        </draw:frame>
        <draw:frame draw:style-name="gr28" draw:text-style-name="P7" draw:layer="layout" svg:width="0.569cm" svg:height="0.811cm" svg:x="0.931cm" svg:y="21.198cm">
          <draw:text-box>
            <text:p text:style-name="P6"><text:span text:style-name="T2">y</text:span></text:p>
          </draw:text-box>
        </draw:frame>
        <draw:frame draw:style-name="gr29" draw:text-style-name="P7" draw:layer="layout" svg:width="0.568cm" svg:height="0.812cm" svg:x="19.3cm" svg:y="17.697cm">
          <draw:text-box>
            <text:p text:style-name="P6"><text:span text:style-name="T2">x</text:span></text:p>
          </draw:text-box>
        </draw:frame>
        <draw:line draw:style-name="gr1" draw:text-style-name="P1" draw:layer="layout" svg:x1="1.505cm" svg:y1="18.353cm" svg:x2="5.723cm" svg:y2="14.703cm">
          <text:p/>
        </draw:line>
        <draw:line draw:style-name="gr1" draw:text-style-name="P1" draw:layer="layout" svg:x1="19.189cm" svg:y1="14.784cm" svg:x2="5.561cm" svg:y2="14.784cm">
          <text:p/>
        </draw:line>
        <draw:frame draw:style-name="gr29" draw:text-style-name="P7" draw:layer="layout" svg:width="0.567cm" svg:height="0.812cm" svg:x="1.033cm" svg:y="17.709cm">
          <draw:text-box>
            <text:p text:style-name="P6"><text:span text:style-name="T2">y</text:span></text:p>
          </draw:text-box>
        </draw:frame>
        <draw:custom-shape draw:style-name="gr30" draw:text-style-name="P2" draw:layer="layout" svg:width="12.979cm" svg:height="3.245cm" draw:transform="skewX (0.857131195654415) translate (5.649cm 14.7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39cm" svg:y1="14.784cm" svg:x2="8.392cm" svg:y2="18.029cm">
          <text:p/>
        </draw:line>
        <draw:line draw:style-name="gr3" draw:text-style-name="P3" draw:layer="layout" svg:x1="8.894cm" svg:y1="14.784cm" svg:x2="5.147cm" svg:y2="18.029cm">
          <text:p/>
        </draw:line>
        <draw:line draw:style-name="gr3" draw:text-style-name="P3" draw:layer="layout" svg:x1="15.384cm" svg:y1="14.784cm" svg:x2="11.637cm" svg:y2="18.029cm">
          <text:p/>
        </draw:line>
        <draw:line draw:style-name="gr3" draw:text-style-name="P3" draw:layer="layout" svg:x1="3.776cm" svg:y1="16.406cm" svg:x2="16.755cm" svg:y2="16.406cm">
          <text:p/>
        </draw:line>
        <draw:line draw:style-name="gr3" draw:text-style-name="P3" draw:layer="layout" svg:x1="4.713cm" svg:y1="15.595cm" svg:x2="17.692cm" svg:y2="15.595cm">
          <text:p/>
        </draw:line>
        <draw:line draw:style-name="gr3" draw:text-style-name="P3" draw:layer="layout" svg:x1="2.839cm" svg:y1="17.217cm" svg:x2="15.818cm" svg:y2="17.217cm">
          <text:p/>
        </draw:line>
        <draw:line draw:style-name="gr3" draw:text-style-name="P3" draw:layer="layout" svg:x1="7.272cm" svg:y1="14.784cm" svg:x2="3.525cm" svg:y2="18.029cm">
          <text:p/>
        </draw:line>
        <draw:line draw:style-name="gr3" draw:text-style-name="P3" draw:layer="layout" svg:x1="10.517cm" svg:y1="14.784cm" svg:x2="6.77cm" svg:y2="18.029cm">
          <text:p/>
        </draw:line>
        <draw:line draw:style-name="gr3" draw:text-style-name="P3" draw:layer="layout" svg:x1="13.762cm" svg:y1="14.784cm" svg:x2="10.015cm" svg:y2="18.029cm">
          <text:p/>
        </draw:line>
        <draw:line draw:style-name="gr3" draw:text-style-name="P3" draw:layer="layout" svg:x1="17.006cm" svg:y1="14.784cm" svg:x2="13.259cm" svg:y2="18.029cm">
          <text:p/>
        </draw:line>
        <draw:line draw:style-name="gr4" draw:text-style-name="P3" draw:layer="layout" svg:x1="6.461cm" svg:y1="14.784cm" svg:x2="2.714cm" svg:y2="18.029cm">
          <text:p/>
        </draw:line>
        <draw:line draw:style-name="gr4" draw:text-style-name="P3" draw:layer="layout" svg:x1="8.083cm" svg:y1="14.784cm" svg:x2="4.336cm" svg:y2="18.029cm">
          <text:p/>
        </draw:line>
        <draw:line draw:style-name="gr4" draw:text-style-name="P3" draw:layer="layout" svg:x1="9.706cm" svg:y1="14.784cm" svg:x2="5.959cm" svg:y2="18.029cm">
          <text:p/>
        </draw:line>
        <draw:line draw:style-name="gr4" draw:text-style-name="P3" draw:layer="layout" svg:x1="11.328cm" svg:y1="14.784cm" svg:x2="7.581cm" svg:y2="18.029cm">
          <text:p/>
        </draw:line>
        <draw:line draw:style-name="gr4" draw:text-style-name="P3" draw:layer="layout" svg:x1="12.95cm" svg:y1="14.784cm" svg:x2="9.203cm" svg:y2="18.029cm">
          <text:p/>
        </draw:line>
        <draw:line draw:style-name="gr4" draw:text-style-name="P3" draw:layer="layout" svg:x1="14.573cm" svg:y1="14.784cm" svg:x2="10.826cm" svg:y2="18.029cm">
          <text:p/>
        </draw:line>
        <draw:line draw:style-name="gr4" draw:text-style-name="P3" draw:layer="layout" svg:x1="16.195cm" svg:y1="14.784cm" svg:x2="12.448cm" svg:y2="18.029cm">
          <text:p/>
        </draw:line>
        <draw:line draw:style-name="gr4" draw:text-style-name="P3" draw:layer="layout" svg:x1="17.818cm" svg:y1="14.784cm" svg:x2="14.071cm" svg:y2="18.029cm">
          <text:p/>
        </draw:line>
        <draw:line draw:style-name="gr4" draw:text-style-name="P3" draw:layer="layout" svg:x1="5.181cm" svg:y1="15.189cm" svg:x2="18.16cm" svg:y2="15.189cm">
          <text:p/>
        </draw:line>
        <draw:line draw:style-name="gr4" draw:text-style-name="P3" draw:layer="layout" svg:x1="4.244cm" svg:y1="16.001cm" svg:x2="17.223cm" svg:y2="16.001cm">
          <text:p/>
        </draw:line>
        <draw:line draw:style-name="gr4" draw:text-style-name="P3" draw:layer="layout" svg:x1="3.308cm" svg:y1="16.812cm" svg:x2="16.287cm" svg:y2="16.812cm">
          <text:p/>
        </draw:line>
        <draw:line draw:style-name="gr4" draw:text-style-name="P3" draw:layer="layout" svg:x1="2.371cm" svg:y1="17.623cm" svg:x2="15.35cm" svg:y2="17.623cm">
          <text:p/>
        </draw:line>
        <draw:frame draw:style-name="gr31" draw:text-style-name="P5" draw:layer="layout" svg:width="2.353cm" svg:height="0.806cm" svg:x="16.836cm" svg:y="16.438cm">
          <draw:text-box>
            <text:p text:style-name="P4"><text:span text:style-name="T1">0</text:span>: 8х16</text:p>
          </draw:text-box>
        </draw:frame>
        <draw:frame draw:style-name="gr28" draw:text-style-name="P7" draw:layer="layout" svg:width="0.568cm" svg:height="0.811cm" svg:x="19.032cm" svg:y="14.098cm">
          <draw:text-box>
            <text:p text:style-name="P6"><text:span text:style-name="T2">x</text:span></text:p>
          </draw:text-box>
        </draw:frame>
        <draw:custom-shape draw:style-name="gr30" draw:text-style-name="P2" draw:layer="layout" svg:width="12.979cm" svg:height="3.245cm" draw:transform="skewX (0.857305728579614) translate (5.649cm 11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139cm" svg:y1="11.133cm" svg:x2="8.392cm" svg:y2="14.378cm">
          <text:p/>
        </draw:line>
        <draw:line draw:style-name="gr8" draw:text-style-name="P1" draw:layer="layout" svg:x1="8.894cm" svg:y1="11.133cm" svg:x2="5.147cm" svg:y2="14.378cm">
          <text:p/>
        </draw:line>
        <draw:line draw:style-name="gr8" draw:text-style-name="P1" draw:layer="layout" svg:x1="15.384cm" svg:y1="11.133cm" svg:x2="11.637cm" svg:y2="14.378cm">
          <text:p/>
        </draw:line>
        <draw:line draw:style-name="gr8" draw:text-style-name="P1" draw:layer="layout" svg:x1="3.776cm" svg:y1="12.756cm" svg:x2="16.755cm" svg:y2="12.756cm">
          <text:p/>
        </draw:line>
        <draw:line draw:style-name="gr9" draw:text-style-name="P1" draw:layer="layout" svg:x1="4.713cm" svg:y1="11.945cm" svg:x2="17.692cm" svg:y2="11.945cm">
          <text:p/>
        </draw:line>
        <draw:line draw:style-name="gr9" draw:text-style-name="P1" draw:layer="layout" svg:x1="2.839cm" svg:y1="13.567cm" svg:x2="15.818cm" svg:y2="13.567cm">
          <text:p/>
        </draw:line>
        <draw:line draw:style-name="gr9" draw:text-style-name="P1" draw:layer="layout" svg:x1="7.272cm" svg:y1="11.133cm" svg:x2="3.525cm" svg:y2="14.378cm">
          <text:p/>
        </draw:line>
        <draw:line draw:style-name="gr9" draw:text-style-name="P1" draw:layer="layout" svg:x1="10.517cm" svg:y1="11.133cm" svg:x2="6.77cm" svg:y2="14.378cm">
          <text:p/>
        </draw:line>
        <draw:line draw:style-name="gr9" draw:text-style-name="P1" draw:layer="layout" svg:x1="13.762cm" svg:y1="11.133cm" svg:x2="10.015cm" svg:y2="14.378cm">
          <text:p/>
        </draw:line>
        <draw:line draw:style-name="gr9" draw:text-style-name="P1" draw:layer="layout" svg:x1="17.006cm" svg:y1="11.133cm" svg:x2="13.259cm" svg:y2="14.378cm">
          <text:p/>
        </draw:line>
        <draw:g>
          <draw:line draw:style-name="gr1" draw:text-style-name="P1" draw:layer="layout" svg:x1="1.505cm" svg:y1="14.702cm" svg:x2="5.723cm" svg:y2="11.052cm">
            <text:p/>
          </draw:line>
          <draw:line draw:style-name="gr1" draw:text-style-name="P1" draw:layer="layout" svg:x1="19.189cm" svg:y1="11.133cm" svg:x2="5.561cm" svg:y2="11.133cm">
            <text:p/>
          </draw:line>
        </draw:g>
        <draw:frame draw:style-name="gr32" draw:text-style-name="P5" draw:layer="layout" svg:width="1.621cm" svg:height="1.361cm" svg:x="16.756cm" svg:y="12.787cm">
          <draw:text-box>
            <text:p text:style-name="P4"><text:span text:style-name="T1">1</text:span>: 4х8</text:p>
          </draw:text-box>
        </draw:frame>
        <draw:frame draw:style-name="gr28" draw:text-style-name="P7" draw:layer="layout" svg:width="0.567cm" svg:height="0.811cm" svg:x="1.133cm" svg:y="13.909cm">
          <draw:text-box>
            <text:p text:style-name="P6"><text:span text:style-name="T2">y</text:span></text:p>
          </draw:text-box>
        </draw:frame>
        <draw:frame draw:style-name="gr28" draw:text-style-name="P7" draw:layer="layout" svg:width="0.568cm" svg:height="0.811cm" svg:x="18.532cm" svg:y="10.309cm">
          <draw:text-box>
            <text:p text:style-name="P6"><text:span text:style-name="T2">x</text:span></text:p>
          </draw:text-box>
        </draw:frame>
        <draw:custom-shape draw:style-name="gr33" draw:text-style-name="P2" draw:layer="layout" svg:width="12.979cm" svg:height="3.244cm" draw:transform="skewX (0.857305728579614) translate (5.649cm 7.4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39cm" svg:y1="7.483cm" svg:x2="8.392cm" svg:y2="10.728cm">
          <text:p/>
        </draw:line>
        <draw:line draw:style-name="gr4" draw:text-style-name="P3" draw:layer="layout" svg:x1="8.894cm" svg:y1="7.483cm" svg:x2="5.147cm" svg:y2="10.728cm">
          <text:p/>
        </draw:line>
        <draw:line draw:style-name="gr4" draw:text-style-name="P3" draw:layer="layout" svg:x1="15.384cm" svg:y1="7.483cm" svg:x2="11.637cm" svg:y2="10.728cm">
          <text:p/>
        </draw:line>
        <draw:line draw:style-name="gr4" draw:text-style-name="P3" draw:layer="layout" svg:x1="3.776cm" svg:y1="9.105cm" svg:x2="16.755cm" svg:y2="9.105cm">
          <text:p/>
        </draw:line>
        <draw:line draw:style-name="gr1" draw:text-style-name="P1" draw:layer="layout" svg:x1="1.505cm" svg:y1="11.052cm" svg:x2="5.723cm" svg:y2="7.402cm">
          <text:p/>
        </draw:line>
        <draw:line draw:style-name="gr1" draw:text-style-name="P1" draw:layer="layout" svg:x1="19.189cm" svg:y1="7.483cm" svg:x2="5.561cm" svg:y2="7.483cm">
          <text:p/>
        </draw:line>
        <draw:frame draw:style-name="gr32" draw:text-style-name="P5" draw:layer="layout" svg:width="1.621cm" svg:height="1.361cm" svg:x="16.756cm" svg:y="9.055cm">
          <draw:text-box>
            <text:p text:style-name="P4"><text:span text:style-name="T1">2: 2</text:span>х4</text:p>
          </draw:text-box>
        </draw:frame>
        <draw:frame draw:style-name="gr34" draw:text-style-name="P7" draw:layer="layout" svg:width="0.568cm" svg:height="0.81cm" svg:x="1.504cm" svg:y="10.086cm">
          <draw:text-box>
            <text:p text:style-name="P6"><text:span text:style-name="T2">y</text:span></text:p>
          </draw:text-box>
        </draw:frame>
        <draw:frame draw:style-name="gr10" draw:text-style-name="P7" draw:layer="layout" svg:width="0.567cm" svg:height="0.725cm" svg:x="18.5cm" svg:y="6.709cm">
          <draw:text-box>
            <text:p text:style-name="P6"><text:span text:style-name="T2">x</text:span></text:p>
          </draw:text-box>
        </draw:frame>
        <draw:custom-shape draw:style-name="gr30" draw:text-style-name="P2" draw:layer="layout" svg:width="12.979cm" svg:height="3.245cm" draw:transform="skewX (0.857305728579614) translate (5.649cm 3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.505cm" svg:y1="7.401cm" svg:x2="5.723cm" svg:y2="3.751cm">
          <text:p/>
        </draw:line>
        <draw:line draw:style-name="gr1" draw:text-style-name="P1" draw:layer="layout" svg:x1="19.189cm" svg:y1="3.833cm" svg:x2="5.561cm" svg:y2="3.833cm">
          <text:p/>
        </draw:line>
        <draw:line draw:style-name="gr3" draw:text-style-name="P3" draw:layer="layout" svg:x1="12.139cm" svg:y1="3.833cm" svg:x2="8.392cm" svg:y2="7.078cm">
          <text:p/>
        </draw:line>
        <draw:frame draw:style-name="gr35" draw:text-style-name="P5" draw:layer="layout" svg:width="1.623cm" svg:height="1.361cm" svg:x="16.836cm" svg:y="5.374cm">
          <draw:text-box>
            <text:p text:style-name="P4"><text:span text:style-name="T1">3: </text:span><text:span text:style-name="T3">1</text:span>х2</text:p>
          </draw:text-box>
        </draw:frame>
        <draw:frame draw:style-name="gr36" draw:text-style-name="P7" draw:layer="layout" svg:width="0.567cm" svg:height="0.811cm" svg:x="18.4cm" svg:y="2.998cm">
          <draw:text-box>
            <text:p text:style-name="P6"><text:span text:style-name="T2">x</text:span></text:p>
          </draw:text-box>
        </draw:frame>
        <draw:line draw:style-name="gr15" draw:text-style-name="P1" draw:layer="layout" svg:x1="18.621cm" svg:y1="3.84cm" svg:x2="18.621cm" svg:y2="18.442cm">
          <text:p/>
        </draw:line>
        <draw:line draw:style-name="gr15" draw:text-style-name="P1" draw:layer="layout" svg:x1="14.889cm" svg:y1="7.085cm" svg:x2="14.889cm" svg:y2="21.605cm">
          <text:p/>
        </draw:line>
        <draw:line draw:style-name="gr15" draw:text-style-name="P1" draw:layer="layout" svg:x1="1.91cm" svg:y1="7.166cm" svg:x2="1.91cm" svg:y2="21.686cm">
          <text:p/>
        </draw:line>
        <draw:g>
          <draw:frame draw:style-name="gr37" draw:text-style-name="P9" draw:layer="layout" svg:width="0.574cm" svg:height="1.039cm" svg:x="5.7cm" svg:y="17.923cm">
            <draw:text-box>
              <text:p text:style-name="P8">0 </text:p>
            </draw:text-box>
          </draw:frame>
          <draw:frame draw:style-name="gr38" draw:text-style-name="P9" draw:layer="layout" svg:width="1cm" svg:height="0.645cm" svg:x="18.5cm" svg:y="17.909cm">
            <draw:text-box>
              <text:p text:style-name="P8">16 </text:p>
            </draw:text-box>
          </draw:frame>
          <draw:frame draw:style-name="gr39" draw:text-style-name="P9" draw:layer="layout" svg:width="0.574cm" svg:height="1.039cm" svg:x="12.081cm" svg:y="17.907cm">
            <draw:text-box>
              <text:p text:style-name="P8">8 </text:p>
            </draw:text-box>
          </draw:frame>
          <draw:frame draw:style-name="gr39" draw:text-style-name="P9" draw:layer="layout" svg:width="0.575cm" svg:height="1.039cm" svg:x="8.899cm" svg:y="17.893cm">
            <draw:text-box>
              <text:p text:style-name="P8">4 </text:p>
            </draw:text-box>
          </draw:frame>
          <draw:frame draw:style-name="gr40" draw:text-style-name="P9" draw:layer="layout" svg:width="0.921cm" svg:height="0.645cm" svg:x="15.4cm" svg:y="17.881cm">
            <draw:text-box>
              <text:p text:style-name="P8">12 </text:p>
            </draw:text-box>
          </draw:frame>
        </draw:g>
        <draw:g>
          <draw:frame draw:style-name="gr37" draw:text-style-name="P9" draw:layer="layout" svg:width="0.574cm" svg:height="1.039cm" svg:x="5.7cm" svg:y="14.27cm">
            <draw:text-box>
              <text:p text:style-name="P8">0 </text:p>
            </draw:text-box>
          </draw:frame>
          <draw:frame draw:style-name="gr38" draw:text-style-name="P9" draw:layer="layout" svg:width="1cm" svg:height="0.645cm" svg:x="18.5cm" svg:y="14.256cm">
            <draw:text-box>
              <text:p text:style-name="P8">16 </text:p>
            </draw:text-box>
          </draw:frame>
          <draw:frame draw:style-name="gr39" draw:text-style-name="P9" draw:layer="layout" svg:width="0.574cm" svg:height="1.039cm" svg:x="12.081cm" svg:y="14.254cm">
            <draw:text-box>
              <text:p text:style-name="P8">8 </text:p>
            </draw:text-box>
          </draw:frame>
          <draw:frame draw:style-name="gr39" draw:text-style-name="P9" draw:layer="layout" svg:width="0.575cm" svg:height="1.039cm" svg:x="8.899cm" svg:y="14.24cm">
            <draw:text-box>
              <text:p text:style-name="P8">4 </text:p>
            </draw:text-box>
          </draw:frame>
          <draw:frame draw:style-name="gr40" draw:text-style-name="P9" draw:layer="layout" svg:width="0.921cm" svg:height="0.645cm" svg:x="15.4cm" svg:y="14.228cm">
            <draw:text-box>
              <text:p text:style-name="P8">12 </text:p>
            </draw:text-box>
          </draw:frame>
        </draw:g>
        <draw:frame draw:style-name="gr10" draw:text-style-name="P9" draw:layer="layout" svg:width="0.6cm" svg:height="0.645cm" svg:x="3cm" svg:y="16.209cm">
          <draw:text-box>
            <text:p text:style-name="P8">4</text:p>
          </draw:text-box>
        </draw:frame>
        <draw:frame draw:style-name="gr10" draw:text-style-name="P9" draw:layer="layout" svg:width="0.6cm" svg:height="0.645cm" svg:x="3cm" svg:y="19.764cm">
          <draw:text-box>
            <text:p text:style-name="P8">4</text:p>
          </draw:text-box>
        </draw:frame>
        <draw:frame draw:style-name="gr34" draw:text-style-name="P7" draw:layer="layout" svg:width="0.568cm" svg:height="0.81cm" svg:x="1.132cm" svg:y="10.399cm">
          <draw:text-box>
            <text:p text:style-name="P6"><text:span text:style-name="T2">y</text:span></text:p>
          </draw:text-box>
        </draw:frame>
        <draw:frame draw:style-name="gr41" draw:text-style-name="P7" draw:layer="layout" svg:width="0.649cm" svg:height="0.892cm" svg:x="1.151cm" svg:y="6.717cm">
          <draw:text-box>
            <text:p text:style-name="P6"><text:span text:style-name="T2">y</text:span></text:p>
          </draw:text-box>
        </draw:frame>
      </draw:page>
      <draw:page draw:name="page6" draw:style-name="dp1" draw:master-page-name="Обычный">
        <draw:line draw:style-name="gr1" draw:text-style-name="P1" draw:layer="layout" svg:x1="5.648cm" svg:y1="3.022cm" svg:x2="5.648cm" svg:y2="19.309cm">
          <text:p/>
        </draw:line>
        <draw:line draw:style-name="gr1" draw:text-style-name="P1" draw:layer="layout" svg:x1="1.512cm" svg:y1="18.347cm" svg:x2="5.729cm" svg:y2="14.698cm">
          <text:p/>
        </draw:line>
        <draw:line draw:style-name="gr1" draw:text-style-name="P1" draw:layer="layout" svg:x1="19.19cm" svg:y1="14.779cm" svg:x2="5.567cm" svg:y2="14.779cm">
          <text:p/>
        </draw:line>
        <draw:frame draw:style-name="gr28" draw:text-style-name="P7" draw:layer="layout" svg:width="0.568cm" svg:height="0.811cm" svg:x="0.993cm" svg:y="17.681cm">
          <draw:text-box>
            <text:p text:style-name="P6"><text:span text:style-name="T2">y</text:span></text:p>
          </draw:text-box>
        </draw:frame>
        <draw:custom-shape draw:style-name="gr42" draw:text-style-name="P2" draw:layer="layout" svg:width="12.974cm" svg:height="3.244cm" draw:transform="skewX (0.856956662729216) translate (5.655cm 14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42cm" svg:y1="14.779cm" svg:x2="8.397cm" svg:y2="18.022cm">
          <text:p/>
        </draw:line>
        <draw:line draw:style-name="gr3" draw:text-style-name="P3" draw:layer="layout" svg:x1="8.898cm" svg:y1="14.779cm" svg:x2="5.153cm" svg:y2="18.022cm">
          <text:p/>
        </draw:line>
        <draw:line draw:style-name="gr3" draw:text-style-name="P3" draw:layer="layout" svg:x1="15.385cm" svg:y1="14.779cm" svg:x2="11.64cm" svg:y2="18.022cm">
          <text:p/>
        </draw:line>
        <draw:line draw:style-name="gr3" draw:text-style-name="P3" draw:layer="layout" svg:x1="3.783cm" svg:y1="16.401cm" svg:x2="16.757cm" svg:y2="16.401cm">
          <text:p/>
        </draw:line>
        <draw:line draw:style-name="gr3" draw:text-style-name="P3" draw:layer="layout" svg:x1="4.719cm" svg:y1="15.59cm" svg:x2="17.693cm" svg:y2="15.59cm">
          <text:p/>
        </draw:line>
        <draw:line draw:style-name="gr3" draw:text-style-name="P3" draw:layer="layout" svg:x1="2.846cm" svg:y1="17.212cm" svg:x2="15.82cm" svg:y2="17.212cm">
          <text:p/>
        </draw:line>
        <draw:line draw:style-name="gr3" draw:text-style-name="P3" draw:layer="layout" svg:x1="7.277cm" svg:y1="14.779cm" svg:x2="3.532cm" svg:y2="18.022cm">
          <text:p/>
        </draw:line>
        <draw:line draw:style-name="gr3" draw:text-style-name="P3" draw:layer="layout" svg:x1="10.52cm" svg:y1="14.779cm" svg:x2="6.775cm" svg:y2="18.022cm">
          <text:p/>
        </draw:line>
        <draw:line draw:style-name="gr3" draw:text-style-name="P3" draw:layer="layout" svg:x1="13.764cm" svg:y1="14.779cm" svg:x2="10.019cm" svg:y2="18.022cm">
          <text:p/>
        </draw:line>
        <draw:line draw:style-name="gr3" draw:text-style-name="P3" draw:layer="layout" svg:x1="17.007cm" svg:y1="14.779cm" svg:x2="13.262cm" svg:y2="18.022cm">
          <text:p/>
        </draw:line>
        <draw:line draw:style-name="gr4" draw:text-style-name="P3" draw:layer="layout" svg:x1="6.466cm" svg:y1="14.779cm" svg:x2="2.721cm" svg:y2="18.022cm">
          <text:p/>
        </draw:line>
        <draw:line draw:style-name="gr4" draw:text-style-name="P3" draw:layer="layout" svg:x1="8.088cm" svg:y1="14.779cm" svg:x2="4.343cm" svg:y2="18.022cm">
          <text:p/>
        </draw:line>
        <draw:line draw:style-name="gr4" draw:text-style-name="P3" draw:layer="layout" svg:x1="9.709cm" svg:y1="14.779cm" svg:x2="5.964cm" svg:y2="18.022cm">
          <text:p/>
        </draw:line>
        <draw:line draw:style-name="gr4" draw:text-style-name="P3" draw:layer="layout" svg:x1="11.331cm" svg:y1="14.779cm" svg:x2="7.586cm" svg:y2="18.022cm">
          <text:p/>
        </draw:line>
        <draw:line draw:style-name="gr4" draw:text-style-name="P3" draw:layer="layout" svg:x1="12.953cm" svg:y1="14.779cm" svg:x2="9.208cm" svg:y2="18.022cm">
          <text:p/>
        </draw:line>
        <draw:line draw:style-name="gr4" draw:text-style-name="P3" draw:layer="layout" svg:x1="14.575cm" svg:y1="14.779cm" svg:x2="10.83cm" svg:y2="18.022cm">
          <text:p/>
        </draw:line>
        <draw:line draw:style-name="gr4" draw:text-style-name="P3" draw:layer="layout" svg:x1="16.196cm" svg:y1="14.779cm" svg:x2="12.451cm" svg:y2="18.022cm">
          <text:p/>
        </draw:line>
        <draw:line draw:style-name="gr4" draw:text-style-name="P3" draw:layer="layout" svg:x1="17.818cm" svg:y1="14.779cm" svg:x2="14.073cm" svg:y2="18.022cm">
          <text:p/>
        </draw:line>
        <draw:line draw:style-name="gr4" draw:text-style-name="P3" draw:layer="layout" svg:x1="5.187cm" svg:y1="15.185cm" svg:x2="18.161cm" svg:y2="15.185cm">
          <text:p/>
        </draw:line>
        <draw:line draw:style-name="gr4" draw:text-style-name="P3" draw:layer="layout" svg:x1="4.251cm" svg:y1="15.996cm" svg:x2="17.225cm" svg:y2="15.996cm">
          <text:p/>
        </draw:line>
        <draw:line draw:style-name="gr4" draw:text-style-name="P3" draw:layer="layout" svg:x1="3.314cm" svg:y1="16.807cm" svg:x2="16.288cm" svg:y2="16.807cm">
          <text:p/>
        </draw:line>
        <draw:line draw:style-name="gr4" draw:text-style-name="P3" draw:layer="layout" svg:x1="2.378cm" svg:y1="17.617cm" svg:x2="15.352cm" svg:y2="17.617cm">
          <text:p/>
        </draw:line>
        <draw:frame draw:style-name="gr43" draw:text-style-name="P5" draw:layer="layout" svg:width="2.352cm" svg:height="0.806cm" svg:x="16.838cm" svg:y="16.432cm">
          <draw:text-box>
            <text:p text:style-name="P4"><text:span text:style-name="T1">0</text:span>: 8х16</text:p>
          </draw:text-box>
        </draw:frame>
        <draw:frame draw:style-name="gr29" draw:text-style-name="P7" draw:layer="layout" svg:width="0.568cm" svg:height="0.812cm" svg:x="19.078cm" svg:y="14.098cm">
          <draw:text-box>
            <text:p text:style-name="P6"><text:span text:style-name="T2">x</text:span></text:p>
          </draw:text-box>
        </draw:frame>
        <draw:custom-shape draw:style-name="gr42" draw:text-style-name="P2" draw:layer="layout" svg:width="12.974cm" svg:height="3.244cm" draw:transform="skewX (0.856956662729216) translate (5.655cm 11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142cm" svg:y1="11.13cm" svg:x2="8.397cm" svg:y2="14.373cm">
          <text:p/>
        </draw:line>
        <draw:line draw:style-name="gr8" draw:text-style-name="P1" draw:layer="layout" svg:x1="8.898cm" svg:y1="11.13cm" svg:x2="5.153cm" svg:y2="14.373cm">
          <text:p/>
        </draw:line>
        <draw:line draw:style-name="gr8" draw:text-style-name="P1" draw:layer="layout" svg:x1="15.385cm" svg:y1="11.13cm" svg:x2="11.64cm" svg:y2="14.373cm">
          <text:p/>
        </draw:line>
        <draw:line draw:style-name="gr8" draw:text-style-name="P1" draw:layer="layout" svg:x1="3.783cm" svg:y1="12.752cm" svg:x2="16.757cm" svg:y2="12.752cm">
          <text:p/>
        </draw:line>
        <draw:line draw:style-name="gr9" draw:text-style-name="P1" draw:layer="layout" svg:x1="4.719cm" svg:y1="11.941cm" svg:x2="17.693cm" svg:y2="11.941cm">
          <text:p/>
        </draw:line>
        <draw:line draw:style-name="gr9" draw:text-style-name="P1" draw:layer="layout" svg:x1="2.846cm" svg:y1="13.563cm" svg:x2="15.82cm" svg:y2="13.563cm">
          <text:p/>
        </draw:line>
        <draw:line draw:style-name="gr9" draw:text-style-name="P1" draw:layer="layout" svg:x1="7.277cm" svg:y1="11.13cm" svg:x2="3.532cm" svg:y2="14.373cm">
          <text:p/>
        </draw:line>
        <draw:line draw:style-name="gr9" draw:text-style-name="P1" draw:layer="layout" svg:x1="10.52cm" svg:y1="11.13cm" svg:x2="6.775cm" svg:y2="14.373cm">
          <text:p/>
        </draw:line>
        <draw:line draw:style-name="gr9" draw:text-style-name="P1" draw:layer="layout" svg:x1="13.764cm" svg:y1="11.13cm" svg:x2="10.019cm" svg:y2="14.373cm">
          <text:p/>
        </draw:line>
        <draw:line draw:style-name="gr9" draw:text-style-name="P1" draw:layer="layout" svg:x1="17.007cm" svg:y1="11.13cm" svg:x2="13.262cm" svg:y2="14.373cm">
          <text:p/>
        </draw:line>
        <draw:g>
          <draw:line draw:style-name="gr1" draw:text-style-name="P1" draw:layer="layout" svg:x1="1.512cm" svg:y1="14.698cm" svg:x2="5.729cm" svg:y2="11.049cm">
            <text:p/>
          </draw:line>
          <draw:line draw:style-name="gr1" draw:text-style-name="P1" draw:layer="layout" svg:x1="19.19cm" svg:y1="11.13cm" svg:x2="5.567cm" svg:y2="11.13cm">
            <text:p/>
          </draw:line>
        </draw:g>
        <draw:frame draw:style-name="gr44" draw:text-style-name="P5" draw:layer="layout" svg:width="1.622cm" svg:height="1.361cm" svg:x="16.756cm" svg:y="12.782cm">
          <draw:text-box>
            <text:p text:style-name="P4"><text:span text:style-name="T1">1</text:span>: 4х8</text:p>
          </draw:text-box>
        </draw:frame>
        <draw:frame draw:style-name="gr29" draw:text-style-name="P7" draw:layer="layout" svg:width="0.568cm" svg:height="0.812cm" svg:x="0.993cm" svg:y="14.032cm">
          <draw:text-box>
            <text:p text:style-name="P6"><text:span text:style-name="T2">y</text:span></text:p>
          </draw:text-box>
        </draw:frame>
        <draw:frame draw:style-name="gr29" draw:text-style-name="P7" draw:layer="layout" svg:width="0.568cm" svg:height="0.812cm" svg:x="18.778cm" svg:y="10.449cm">
          <draw:text-box>
            <text:p text:style-name="P6"><text:span text:style-name="T2">x</text:span></text:p>
          </draw:text-box>
        </draw:frame>
        <draw:custom-shape draw:style-name="gr42" draw:text-style-name="P2" draw:layer="layout" svg:width="12.974cm" svg:height="3.244cm" draw:transform="skewX (0.856956662729216) translate (5.655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42cm" svg:y1="7.482cm" svg:x2="8.397cm" svg:y2="10.725cm">
          <text:p/>
        </draw:line>
        <draw:line draw:style-name="gr4" draw:text-style-name="P3" draw:layer="layout" svg:x1="8.898cm" svg:y1="7.482cm" svg:x2="5.153cm" svg:y2="10.725cm">
          <text:p/>
        </draw:line>
        <draw:line draw:style-name="gr4" draw:text-style-name="P3" draw:layer="layout" svg:x1="15.385cm" svg:y1="7.482cm" svg:x2="11.64cm" svg:y2="10.725cm">
          <text:p/>
        </draw:line>
        <draw:line draw:style-name="gr4" draw:text-style-name="P3" draw:layer="layout" svg:x1="3.783cm" svg:y1="9.103cm" svg:x2="16.757cm" svg:y2="9.103cm">
          <text:p/>
        </draw:line>
        <draw:line draw:style-name="gr1" draw:text-style-name="P1" draw:layer="layout" svg:x1="1.512cm" svg:y1="11.049cm" svg:x2="5.729cm" svg:y2="7.4cm">
          <text:p/>
        </draw:line>
        <draw:line draw:style-name="gr1" draw:text-style-name="P1" draw:layer="layout" svg:x1="19.19cm" svg:y1="7.482cm" svg:x2="5.567cm" svg:y2="7.482cm">
          <text:p/>
        </draw:line>
        <draw:frame draw:style-name="gr44" draw:text-style-name="P5" draw:layer="layout" svg:width="1.622cm" svg:height="1.361cm" svg:x="16.756cm" svg:y="9.053cm">
          <draw:text-box>
            <text:p text:style-name="P4"><text:span text:style-name="T1">2: 2</text:span>х4</text:p>
          </draw:text-box>
        </draw:frame>
        <draw:frame draw:style-name="gr28" draw:text-style-name="P7" draw:layer="layout" svg:width="0.568cm" svg:height="0.811cm" svg:x="1.012cm" svg:y="10.384cm">
          <draw:text-box>
            <text:p text:style-name="P6"><text:span text:style-name="T2">y</text:span></text:p>
          </draw:text-box>
        </draw:frame>
        <draw:frame draw:style-name="gr28" draw:text-style-name="P7" draw:layer="layout" svg:width="0.567cm" svg:height="0.811cm" svg:x="18.659cm" svg:y="6.7cm">
          <draw:text-box>
            <text:p text:style-name="P6"><text:span text:style-name="T2">x</text:span></text:p>
          </draw:text-box>
        </draw:frame>
        <draw:custom-shape draw:style-name="gr42" draw:text-style-name="P2" draw:layer="layout" svg:width="12.974cm" svg:height="3.244cm" draw:transform="skewX (0.856956662729216) translate (5.655cm 3.8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.512cm" svg:y1="7.401cm" svg:x2="5.729cm" svg:y2="3.752cm">
          <text:p/>
        </draw:line>
        <draw:line draw:style-name="gr1" draw:text-style-name="P1" draw:layer="layout" svg:x1="19.19cm" svg:y1="3.833cm" svg:x2="5.567cm" svg:y2="3.833cm">
          <text:p/>
        </draw:line>
        <draw:line draw:style-name="gr3" draw:text-style-name="P3" draw:layer="layout" svg:x1="12.142cm" svg:y1="3.833cm" svg:x2="8.397cm" svg:y2="7.076cm">
          <text:p/>
        </draw:line>
        <draw:frame draw:style-name="gr45" draw:text-style-name="P5" draw:layer="layout" svg:width="1.621cm" svg:height="1.361cm" svg:x="16.838cm" svg:y="5.373cm">
          <draw:text-box>
            <text:p text:style-name="P4"><text:span text:style-name="T1">3: </text:span><text:span text:style-name="T3">1</text:span>х2</text:p>
          </draw:text-box>
        </draw:frame>
        <draw:frame draw:style-name="gr46" draw:text-style-name="P7" draw:layer="layout" svg:width="0.649cm" svg:height="0.891cm" svg:x="1.012cm" svg:y="6.79cm">
          <draw:text-box>
            <text:p text:style-name="P6"><text:span text:style-name="T2">y</text:span></text:p>
          </draw:text-box>
        </draw:frame>
        <draw:frame draw:style-name="gr36" draw:text-style-name="P7" draw:layer="layout" svg:width="0.567cm" svg:height="0.811cm" svg:x="18.759cm" svg:y="3.171cm">
          <draw:text-box>
            <text:p text:style-name="P6"><text:span text:style-name="T2">x</text:span></text:p>
          </draw:text-box>
        </draw:frame>
        <draw:custom-shape draw:style-name="gr47" draw:text-style-name="P2" draw:layer="layout" svg:width="13.785cm" svg:height="3.65cm" draw:transform="skewX (0.856956662729216) translate (6.046cm 18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02cm" svg:y1="18.736cm" svg:x2="14.807cm" svg:y2="22.385cm">
          <text:p/>
        </draw:line>
        <draw:line draw:style-name="gr4" draw:text-style-name="P3" draw:layer="layout" svg:x1="2.301cm" svg:y1="21.979cm" svg:x2="16.086cm" svg:y2="21.979cm">
          <text:p/>
        </draw:line>
        <draw:line draw:style-name="gr3" draw:text-style-name="P3" draw:layer="layout" svg:x1="12.533cm" svg:y1="18.736cm" svg:x2="8.32cm" svg:y2="22.385cm">
          <text:p/>
        </draw:line>
        <draw:line draw:style-name="gr3" draw:text-style-name="P3" draw:layer="layout" svg:x1="9.289cm" svg:y1="18.736cm" svg:x2="5.076cm" svg:y2="22.385cm">
          <text:p/>
        </draw:line>
        <draw:line draw:style-name="gr3" draw:text-style-name="P3" draw:layer="layout" svg:x1="15.776cm" svg:y1="18.736cm" svg:x2="11.563cm" svg:y2="22.385cm">
          <text:p/>
        </draw:line>
        <draw:line draw:style-name="gr4" draw:text-style-name="P3" draw:layer="layout" svg:x1="4.173cm" svg:y1="20.357cm" svg:x2="17.958cm" svg:y2="20.357cm">
          <text:p/>
        </draw:line>
        <draw:line draw:style-name="gr4" draw:text-style-name="P3" draw:layer="layout" svg:x1="5.11cm" svg:y1="19.546cm" svg:x2="18.895cm" svg:y2="19.546cm">
          <text:p/>
        </draw:line>
        <draw:line draw:style-name="gr4" draw:text-style-name="P3" draw:layer="layout" svg:x1="3.237cm" svg:y1="21.168cm" svg:x2="17.022cm" svg:y2="21.168cm">
          <text:p/>
        </draw:line>
        <draw:line draw:style-name="gr3" draw:text-style-name="P3" draw:layer="layout" svg:x1="7.667cm" svg:y1="18.736cm" svg:x2="3.454cm" svg:y2="22.385cm">
          <text:p/>
        </draw:line>
        <draw:line draw:style-name="gr3" draw:text-style-name="P3" draw:layer="layout" svg:x1="10.911cm" svg:y1="18.736cm" svg:x2="6.698cm" svg:y2="22.385cm">
          <text:p/>
        </draw:line>
        <draw:line draw:style-name="gr3" draw:text-style-name="P3" draw:layer="layout" svg:x1="14.154cm" svg:y1="18.736cm" svg:x2="9.941cm" svg:y2="22.385cm">
          <text:p/>
        </draw:line>
        <draw:line draw:style-name="gr3" draw:text-style-name="P3" draw:layer="layout" svg:x1="17.398cm" svg:y1="18.736cm" svg:x2="13.185cm" svg:y2="22.385cm">
          <text:p/>
        </draw:line>
        <draw:line draw:style-name="gr4" draw:text-style-name="P3" draw:layer="layout" svg:x1="6.857cm" svg:y1="18.736cm" svg:x2="2.644cm" svg:y2="22.385cm">
          <text:p/>
        </draw:line>
        <draw:line draw:style-name="gr4" draw:text-style-name="P3" draw:layer="layout" svg:x1="8.478cm" svg:y1="18.736cm" svg:x2="4.265cm" svg:y2="22.385cm">
          <text:p/>
        </draw:line>
        <draw:line draw:style-name="gr4" draw:text-style-name="P3" draw:layer="layout" svg:x1="10.1cm" svg:y1="18.736cm" svg:x2="5.887cm" svg:y2="22.385cm">
          <text:p/>
        </draw:line>
        <draw:line draw:style-name="gr4" draw:text-style-name="P3" draw:layer="layout" svg:x1="11.722cm" svg:y1="18.736cm" svg:x2="7.509cm" svg:y2="22.385cm">
          <text:p/>
        </draw:line>
        <draw:line draw:style-name="gr4" draw:text-style-name="P3" draw:layer="layout" svg:x1="13.343cm" svg:y1="18.736cm" svg:x2="9.13cm" svg:y2="22.385cm">
          <text:p/>
        </draw:line>
        <draw:line draw:style-name="gr4" draw:text-style-name="P3" draw:layer="layout" svg:x1="14.965cm" svg:y1="18.736cm" svg:x2="10.752cm" svg:y2="22.385cm">
          <text:p/>
        </draw:line>
        <draw:line draw:style-name="gr4" draw:text-style-name="P3" draw:layer="layout" svg:x1="16.587cm" svg:y1="18.736cm" svg:x2="12.374cm" svg:y2="22.385cm">
          <text:p/>
        </draw:line>
        <draw:line draw:style-name="gr4" draw:text-style-name="P3" draw:layer="layout" svg:x1="18.209cm" svg:y1="18.736cm" svg:x2="13.996cm" svg:y2="22.385cm">
          <text:p/>
        </draw:line>
        <draw:line draw:style-name="gr3" draw:text-style-name="P3" draw:layer="layout" svg:x1="5.578cm" svg:y1="19.141cm" svg:x2="19.363cm" svg:y2="19.141cm">
          <text:p/>
        </draw:line>
        <draw:line draw:style-name="gr3" draw:text-style-name="P3" draw:layer="layout" svg:x1="4.642cm" svg:y1="19.952cm" svg:x2="18.427cm" svg:y2="19.952cm">
          <text:p/>
        </draw:line>
        <draw:line draw:style-name="gr3" draw:text-style-name="P3" draw:layer="layout" svg:x1="3.705cm" svg:y1="20.763cm" svg:x2="17.49cm" svg:y2="20.763cm">
          <text:p/>
        </draw:line>
        <draw:line draw:style-name="gr3" draw:text-style-name="P3" draw:layer="layout" svg:x1="2.769cm" svg:y1="21.574cm" svg:x2="16.554cm" svg:y2="21.574cm">
          <text:p/>
        </draw:line>
        <draw:line draw:style-name="gr1" draw:text-style-name="P1" draw:layer="layout" svg:x1="1.426cm" svg:y1="22.709cm" svg:x2="5.718cm" svg:y2="19.009cm">
          <text:p/>
        </draw:line>
        <draw:line draw:style-name="gr1" draw:text-style-name="P1" draw:layer="layout" svg:x1="19.9cm" svg:y1="19.136cm" svg:x2="5.467cm" svg:y2="19.136cm">
          <text:p/>
        </draw:line>
        <draw:frame draw:style-name="gr48" draw:text-style-name="P5" draw:layer="layout" svg:width="2.027cm" svg:height="1.916cm" svg:x="17.563cm" svg:y="20.793cm">
          <draw:text-box>
            <text:p text:style-name="P4"><text:span text:style-name="T1">0</text:span>: 9х17<text:line-break/>yx: 1;0</text:p>
          </draw:text-box>
        </draw:frame>
        <draw:frame draw:style-name="gr34" draw:text-style-name="P7" draw:layer="layout" svg:width="0.567cm" svg:height="0.81cm" svg:x="1.333cm" svg:y="21.509cm">
          <draw:text-box>
            <text:p text:style-name="P6"><text:span text:style-name="T2">y</text:span></text:p>
          </draw:text-box>
        </draw:frame>
        <draw:frame draw:style-name="gr34" draw:text-style-name="P7" draw:layer="layout" svg:width="0.567cm" svg:height="0.81cm" svg:x="19.29cm" svg:y="17.655cm">
          <draw:text-box>
            <text:p text:style-name="P6"><text:span text:style-name="T2">x</text:span></text:p>
          </draw:text-box>
        </draw:frame>
        <draw:line draw:style-name="gr15" draw:text-style-name="P1" draw:layer="layout" svg:x1="18.622cm" svg:y1="3.84cm" svg:x2="18.622cm" svg:y2="19.109cm">
          <text:p/>
        </draw:line>
        <draw:line draw:style-name="gr15" draw:text-style-name="P1" draw:layer="layout" svg:x1="14.892cm" svg:y1="7.083cm" svg:x2="14.892cm" svg:y2="22.109cm">
          <text:p/>
        </draw:line>
        <draw:line draw:style-name="gr15" draw:text-style-name="P1" draw:layer="layout" svg:x1="1.918cm" svg:y1="7.165cm" svg:x2="1.918cm" svg:y2="22.109cm">
          <text:p/>
        </draw:line>
        <draw:frame draw:style-name="gr49" draw:text-style-name="P9" draw:layer="layout" svg:width="0.568cm" svg:height="1.039cm" svg:x="6.21cm" svg:y="18.231cm">
          <draw:text-box>
            <text:p text:style-name="P8">0 </text:p>
          </draw:text-box>
        </draw:frame>
        <draw:frame draw:style-name="gr50" draw:text-style-name="P9" draw:layer="layout" svg:width="0.978cm" svg:height="0.645cm" svg:x="19.022cm" svg:y="18.231cm">
          <draw:text-box>
            <text:p text:style-name="P8">16 </text:p>
          </draw:text-box>
        </draw:frame>
        <draw:frame draw:style-name="gr51" draw:text-style-name="P9" draw:layer="layout" svg:width="0.7cm" svg:height="0.645cm" svg:x="12.5cm" svg:y="18.209cm">
          <draw:text-box>
            <text:p text:style-name="P8">8 </text:p>
          </draw:text-box>
        </draw:frame>
        <draw:frame draw:style-name="gr38" draw:text-style-name="P9" draw:layer="layout" svg:width="0.828cm" svg:height="0.645cm" svg:x="9.372cm" svg:y="18.209cm">
          <draw:text-box>
            <text:p text:style-name="P8">4 </text:p>
          </draw:text-box>
        </draw:frame>
        <draw:frame draw:style-name="gr52" draw:text-style-name="P9" draw:layer="layout" svg:width="1.041cm" svg:height="0.645cm" svg:x="15.659cm" svg:y="18.231cm">
          <draw:text-box>
            <text:p text:style-name="P8">12 </text:p>
          </draw:text-box>
        </draw:frame>
        <draw:frame draw:style-name="gr49" draw:text-style-name="P9" draw:layer="layout" svg:width="0.568cm" svg:height="1.039cm" svg:x="5.728cm" svg:y="14.336cm">
          <draw:text-box>
            <text:p text:style-name="P8">0 </text:p>
          </draw:text-box>
        </draw:frame>
        <draw:frame draw:style-name="gr53" draw:text-style-name="P9" draw:layer="layout" svg:width="1.1cm" svg:height="0.645cm" svg:x="18.5cm" svg:y="14.136cm">
          <draw:text-box>
            <text:p text:style-name="P8">16 </text:p>
          </draw:text-box>
        </draw:frame>
        <draw:frame draw:style-name="gr49" draw:text-style-name="P9" draw:layer="layout" svg:width="0.567cm" svg:height="1.039cm" svg:x="12.135cm" svg:y="14.3cm">
          <draw:text-box>
            <text:p text:style-name="P8">8 </text:p>
          </draw:text-box>
        </draw:frame>
        <draw:frame draw:style-name="gr49" draw:text-style-name="P9" draw:layer="layout" svg:width="0.568cm" svg:height="1.039cm" svg:x="8.891cm" svg:y="14.3cm">
          <draw:text-box>
            <text:p text:style-name="P8">4 </text:p>
          </draw:text-box>
        </draw:frame>
        <draw:frame draw:style-name="gr54" draw:text-style-name="P9" draw:layer="layout" svg:width="0.921cm" svg:height="0.645cm" svg:x="15.379cm" svg:y="14.236cm">
          <draw:text-box>
            <text:p text:style-name="P8">12 </text:p>
          </draw:text-box>
        </draw:frame>
        <draw:frame draw:style-name="gr10" draw:text-style-name="P9" draw:layer="layout" svg:width="0.6cm" svg:height="0.645cm" svg:x="3cm" svg:y="16.209cm">
          <draw:text-box>
            <text:p text:style-name="P8">4</text:p>
          </draw:text-box>
        </draw:frame>
        <draw:frame draw:style-name="gr10" draw:text-style-name="P9" draw:layer="layout" svg:width="0.6cm" svg:height="0.645cm" svg:x="2.9cm" svg:y="20.564cm">
          <draw:text-box>
            <text:p text:style-name="P8">4</text:p>
          </draw:text-box>
        </draw:frame>
      </draw:page>
      <draw:page draw:name="page7" draw:style-name="dp1" draw:master-page-name="Обычный">
        <draw:line draw:style-name="gr1" draw:text-style-name="P1" draw:layer="layout" svg:x1="6.118cm" svg:y1="2.106cm" svg:x2="6.118cm" svg:y2="17.888cm">
          <text:p/>
        </draw:line>
        <draw:line draw:style-name="gr1" draw:text-style-name="P1" draw:layer="layout" svg:x1="1.904cm" svg:y1="17.723cm" svg:x2="6.201cm" svg:y2="14.005cm">
          <text:p/>
        </draw:line>
        <draw:line draw:style-name="gr1" draw:text-style-name="P1" draw:layer="layout" svg:x1="19.918cm" svg:y1="14.087cm" svg:x2="6.036cm" svg:y2="14.087cm">
          <text:p/>
        </draw:line>
        <draw:frame draw:style-name="gr55" draw:text-style-name="P7" draw:layer="layout" svg:width="0.578cm" svg:height="0.826cm" svg:x="1.387cm" svg:y="17.139cm">
          <draw:text-box>
            <text:p text:style-name="P6"><text:span text:style-name="T2">y</text:span></text:p>
          </draw:text-box>
        </draw:frame>
        <draw:custom-shape draw:style-name="gr56" draw:text-style-name="P2" draw:layer="layout" svg:width="13.22cm" svg:height="3.305cm" draw:transform="skewX (0.857305728579614) translate (6.126cm 14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736cm" svg:y1="14.087cm" svg:x2="8.92cm" svg:y2="17.392cm">
          <text:p/>
        </draw:line>
        <draw:line draw:style-name="gr3" draw:text-style-name="P3" draw:layer="layout" svg:x1="9.431cm" svg:y1="14.087cm" svg:x2="5.615cm" svg:y2="17.392cm">
          <text:p/>
        </draw:line>
        <draw:line draw:style-name="gr3" draw:text-style-name="P3" draw:layer="layout" svg:x1="16.041cm" svg:y1="14.087cm" svg:x2="12.225cm" svg:y2="17.392cm">
          <text:p/>
        </draw:line>
        <draw:line draw:style-name="gr3" draw:text-style-name="P3" draw:layer="layout" svg:x1="4.218cm" svg:y1="15.74cm" svg:x2="17.439cm" svg:y2="15.74cm">
          <text:p/>
        </draw:line>
        <draw:line draw:style-name="gr3" draw:text-style-name="P3" draw:layer="layout" svg:x1="5.172cm" svg:y1="14.913cm" svg:x2="18.393cm" svg:y2="14.913cm">
          <text:p/>
        </draw:line>
        <draw:line draw:style-name="gr3" draw:text-style-name="P3" draw:layer="layout" svg:x1="3.264cm" svg:y1="16.566cm" svg:x2="16.485cm" svg:y2="16.566cm">
          <text:p/>
        </draw:line>
        <draw:line draw:style-name="gr3" draw:text-style-name="P3" draw:layer="layout" svg:x1="7.778cm" svg:y1="14.087cm" svg:x2="3.962cm" svg:y2="17.392cm">
          <text:p/>
        </draw:line>
        <draw:line draw:style-name="gr3" draw:text-style-name="P3" draw:layer="layout" svg:x1="11.083cm" svg:y1="14.087cm" svg:x2="7.267cm" svg:y2="17.392cm">
          <text:p/>
        </draw:line>
        <draw:line draw:style-name="gr3" draw:text-style-name="P3" draw:layer="layout" svg:x1="14.388cm" svg:y1="14.087cm" svg:x2="10.572cm" svg:y2="17.392cm">
          <text:p/>
        </draw:line>
        <draw:line draw:style-name="gr3" draw:text-style-name="P3" draw:layer="layout" svg:x1="17.694cm" svg:y1="14.087cm" svg:x2="13.878cm" svg:y2="17.392cm">
          <text:p/>
        </draw:line>
        <draw:line draw:style-name="gr4" draw:text-style-name="P3" draw:layer="layout" svg:x1="6.952cm" svg:y1="14.087cm" svg:x2="3.136cm" svg:y2="17.392cm">
          <text:p/>
        </draw:line>
        <draw:line draw:style-name="gr4" draw:text-style-name="P3" draw:layer="layout" svg:x1="8.604cm" svg:y1="14.087cm" svg:x2="4.788cm" svg:y2="17.392cm">
          <text:p/>
        </draw:line>
        <draw:line draw:style-name="gr4" draw:text-style-name="P3" draw:layer="layout" svg:x1="10.257cm" svg:y1="14.087cm" svg:x2="6.441cm" svg:y2="17.392cm">
          <text:p/>
        </draw:line>
        <draw:line draw:style-name="gr4" draw:text-style-name="P3" draw:layer="layout" svg:x1="11.91cm" svg:y1="14.087cm" svg:x2="8.094cm" svg:y2="17.392cm">
          <text:p/>
        </draw:line>
        <draw:line draw:style-name="gr4" draw:text-style-name="P3" draw:layer="layout" svg:x1="13.562cm" svg:y1="14.087cm" svg:x2="9.746cm" svg:y2="17.392cm">
          <text:p/>
        </draw:line>
        <draw:line draw:style-name="gr4" draw:text-style-name="P3" draw:layer="layout" svg:x1="15.215cm" svg:y1="14.087cm" svg:x2="11.399cm" svg:y2="17.392cm">
          <text:p/>
        </draw:line>
        <draw:line draw:style-name="gr4" draw:text-style-name="P3" draw:layer="layout" svg:x1="16.867cm" svg:y1="14.087cm" svg:x2="13.051cm" svg:y2="17.392cm">
          <text:p/>
        </draw:line>
        <draw:line draw:style-name="gr4" draw:text-style-name="P3" draw:layer="layout" svg:x1="18.52cm" svg:y1="14.087cm" svg:x2="14.704cm" svg:y2="17.392cm">
          <text:p/>
        </draw:line>
        <draw:line draw:style-name="gr4" draw:text-style-name="P3" draw:layer="layout" svg:x1="5.649cm" svg:y1="14.5cm" svg:x2="18.87cm" svg:y2="14.5cm">
          <text:p/>
        </draw:line>
        <draw:line draw:style-name="gr4" draw:text-style-name="P3" draw:layer="layout" svg:x1="4.695cm" svg:y1="15.327cm" svg:x2="17.916cm" svg:y2="15.327cm">
          <text:p/>
        </draw:line>
        <draw:line draw:style-name="gr4" draw:text-style-name="P3" draw:layer="layout" svg:x1="3.741cm" svg:y1="16.153cm" svg:x2="16.962cm" svg:y2="16.153cm">
          <text:p/>
        </draw:line>
        <draw:line draw:style-name="gr4" draw:text-style-name="P3" draw:layer="layout" svg:x1="2.787cm" svg:y1="16.979cm" svg:x2="16.008cm" svg:y2="16.979cm">
          <text:p/>
        </draw:line>
        <draw:frame draw:style-name="gr57" draw:text-style-name="P5" draw:layer="layout" svg:width="1.979cm" svg:height="1.361cm" svg:x="17.521cm" svg:y="15.771cm">
          <draw:text-box>
            <text:p text:style-name="P4"><text:span text:style-name="T1">0</text:span>: 8х16</text:p>
          </draw:text-box>
        </draw:frame>
        <draw:frame draw:style-name="gr58" draw:text-style-name="P7" draw:layer="layout" svg:width="0.579cm" svg:height="0.827cm" svg:x="19.091cm" svg:y="14.004cm">
          <draw:text-box>
            <text:p text:style-name="P6"><text:span text:style-name="T2">x</text:span></text:p>
          </draw:text-box>
        </draw:frame>
        <draw:custom-shape draw:style-name="gr59" draw:text-style-name="P2" draw:layer="layout" svg:width="13.22cm" svg:height="3.306cm" draw:transform="skewX (0.857131195654415) translate (6.126cm 10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36cm" svg:y1="10.369cm" svg:x2="8.92cm" svg:y2="13.674cm">
          <text:p/>
        </draw:line>
        <draw:line draw:style-name="gr8" draw:text-style-name="P1" draw:layer="layout" svg:x1="9.431cm" svg:y1="10.369cm" svg:x2="5.615cm" svg:y2="13.674cm">
          <text:p/>
        </draw:line>
        <draw:line draw:style-name="gr8" draw:text-style-name="P1" draw:layer="layout" svg:x1="16.041cm" svg:y1="10.369cm" svg:x2="12.225cm" svg:y2="13.674cm">
          <text:p/>
        </draw:line>
        <draw:line draw:style-name="gr8" draw:text-style-name="P1" draw:layer="layout" svg:x1="4.218cm" svg:y1="12.021cm" svg:x2="17.439cm" svg:y2="12.021cm">
          <text:p/>
        </draw:line>
        <draw:line draw:style-name="gr9" draw:text-style-name="P1" draw:layer="layout" svg:x1="5.172cm" svg:y1="11.195cm" svg:x2="18.393cm" svg:y2="11.195cm">
          <text:p/>
        </draw:line>
        <draw:line draw:style-name="gr9" draw:text-style-name="P1" draw:layer="layout" svg:x1="3.264cm" svg:y1="12.848cm" svg:x2="16.485cm" svg:y2="12.848cm">
          <text:p/>
        </draw:line>
        <draw:line draw:style-name="gr9" draw:text-style-name="P1" draw:layer="layout" svg:x1="7.778cm" svg:y1="10.369cm" svg:x2="3.962cm" svg:y2="13.674cm">
          <text:p/>
        </draw:line>
        <draw:line draw:style-name="gr9" draw:text-style-name="P1" draw:layer="layout" svg:x1="11.083cm" svg:y1="10.369cm" svg:x2="7.267cm" svg:y2="13.674cm">
          <text:p/>
        </draw:line>
        <draw:line draw:style-name="gr9" draw:text-style-name="P1" draw:layer="layout" svg:x1="14.388cm" svg:y1="10.369cm" svg:x2="10.572cm" svg:y2="13.674cm">
          <text:p/>
        </draw:line>
        <draw:line draw:style-name="gr9" draw:text-style-name="P1" draw:layer="layout" svg:x1="17.694cm" svg:y1="10.369cm" svg:x2="13.878cm" svg:y2="13.674cm">
          <text:p/>
        </draw:line>
        <draw:g>
          <draw:line draw:style-name="gr1" draw:text-style-name="P1" draw:layer="layout" svg:x1="1.904cm" svg:y1="14.004cm" svg:x2="6.201cm" svg:y2="10.286cm">
            <text:p/>
          </draw:line>
          <draw:line draw:style-name="gr1" draw:text-style-name="P1" draw:layer="layout" svg:x1="19.918cm" svg:y1="10.369cm" svg:x2="6.036cm" svg:y2="10.369cm">
            <text:p/>
          </draw:line>
        </draw:g>
        <draw:frame draw:style-name="gr60" draw:text-style-name="P5" draw:layer="layout" svg:width="1.653cm" svg:height="1.361cm" svg:x="17.438cm" svg:y="12.053cm">
          <draw:text-box>
            <text:p text:style-name="P4"><text:span text:style-name="T1">1</text:span>: 4х8</text:p>
          </draw:text-box>
        </draw:frame>
        <draw:frame draw:style-name="gr58" draw:text-style-name="P7" draw:layer="layout" svg:width="0.578cm" svg:height="0.827cm" svg:x="1.387cm" svg:y="13.42cm">
          <draw:text-box>
            <text:p text:style-name="P6"><text:span text:style-name="T2">y</text:span></text:p>
          </draw:text-box>
        </draw:frame>
        <draw:frame draw:style-name="gr58" draw:text-style-name="P7" draw:layer="layout" svg:width="0.579cm" svg:height="0.827cm" svg:x="19.291cm" svg:y="9.586cm">
          <draw:text-box>
            <text:p text:style-name="P6"><text:span text:style-name="T2">x</text:span></text:p>
          </draw:text-box>
        </draw:frame>
        <draw:custom-shape draw:style-name="gr56" draw:text-style-name="P2" draw:layer="layout" svg:width="13.22cm" svg:height="3.305cm" draw:transform="skewX (0.856956662729216) translate (6.126cm 6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736cm" svg:y1="6.651cm" svg:x2="8.92cm" svg:y2="9.956cm">
          <text:p/>
        </draw:line>
        <draw:line draw:style-name="gr4" draw:text-style-name="P3" draw:layer="layout" svg:x1="9.431cm" svg:y1="6.651cm" svg:x2="5.615cm" svg:y2="9.956cm">
          <text:p/>
        </draw:line>
        <draw:line draw:style-name="gr4" draw:text-style-name="P3" draw:layer="layout" svg:x1="16.041cm" svg:y1="6.651cm" svg:x2="12.225cm" svg:y2="9.956cm">
          <text:p/>
        </draw:line>
        <draw:line draw:style-name="gr4" draw:text-style-name="P3" draw:layer="layout" svg:x1="4.218cm" svg:y1="8.303cm" svg:x2="17.439cm" svg:y2="8.303cm">
          <text:p/>
        </draw:line>
        <draw:line draw:style-name="gr1" draw:text-style-name="P1" draw:layer="layout" svg:x1="1.904cm" svg:y1="10.286cm" svg:x2="6.201cm" svg:y2="6.568cm">
          <text:p/>
        </draw:line>
        <draw:line draw:style-name="gr1" draw:text-style-name="P1" draw:layer="layout" svg:x1="19.918cm" svg:y1="6.651cm" svg:x2="6.036cm" svg:y2="6.651cm">
          <text:p/>
        </draw:line>
        <draw:frame draw:style-name="gr60" draw:text-style-name="P5" draw:layer="layout" svg:width="1.653cm" svg:height="1.361cm" svg:x="17.438cm" svg:y="8.252cm">
          <draw:text-box>
            <text:p text:style-name="P4"><text:span text:style-name="T1">2: 2</text:span>х4</text:p>
          </draw:text-box>
        </draw:frame>
        <draw:frame draw:style-name="gr58" draw:text-style-name="P7" draw:layer="layout" svg:width="0.578cm" svg:height="0.827cm" svg:x="1.404cm" svg:y="9.602cm">
          <draw:text-box>
            <text:p text:style-name="P6"><text:span text:style-name="T2">y</text:span></text:p>
          </draw:text-box>
        </draw:frame>
        <draw:frame draw:style-name="gr58" draw:text-style-name="P7" draw:layer="layout" svg:width="0.579cm" svg:height="0.827cm" svg:x="19.373cm" svg:y="5.967cm">
          <draw:text-box>
            <text:p text:style-name="P6"><text:span text:style-name="T2">x</text:span></text:p>
          </draw:text-box>
        </draw:frame>
        <draw:custom-shape draw:style-name="gr61" draw:text-style-name="P2" draw:layer="layout" svg:width="13.22cm" svg:height="3.304cm" draw:transform="skewX (0.857131195654415) translate (6.126cm 2.9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.904cm" svg:y1="6.568cm" svg:x2="6.201cm" svg:y2="2.85cm">
          <text:p/>
        </draw:line>
        <draw:line draw:style-name="gr1" draw:text-style-name="P1" draw:layer="layout" svg:x1="19.918cm" svg:y1="2.932cm" svg:x2="6.036cm" svg:y2="2.932cm">
          <text:p/>
        </draw:line>
        <draw:line draw:style-name="gr3" draw:text-style-name="P3" draw:layer="layout" svg:x1="12.736cm" svg:y1="2.932cm" svg:x2="8.92cm" svg:y2="6.237cm">
          <text:p/>
        </draw:line>
        <draw:frame draw:style-name="gr35" draw:text-style-name="P5" draw:layer="layout" svg:width="1.652cm" svg:height="1.361cm" svg:x="17.521cm" svg:y="4.502cm">
          <draw:text-box>
            <text:p text:style-name="P4"><text:span text:style-name="T1">3: </text:span><text:span text:style-name="T3">1</text:span>х2</text:p>
          </draw:text-box>
        </draw:frame>
        <draw:frame draw:style-name="gr62" draw:text-style-name="P7" draw:layer="layout" svg:width="0.661cm" svg:height="0.909cm" svg:x="1.404cm" svg:y="5.942cm">
          <draw:text-box>
            <text:p text:style-name="P6"><text:span text:style-name="T2">y</text:span></text:p>
          </draw:text-box>
        </draw:frame>
        <draw:frame draw:style-name="gr63" draw:text-style-name="P7" draw:layer="layout" svg:width="0.579cm" svg:height="0.826cm" svg:x="19.473cm" svg:y="2.267cm">
          <draw:text-box>
            <text:p text:style-name="P6"><text:span text:style-name="T2">x</text:span></text:p>
          </draw:text-box>
        </draw:frame>
        <draw:line draw:style-name="gr15" draw:text-style-name="P1" draw:layer="layout" svg:x1="19.339cm" svg:y1="2.94cm" svg:x2="19.339cm" svg:y2="17.813cm">
          <text:p/>
        </draw:line>
        <draw:line draw:style-name="gr15" draw:text-style-name="P1" draw:layer="layout" svg:x1="15.538cm" svg:y1="6.245cm" svg:x2="15.538cm" svg:y2="21.036cm">
          <text:p/>
        </draw:line>
        <draw:line draw:style-name="gr15" draw:text-style-name="P1" draw:layer="layout" svg:x1="2.317cm" svg:y1="6.327cm" svg:x2="2.317cm" svg:y2="21.118cm">
          <text:p/>
        </draw:line>
        <draw:custom-shape draw:style-name="gr64" draw:text-style-name="P2" draw:layer="layout" svg:width="14.047cm" svg:height="3.719cm" draw:transform="skewX (0.856956662729216) translate (5.29cm 17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8.512cm" svg:y1="17.813cm" svg:x2="14.218cm" svg:y2="21.531cm">
          <text:p/>
        </draw:line>
        <draw:line draw:style-name="gr3" draw:text-style-name="P3" draw:layer="layout" svg:x1="1.474cm" svg:y1="21.118cm" svg:x2="15.521cm" svg:y2="21.118cm">
          <text:p/>
        </draw:line>
        <draw:line draw:style-name="gr4" draw:text-style-name="P3" draw:layer="layout" svg:x1="11.901cm" svg:y1="17.813cm" svg:x2="7.607cm" svg:y2="21.531cm">
          <text:p/>
        </draw:line>
        <draw:line draw:style-name="gr4" draw:text-style-name="P3" draw:layer="layout" svg:x1="8.596cm" svg:y1="17.813cm" svg:x2="4.302cm" svg:y2="21.531cm">
          <text:p/>
        </draw:line>
        <draw:line draw:style-name="gr4" draw:text-style-name="P3" draw:layer="layout" svg:x1="15.206cm" svg:y1="17.813cm" svg:x2="10.912cm" svg:y2="21.531cm">
          <text:p/>
        </draw:line>
        <draw:line draw:style-name="gr3" draw:text-style-name="P3" draw:layer="layout" svg:x1="3.382cm" svg:y1="19.466cm" svg:x2="17.429cm" svg:y2="19.466cm">
          <text:p/>
        </draw:line>
        <draw:line draw:style-name="gr3" draw:text-style-name="P3" draw:layer="layout" svg:x1="4.336cm" svg:y1="18.639cm" svg:x2="18.383cm" svg:y2="18.639cm">
          <text:p/>
        </draw:line>
        <draw:line draw:style-name="gr3" draw:text-style-name="P3" draw:layer="layout" svg:x1="2.428cm" svg:y1="20.292cm" svg:x2="16.475cm" svg:y2="20.292cm">
          <text:p/>
        </draw:line>
        <draw:line draw:style-name="gr4" draw:text-style-name="P3" draw:layer="layout" svg:x1="6.943cm" svg:y1="17.813cm" svg:x2="2.649cm" svg:y2="21.531cm">
          <text:p/>
        </draw:line>
        <draw:line draw:style-name="gr4" draw:text-style-name="P3" draw:layer="layout" svg:x1="10.249cm" svg:y1="17.813cm" svg:x2="5.955cm" svg:y2="21.531cm">
          <text:p/>
        </draw:line>
        <draw:line draw:style-name="gr4" draw:text-style-name="P3" draw:layer="layout" svg:x1="13.554cm" svg:y1="17.813cm" svg:x2="9.26cm" svg:y2="21.531cm">
          <text:p/>
        </draw:line>
        <draw:line draw:style-name="gr4" draw:text-style-name="P3" draw:layer="layout" svg:x1="16.859cm" svg:y1="17.813cm" svg:x2="12.565cm" svg:y2="21.531cm">
          <text:p/>
        </draw:line>
        <draw:line draw:style-name="gr3" draw:text-style-name="P3" draw:layer="layout" svg:x1="6.117cm" svg:y1="17.813cm" svg:x2="1.823cm" svg:y2="21.531cm">
          <text:p/>
        </draw:line>
        <draw:line draw:style-name="gr3" draw:text-style-name="P3" draw:layer="layout" svg:x1="7.77cm" svg:y1="17.813cm" svg:x2="3.476cm" svg:y2="21.531cm">
          <text:p/>
        </draw:line>
        <draw:line draw:style-name="gr3" draw:text-style-name="P3" draw:layer="layout" svg:x1="9.422cm" svg:y1="17.813cm" svg:x2="5.128cm" svg:y2="21.531cm">
          <text:p/>
        </draw:line>
        <draw:line draw:style-name="gr3" draw:text-style-name="P3" draw:layer="layout" svg:x1="11.075cm" svg:y1="17.813cm" svg:x2="6.781cm" svg:y2="21.531cm">
          <text:p/>
        </draw:line>
        <draw:line draw:style-name="gr3" draw:text-style-name="P3" draw:layer="layout" svg:x1="12.727cm" svg:y1="17.813cm" svg:x2="8.433cm" svg:y2="21.531cm">
          <text:p/>
        </draw:line>
        <draw:line draw:style-name="gr3" draw:text-style-name="P3" draw:layer="layout" svg:x1="14.38cm" svg:y1="17.813cm" svg:x2="10.086cm" svg:y2="21.531cm">
          <text:p/>
        </draw:line>
        <draw:line draw:style-name="gr3" draw:text-style-name="P3" draw:layer="layout" svg:x1="16.033cm" svg:y1="17.813cm" svg:x2="11.739cm" svg:y2="21.531cm">
          <text:p/>
        </draw:line>
        <draw:line draw:style-name="gr3" draw:text-style-name="P3" draw:layer="layout" svg:x1="17.685cm" svg:y1="17.813cm" svg:x2="13.391cm" svg:y2="21.531cm">
          <text:p/>
        </draw:line>
        <draw:line draw:style-name="gr4" draw:text-style-name="P3" draw:layer="layout" svg:x1="4.813cm" svg:y1="18.226cm" svg:x2="18.86cm" svg:y2="18.226cm">
          <text:p/>
        </draw:line>
        <draw:line draw:style-name="gr4" draw:text-style-name="P3" draw:layer="layout" svg:x1="3.859cm" svg:y1="19.052cm" svg:x2="17.906cm" svg:y2="19.052cm">
          <text:p/>
        </draw:line>
        <draw:line draw:style-name="gr4" draw:text-style-name="P3" draw:layer="layout" svg:x1="2.905cm" svg:y1="19.879cm" svg:x2="16.952cm" svg:y2="19.879cm">
          <text:p/>
        </draw:line>
        <draw:line draw:style-name="gr4" draw:text-style-name="P3" draw:layer="layout" svg:x1="1.951cm" svg:y1="20.705cm" svg:x2="15.998cm" svg:y2="20.705cm">
          <text:p/>
        </draw:line>
        <draw:line draw:style-name="gr1" draw:text-style-name="P1" draw:layer="layout" svg:x1="1.408cm" svg:y1="21.861cm" svg:x2="6.201cm" svg:y2="17.73cm">
          <text:p/>
        </draw:line>
        <draw:line draw:style-name="gr1" draw:text-style-name="P1" draw:layer="layout" svg:x1="19.917cm" svg:y1="17.813cm" svg:x2="5.953cm" svg:y2="17.813cm">
          <text:p/>
        </draw:line>
        <draw:frame draw:style-name="gr27" draw:text-style-name="P5" draw:layer="layout" svg:width="2.065cm" svg:height="1.916cm" svg:x="17.026cm" svg:y="19.91cm">
          <draw:text-box>
            <text:p text:style-name="P4"><text:span text:style-name="T1">0</text:span>: 9х17<text:line-break/>yx: 0;1</text:p>
          </draw:text-box>
        </draw:frame>
        <draw:frame draw:style-name="gr65" draw:text-style-name="P7" draw:layer="layout" svg:width="0.331cm" svg:height="0.725cm" svg:x="1.078cm" svg:y="21.511cm">
          <draw:text-box>
            <text:p text:style-name="P6"><text:span text:style-name="T2">y</text:span></text:p>
          </draw:text-box>
        </draw:frame>
        <draw:frame draw:style-name="gr66" draw:text-style-name="P7" draw:layer="layout" svg:width="0.579cm" svg:height="0.825cm" svg:x="19.091cm" svg:y="17.731cm">
          <draw:text-box>
            <text:p text:style-name="P6"><text:span text:style-name="T2">x</text:span></text:p>
          </draw:text-box>
        </draw:frame>
        <draw:g>
          <draw:frame draw:style-name="gr67" draw:text-style-name="P9" draw:layer="layout" svg:width="0.579cm" svg:height="1.039cm" svg:x="6.201cm" svg:y="17.263cm">
            <draw:text-box>
              <text:p text:style-name="P8">0 </text:p>
            </draw:text-box>
          </draw:frame>
          <draw:frame draw:style-name="gr68" draw:text-style-name="P9" draw:layer="layout" svg:width="1cm" svg:height="1.039cm" svg:x="19.1cm" svg:y="17.254cm">
            <draw:text-box>
              <text:p text:style-name="P8">16 </text:p>
            </draw:text-box>
          </draw:frame>
          <draw:frame draw:style-name="gr69" draw:text-style-name="P9" draw:layer="layout" svg:width="0.579cm" svg:height="1.039cm" svg:x="12.728cm" svg:y="17.317cm">
            <draw:text-box>
              <text:p text:style-name="P8">8 </text:p>
            </draw:text-box>
          </draw:frame>
          <draw:frame draw:style-name="gr69" draw:text-style-name="P9" draw:layer="layout" svg:width="0.578cm" svg:height="1.039cm" svg:x="9.424cm" svg:y="17.308cm">
            <draw:text-box>
              <text:p text:style-name="P8">4 </text:p>
            </draw:text-box>
          </draw:frame>
          <draw:frame draw:style-name="gr68" draw:text-style-name="P9" draw:layer="layout" svg:width="0.9cm" svg:height="1.039cm" svg:x="16cm" svg:y="17.299cm">
            <draw:text-box>
              <text:p text:style-name="P8">12 </text:p>
            </draw:text-box>
          </draw:frame>
        </draw:g>
        <draw:frame draw:style-name="gr69" draw:text-style-name="P9" draw:layer="layout" svg:width="0.579cm" svg:height="1.039cm" svg:x="6.201cm" svg:y="13.608cm">
          <draw:text-box>
            <text:p text:style-name="P8">0 </text:p>
          </draw:text-box>
        </draw:frame>
        <draw:frame draw:style-name="gr70" draw:text-style-name="P9" draw:layer="layout" svg:width="0.9cm" svg:height="0.734cm" svg:x="19.1cm" svg:y="13.509cm">
          <draw:text-box>
            <text:p text:style-name="P8">16 </text:p>
          </draw:text-box>
        </draw:frame>
        <draw:frame draw:style-name="gr71" draw:text-style-name="P9" draw:layer="layout" svg:width="0.579cm" svg:height="1.039cm" svg:x="12.728cm" svg:y="13.562cm">
          <draw:text-box>
            <text:p text:style-name="P8">8 </text:p>
          </draw:text-box>
        </draw:frame>
        <draw:frame draw:style-name="gr69" draw:text-style-name="P9" draw:layer="layout" svg:width="0.578cm" svg:height="1.039cm" svg:x="9.424cm" svg:y="13.553cm">
          <draw:text-box>
            <text:p text:style-name="P8">4 </text:p>
          </draw:text-box>
        </draw:frame>
        <draw:frame draw:style-name="gr10" draw:text-style-name="P9" draw:layer="layout" svg:width="1.066cm" svg:height="0.645cm" svg:x="15.9cm" svg:y="13.609cm">
          <draw:text-box>
            <text:p text:style-name="P8">12 </text:p>
          </draw:text-box>
        </draw:frame>
        <draw:frame draw:style-name="gr10" draw:text-style-name="P9" draw:layer="layout" svg:width="0.6cm" svg:height="0.645cm" svg:x="3.4cm" svg:y="15.609cm">
          <draw:text-box>
            <text:p text:style-name="P8">4</text:p>
          </draw:text-box>
        </draw:frame>
        <draw:frame draw:style-name="gr10" draw:text-style-name="P9" draw:layer="layout" svg:width="0.6cm" svg:height="0.645cm" svg:x="2.6cm" svg:y="19.264cm">
          <draw:text-box>
            <text:p text:style-name="P8">4</text:p>
          </draw:text-box>
        </draw:frame>
      </draw:page>
      <draw:page draw:name="page8" draw:style-name="dp1" draw:master-page-name="Обычный">
        <draw:line draw:style-name="gr1" draw:text-style-name="P1" draw:layer="layout" svg:x1="5.859cm" svg:y1="2.746cm" svg:x2="5.859cm" svg:y2="19.008cm">
          <text:p/>
        </draw:line>
        <draw:line draw:style-name="gr1" draw:text-style-name="P1" draw:layer="layout" svg:x1="1.714cm" svg:y1="18.106cm" svg:x2="5.94cm" svg:y2="14.449cm">
          <text:p/>
        </draw:line>
        <draw:line draw:style-name="gr1" draw:text-style-name="P1" draw:layer="layout" svg:x1="19.431cm" svg:y1="14.531cm" svg:x2="5.777cm" svg:y2="14.531cm">
          <text:p/>
        </draw:line>
        <draw:path draw:style-name="gr20" draw:text-style-name="P10" draw:layer="layout" svg:width="0.208cm" svg:height="0.252cm" svg:x="1.573cm" svg:y="17.616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custom-shape draw:style-name="gr72" draw:text-style-name="P2" draw:layer="layout" svg:width="13.004cm" svg:height="3.251cm" draw:transform="skewX (0.857131195654415) translate (5.866cm 14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368cm" svg:y1="14.531cm" svg:x2="8.614cm" svg:y2="17.782cm">
          <text:p/>
        </draw:line>
        <draw:line draw:style-name="gr3" draw:text-style-name="P3" draw:layer="layout" svg:x1="9.117cm" svg:y1="14.531cm" svg:x2="5.363cm" svg:y2="17.782cm">
          <text:p/>
        </draw:line>
        <draw:line draw:style-name="gr3" draw:text-style-name="P3" draw:layer="layout" svg:x1="15.619cm" svg:y1="14.531cm" svg:x2="11.865cm" svg:y2="17.782cm">
          <text:p/>
        </draw:line>
        <draw:line draw:style-name="gr3" draw:text-style-name="P3" draw:layer="layout" svg:x1="3.989cm" svg:y1="16.156cm" svg:x2="16.993cm" svg:y2="16.156cm">
          <text:p/>
        </draw:line>
        <draw:line draw:style-name="gr3" draw:text-style-name="P3" draw:layer="layout" svg:x1="4.928cm" svg:y1="15.343cm" svg:x2="17.932cm" svg:y2="15.343cm">
          <text:p/>
        </draw:line>
        <draw:line draw:style-name="gr3" draw:text-style-name="P3" draw:layer="layout" svg:x1="3.051cm" svg:y1="16.969cm" svg:x2="16.055cm" svg:y2="16.969cm">
          <text:p/>
        </draw:line>
        <draw:line draw:style-name="gr3" draw:text-style-name="P3" draw:layer="layout" svg:x1="7.492cm" svg:y1="14.531cm" svg:x2="3.738cm" svg:y2="17.782cm">
          <text:p/>
        </draw:line>
        <draw:line draw:style-name="gr3" draw:text-style-name="P3" draw:layer="layout" svg:x1="10.743cm" svg:y1="14.531cm" svg:x2="6.989cm" svg:y2="17.782cm">
          <text:p/>
        </draw:line>
        <draw:line draw:style-name="gr3" draw:text-style-name="P3" draw:layer="layout" svg:x1="13.994cm" svg:y1="14.531cm" svg:x2="10.24cm" svg:y2="17.782cm">
          <text:p/>
        </draw:line>
        <draw:line draw:style-name="gr3" draw:text-style-name="P3" draw:layer="layout" svg:x1="17.245cm" svg:y1="14.531cm" svg:x2="13.491cm" svg:y2="17.782cm">
          <text:p/>
        </draw:line>
        <draw:line draw:style-name="gr4" draw:text-style-name="P3" draw:layer="layout" svg:x1="6.679cm" svg:y1="14.531cm" svg:x2="2.925cm" svg:y2="17.782cm">
          <text:p/>
        </draw:line>
        <draw:line draw:style-name="gr4" draw:text-style-name="P3" draw:layer="layout" svg:x1="8.305cm" svg:y1="14.531cm" svg:x2="4.551cm" svg:y2="17.782cm">
          <text:p/>
        </draw:line>
        <draw:line draw:style-name="gr4" draw:text-style-name="P3" draw:layer="layout" svg:x1="9.93cm" svg:y1="14.531cm" svg:x2="6.176cm" svg:y2="17.782cm">
          <text:p/>
        </draw:line>
        <draw:line draw:style-name="gr4" draw:text-style-name="P3" draw:layer="layout" svg:x1="11.556cm" svg:y1="14.531cm" svg:x2="7.802cm" svg:y2="17.782cm">
          <text:p/>
        </draw:line>
        <draw:line draw:style-name="gr4" draw:text-style-name="P3" draw:layer="layout" svg:x1="13.181cm" svg:y1="14.531cm" svg:x2="9.427cm" svg:y2="17.782cm">
          <text:p/>
        </draw:line>
        <draw:line draw:style-name="gr4" draw:text-style-name="P3" draw:layer="layout" svg:x1="14.806cm" svg:y1="14.531cm" svg:x2="11.052cm" svg:y2="17.782cm">
          <text:p/>
        </draw:line>
        <draw:line draw:style-name="gr4" draw:text-style-name="P3" draw:layer="layout" svg:x1="16.432cm" svg:y1="14.531cm" svg:x2="12.678cm" svg:y2="17.782cm">
          <text:p/>
        </draw:line>
        <draw:line draw:style-name="gr4" draw:text-style-name="P3" draw:layer="layout" svg:x1="18.057cm" svg:y1="14.531cm" svg:x2="14.303cm" svg:y2="17.782cm">
          <text:p/>
        </draw:line>
        <draw:line draw:style-name="gr4" draw:text-style-name="P3" draw:layer="layout" svg:x1="5.397cm" svg:y1="14.937cm" svg:x2="18.401cm" svg:y2="14.937cm">
          <text:p/>
        </draw:line>
        <draw:line draw:style-name="gr4" draw:text-style-name="P3" draw:layer="layout" svg:x1="4.459cm" svg:y1="15.75cm" svg:x2="17.463cm" svg:y2="15.75cm">
          <text:p/>
        </draw:line>
        <draw:line draw:style-name="gr4" draw:text-style-name="P3" draw:layer="layout" svg:x1="3.52cm" svg:y1="16.562cm" svg:x2="16.524cm" svg:y2="16.562cm">
          <text:p/>
        </draw:line>
        <draw:line draw:style-name="gr4" draw:text-style-name="P3" draw:layer="layout" svg:x1="2.582cm" svg:y1="17.375cm" svg:x2="15.586cm" svg:y2="17.375cm">
          <text:p/>
        </draw:line>
        <draw:g>
          <draw:path draw:style-name="gr21" draw:text-style-name="P11" draw:layer="layout" svg:width="0.19cm" svg:height="0.283cm" svg:x="17.293cm" svg:y="16.373cm" svg:viewBox="0 0 191 284" svg:d="M191 142c0 47-8 82-24 106s-40 36-72 36c-63 0-95-47-95-142 0-33 3-60 10-81s18-36 32-46c13-10 32-15 55-15 32 0 56 12 71 36 16 23 23 59 23 106zM136 142c0-25-1-45-4-59-2-14-6-25-12-31-5-6-13-9-24-9s-19 3-25 9c-6 7-10 17-12 31-3 14-4 34-4 59 0 26 1 45 4 60 2 14 7 24 12 30 6 6 14 9 24 9 11 0 19-3 25-9 5-7 9-17 12-31 3-15 4-34 4-59z">
            <text:p/>
          </draw:path>
          <draw:path draw:style-name="gr21" draw:text-style-name="P11" draw:layer="layout" svg:width="0.037cm" svg:height="0.211cm" svg:x="17.537cm" svg:y="16.441cm" svg:viewBox="0 0 38 212" svg:d="M0 41c0-14 0-27 0-41 13 0 25 0 38 0 0 14 0 27 0 41-13 0-25 0-38 0zM0 212c0-13 0-27 0-41 13 0 25 0 38 0 0 14 0 28 0 41-13 0-25 0-38 0z">
            <text:p/>
          </draw:path>
          <draw:path draw:style-name="gr21" draw:text-style-name="P11" draw:layer="layout" svg:width="0.188cm" svg:height="0.283cm" svg:x="17.745cm" svg:y="16.373cm" svg:viewBox="0 0 189 284" svg:d="M189 204c0 25-9 45-25 59s-39 21-70 21c-29 0-52-7-69-21-17-13-25-33-25-59 0-18 5-33 15-45 11-13 24-20 40-23v-1c-15-3-27-11-35-23-9-11-14-25-14-41 0-21 8-38 24-51s37-20 64-20 48 6 64 19 24 30 24 52c0 16-5 30-13 42-9 12-21 19-36 22v1c17 3 31 10 41 22s15 27 15 46zM145 73c0-31-17-46-51-46-17 0-30 4-38 12-9 7-13 19-13 34 0 16 4 28 13 37 9 8 22 12 38 12 17 0 29-4 38-12 9-7 13-19 13-37zM152 200c0-17-5-30-15-38-11-9-25-13-43-13s-32 4-42 14c-11 9-16 22-16 38 0 38 20 57 59 57 19 0 33-5 43-14 9-9 14-24 14-44z">
            <text:p/>
          </draw:path>
          <draw:path draw:style-name="gr21" draw:text-style-name="P11" draw:layer="layout" svg:width="0.191cm" svg:height="0.211cm" svg:x="17.956cm" svg:y="16.441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1" draw:text-style-name="P11" draw:layer="layout" svg:width="0.172cm" svg:height="0.275cm" svg:x="18.185cm" svg:y="16.377cm" svg:viewBox="0 0 173 276" svg:d="M0 276c0-10 0-20 0-30 23 0 47 0 70 0 0-71 0-141 0-212-20 14-41 29-62 44 0-11 0-22 0-33 22-15 44-30 65-45 11 0 22 0 33 0 0 82 0 164 0 246 22 0 45 0 67 0 0 10 0 20 0 30-58 0-115 0-173 0z">
            <text:p/>
          </draw:path>
          <draw:path draw:style-name="gr21" draw:text-style-name="P11" draw:layer="layout" svg:width="0.184cm" svg:height="0.283cm" svg:x="18.399cm" svg:y="16.373cm" svg:viewBox="0 0 185 284" svg:d="M185 190c0 29-7 52-23 69s-38 25-66 25c-31 0-55-11-71-34-17-23-25-57-25-101 0-48 9-85 26-111 17-25 41-38 73-38 42 0 68 19 79 56l-34 6c-7-22-22-34-45-34-21 0-36 10-47 29s-17 46-17 81c6-12 16-21 27-27 12-6 25-9 40-9 26 0 46 8 61 24s22 37 22 64zM150 192c0-20-5-36-15-47-10-10-24-16-41-16s-30 5-40 15c-10 9-15 22-15 39 0 22 5 39 15 53 11 13 24 20 41 20s30-6 40-17c10-12 15-27 15-47z">
            <text:p/>
          </draw:path>
        </draw:g>
        <draw:path draw:style-name="gr20" draw:text-style-name="P10" draw:layer="layout" svg:width="0.195cm" svg:height="0.18cm" svg:x="19.539cm" svg:y="14.202cm" svg:viewBox="0 0 196 181" svg:d="M133 181c-12-25-24-49-36-74-21 25-42 49-64 74-11 0-22 0-33 0 28-31 55-62 83-93-15-29-30-59-45-88 11 0 21 0 32 0 11 24 22 47 33 71 19-24 39-47 59-71 11 0 23 0 34 0-26 29-52 59-79 88 16 31 32 62 48 93-11 0-22 0-32 0z">
          <text:p/>
        </draw:path>
        <draw:custom-shape draw:style-name="gr72" draw:text-style-name="P2" draw:layer="layout" svg:width="13.004cm" svg:height="3.251cm" draw:transform="skewX (0.857131195654415) translate (5.866cm 10.8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368cm" svg:y1="10.873cm" svg:x2="8.614cm" svg:y2="14.124cm">
          <text:p/>
        </draw:line>
        <draw:line draw:style-name="gr8" draw:text-style-name="P1" draw:layer="layout" svg:x1="9.117cm" svg:y1="10.873cm" svg:x2="5.363cm" svg:y2="14.124cm">
          <text:p/>
        </draw:line>
        <draw:line draw:style-name="gr8" draw:text-style-name="P1" draw:layer="layout" svg:x1="15.619cm" svg:y1="10.873cm" svg:x2="11.865cm" svg:y2="14.124cm">
          <text:p/>
        </draw:line>
        <draw:line draw:style-name="gr8" draw:text-style-name="P1" draw:layer="layout" svg:x1="3.989cm" svg:y1="12.499cm" svg:x2="16.993cm" svg:y2="12.499cm">
          <text:p/>
        </draw:line>
        <draw:line draw:style-name="gr9" draw:text-style-name="P1" draw:layer="layout" svg:x1="4.928cm" svg:y1="11.686cm" svg:x2="17.932cm" svg:y2="11.686cm">
          <text:p/>
        </draw:line>
        <draw:line draw:style-name="gr9" draw:text-style-name="P1" draw:layer="layout" svg:x1="3.051cm" svg:y1="13.312cm" svg:x2="16.055cm" svg:y2="13.312cm">
          <text:p/>
        </draw:line>
        <draw:line draw:style-name="gr9" draw:text-style-name="P1" draw:layer="layout" svg:x1="7.492cm" svg:y1="10.873cm" svg:x2="3.738cm" svg:y2="14.124cm">
          <text:p/>
        </draw:line>
        <draw:line draw:style-name="gr9" draw:text-style-name="P1" draw:layer="layout" svg:x1="10.743cm" svg:y1="10.873cm" svg:x2="6.989cm" svg:y2="14.124cm">
          <text:p/>
        </draw:line>
        <draw:line draw:style-name="gr9" draw:text-style-name="P1" draw:layer="layout" svg:x1="13.994cm" svg:y1="10.873cm" svg:x2="10.24cm" svg:y2="14.124cm">
          <text:p/>
        </draw:line>
        <draw:line draw:style-name="gr9" draw:text-style-name="P1" draw:layer="layout" svg:x1="17.245cm" svg:y1="10.873cm" svg:x2="13.491cm" svg:y2="14.124cm">
          <text:p/>
        </draw:line>
        <draw:g>
          <draw:line draw:style-name="gr1" draw:text-style-name="P1" draw:layer="layout" svg:x1="1.714cm" svg:y1="14.449cm" svg:x2="5.94cm" svg:y2="10.792cm">
            <text:p/>
          </draw:line>
          <draw:line draw:style-name="gr1" draw:text-style-name="P1" draw:layer="layout" svg:x1="19.431cm" svg:y1="10.873cm" svg:x2="5.777cm" svg:y2="10.873cm">
            <text:p/>
          </draw:line>
        </draw:g>
        <draw:g>
          <draw:path draw:style-name="gr22" draw:text-style-name="P11" draw:layer="layout" svg:width="0.186cm" svg:height="0.275cm" svg:x="17.221cm" svg:y="12.72cm" svg:viewBox="0 0 187 276" svg:d="M0 276c0-13 0-27 0-40 23 0 46 0 68 0 0-63 0-126 0-189-22 14-44 28-66 42 0-15 0-29 0-44 23-15 46-30 69-45 18 0 35 0 53 0 0 79 0 157 0 236 21 0 42 0 63 0 0 13 0 27 0 40-62 0-125 0-187 0z">
            <text:p/>
          </draw:path>
          <draw:path draw:style-name="gr22" draw:text-style-name="P11" draw:layer="layout" svg:width="0.037cm" svg:height="0.211cm" svg:x="17.456cm" svg:y="12.784cm" svg:viewBox="0 0 38 212" svg:d="M0 41c0-14 0-27 0-41 13 0 25 0 38 0 0 14 0 27 0 41-13 0-25 0-38 0zM0 212c0-13 0-27 0-41 13 0 25 0 38 0 0 14 0 28 0 41-13 0-25 0-38 0z">
            <text:p/>
          </draw:path>
          <draw:path draw:style-name="gr22" draw:text-style-name="P11" draw:layer="layout" svg:width="0.201cm" svg:height="0.275cm" svg:x="17.656cm" svg:y="12.72cm" svg:viewBox="0 0 202 276" svg:d="M164 214v62h-34v-62h-130v-28l127-186h37v186h38v28zM130 40c0 1-2 4-5 10-4 6-6 11-8 13l-71 105-10 14-3 4h97z">
            <text:p/>
          </draw:path>
          <draw:path draw:style-name="gr22" draw:text-style-name="P11" draw:layer="layout" svg:width="0.191cm" svg:height="0.211cm" svg:x="17.875cm" svg:y="12.784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2" draw:text-style-name="P11" draw:layer="layout" svg:width="0.188cm" svg:height="0.283cm" svg:x="18.09cm" svg:y="12.716cm" svg:viewBox="0 0 189 284" svg:d="M189 204c0 25-9 45-25 59s-39 21-70 21c-29 0-52-7-69-21-17-13-25-33-25-59 0-18 5-33 15-45 11-13 24-20 40-23v-1c-15-3-27-11-35-23-9-11-14-25-14-41 0-21 8-38 24-51s37-20 64-20 48 6 64 19 24 30 24 52c0 16-5 30-13 42-9 12-21 19-36 22v1c17 3 31 10 41 22s15 27 15 46zM145 73c0-31-17-46-51-46-17 0-30 4-38 12-9 7-13 19-13 34 0 16 4 28 13 37 9 8 22 12 38 12 17 0 29-4 38-12 9-7 13-19 13-37zM152 200c0-17-5-30-15-38-11-9-25-13-43-13s-32 4-42 14c-11 9-16 22-16 38 0 38 20 57 59 57 19 0 33-5 43-14 9-9 14-24 14-44z">
            <text:p/>
          </draw:path>
        </draw:g>
        <draw:path draw:style-name="gr20" draw:text-style-name="P10" draw:layer="layout" svg:width="0.208cm" svg:height="0.252cm" svg:x="1.47cm" svg:y="14.041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path draw:style-name="gr20" draw:text-style-name="P10" draw:layer="layout" svg:width="0.195cm" svg:height="0.18cm" svg:x="19.133cm" svg:y="10.464cm" svg:viewBox="0 0 196 181" svg:d="M133 181c-12-25-24-49-36-74-21 25-42 49-64 74-11 0-22 0-33 0 28-31 55-62 83-93-15-29-30-59-45-88 11 0 21 0 32 0 11 24 22 47 33 71 19-24 39-47 59-71 11 0 23 0 34 0-26 29-52 59-79 88 16 31 32 62 48 93-11 0-22 0-32 0z">
          <text:p/>
        </draw:path>
        <draw:custom-shape draw:style-name="gr72" draw:text-style-name="P2" draw:layer="layout" svg:width="13.004cm" svg:height="3.251cm" draw:transform="skewX (0.857131195654415) translate (5.866cm 7.2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368cm" svg:y1="7.216cm" svg:x2="8.614cm" svg:y2="10.467cm">
          <text:p/>
        </draw:line>
        <draw:line draw:style-name="gr4" draw:text-style-name="P3" draw:layer="layout" svg:x1="9.117cm" svg:y1="7.216cm" svg:x2="5.363cm" svg:y2="10.467cm">
          <text:p/>
        </draw:line>
        <draw:line draw:style-name="gr4" draw:text-style-name="P3" draw:layer="layout" svg:x1="15.619cm" svg:y1="7.216cm" svg:x2="11.865cm" svg:y2="10.467cm">
          <text:p/>
        </draw:line>
        <draw:line draw:style-name="gr4" draw:text-style-name="P3" draw:layer="layout" svg:x1="3.989cm" svg:y1="8.842cm" svg:x2="16.993cm" svg:y2="8.842cm">
          <text:p/>
        </draw:line>
        <draw:line draw:style-name="gr1" draw:text-style-name="P1" draw:layer="layout" svg:x1="1.714cm" svg:y1="10.792cm" svg:x2="5.94cm" svg:y2="7.135cm">
          <text:p/>
        </draw:line>
        <draw:line draw:style-name="gr1" draw:text-style-name="P1" draw:layer="layout" svg:x1="19.431cm" svg:y1="7.216cm" svg:x2="5.777cm" svg:y2="7.216cm">
          <text:p/>
        </draw:line>
        <draw:g>
          <draw:path draw:style-name="gr22" draw:text-style-name="P11" draw:layer="layout" svg:width="0.192cm" svg:height="0.279cm" svg:x="17.21cm" svg:y="8.977cm" svg:viewBox="0 0 193 280" svg:d="M0 280v-38c7-16 17-31 31-46 13-15 30-31 50-47 19-16 33-29 41-39 7-10 11-20 11-30 0-24-12-36-36-36-12 0-21 3-27 9-6 7-10 16-12 29l-56-3c4-26 13-45 29-59 16-13 38-20 66-20 29 0 52 7 68 20 16 14 24 33 24 58 0 13-2 24-7 35-6 10-12 20-20 29-8 8-17 17-27 24-9 8-19 16-28 23s-18 15-25 22c-8 7-13 15-17 24h128v45z">
            <text:p/>
          </draw:path>
          <draw:path draw:style-name="gr22" draw:text-style-name="P11" draw:layer="layout" svg:width="0.055cm" svg:height="0.201cm" svg:x="17.458cm" svg:y="9.055cm" svg:viewBox="0 0 56 202" svg:d="M0 55c0-18 0-37 0-55 19 0 38 0 56 0 0 18 0 37 0 55-18 0-37 0-56 0zM0 202c0-18 0-36 0-55 19 0 38 0 56 0 0 19 0 37 0 55-18 0-37 0-56 0z">
            <text:p/>
          </draw:path>
          <draw:path draw:style-name="gr22" draw:text-style-name="P11" draw:layer="layout" svg:width="0.192cm" svg:height="0.279cm" svg:x="17.681cm" svg:y="8.977cm" svg:viewBox="0 0 193 280" svg:d="M0 280v-38c7-16 17-31 31-46 13-15 30-31 50-47 19-16 33-29 41-39 7-10 11-20 11-30 0-24-12-36-36-36-12 0-21 3-27 9-6 7-10 16-12 29l-56-3c4-26 13-45 29-59 16-13 38-20 66-20 29 0 52 7 68 20 16 14 24 33 24 58 0 13-2 24-7 35-6 10-12 20-20 29-8 8-17 17-27 24-9 8-19 16-28 23s-18 15-25 22c-8 7-13 15-17 24h128v45z">
            <text:p/>
          </draw:path>
          <draw:path draw:style-name="gr22" draw:text-style-name="P11" draw:layer="layout" svg:width="0.191cm" svg:height="0.211cm" svg:x="17.895cm" svg:y="9.046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2" draw:text-style-name="P11" draw:layer="layout" svg:width="0.201cm" svg:height="0.275cm" svg:x="18.103cm" svg:y="8.981cm" svg:viewBox="0 0 202 276" svg:d="M164 214v62h-34v-62h-130v-28l127-186h37v186h38v28zM130 40c0 1-2 4-5 10-4 6-6 11-8 13l-71 105-10 14-3 4h97z">
            <text:p/>
          </draw:path>
        </draw:g>
        <draw:path draw:style-name="gr20" draw:text-style-name="P10" draw:layer="layout" svg:width="0.195cm" svg:height="0.18cm" svg:x="19.133cm" svg:y="6.807cm" svg:viewBox="0 0 196 181" svg:d="M133 181c-12-25-24-49-36-74-21 25-42 49-64 74-11 0-22 0-33 0 28-31 55-62 83-93-15-29-30-59-45-88 11 0 21 0 32 0 11 24 22 47 33 71 19-24 39-47 59-71 11 0 23 0 34 0-26 29-52 59-79 88 16 31 32 62 48 93-11 0-22 0-32 0z">
          <text:p/>
        </draw:path>
        <draw:custom-shape draw:style-name="gr72" draw:text-style-name="P2" draw:layer="layout" svg:width="13.004cm" svg:height="3.251cm" draw:transform="skewX (0.857131195654415) translate (5.866cm 3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.714cm" svg:y1="7.135cm" svg:x2="5.94cm" svg:y2="3.478cm">
          <text:p/>
        </draw:line>
        <draw:line draw:style-name="gr1" draw:text-style-name="P1" draw:layer="layout" svg:x1="19.431cm" svg:y1="3.559cm" svg:x2="5.777cm" svg:y2="3.559cm">
          <text:p/>
        </draw:line>
        <draw:line draw:style-name="gr3" draw:text-style-name="P3" draw:layer="layout" svg:x1="12.368cm" svg:y1="3.559cm" svg:x2="8.614cm" svg:y2="6.81cm">
          <text:p/>
        </draw:line>
        <draw:g>
          <draw:path draw:style-name="gr23" draw:text-style-name="P11" draw:layer="layout" svg:width="0.199cm" svg:height="0.284cm" svg:x="17.287cm" svg:y="5.289cm" svg:viewBox="0 0 200 285" svg:d="M200 204c0 26-9 46-26 60s-41 21-72 21c-30 0-54-7-71-20-18-14-28-34-31-59l56-5c4 26 19 40 45 40 14 0 24-4 31-10 8-7 11-17 11-30s-4-22-13-29c-9-6-22-9-40-9h-19v-45h18c16 0 28-3 36-10 8-6 12-16 12-28 0-11-3-20-10-26-6-7-15-10-28-10-11 0-20 3-27 9s-11 15-12 27l-55-4c3-24 12-42 29-56 17-13 39-20 66-20 29 0 52 7 68 20 17 13 25 31 25 54 0 17-5 31-16 42-10 11-24 19-43 22v1c21 3 37 10 49 21 11 11 17 26 17 44z">
            <text:p/>
          </draw:path>
          <draw:path draw:style-name="gr23" draw:text-style-name="P11" draw:layer="layout" svg:width="0.055cm" svg:height="0.201cm" svg:x="17.54cm" svg:y="5.367cm" svg:viewBox="0 0 56 202" svg:d="M0 55c0-18 0-37 0-55 19 0 38 0 56 0 0 18 0 37 0 55-18 0-37 0-56 0zM0 202c0-18 0-36 0-55 19 0 38 0 56 0 0 19 0 37 0 55-18 0-37 0-56 0z">
            <text:p/>
          </draw:path>
          <draw:path draw:style-name="gr23" draw:text-style-name="P11" draw:layer="layout" svg:width="0.172cm" svg:height="0.275cm" svg:x="17.779cm" svg:y="5.293cm" svg:viewBox="0 0 173 276" svg:d="M0 276c0-10 0-20 0-30 23 0 47 0 70 0 0-71 0-141 0-212-20 14-41 29-62 44 0-11 0-22 0-33 22-15 44-30 65-45 11 0 22 0 33 0 0 82 0 164 0 246 22 0 45 0 67 0 0 10 0 20 0 30-58 0-115 0-173 0z">
            <text:p/>
          </draw:path>
          <draw:path draw:style-name="gr23" draw:text-style-name="P11" draw:layer="layout" svg:width="0.191cm" svg:height="0.211cm" svg:x="17.977cm" svg:y="5.357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3" draw:text-style-name="P11" draw:layer="layout" svg:width="0.182cm" svg:height="0.279cm" svg:x="18.196cm" svg:y="5.289cm" svg:viewBox="0 0 183 280" svg:d="M0 280v-25c7-15 15-28 24-40 10-12 20-22 31-32 10-9 21-18 31-26 11-8 20-16 28-24 9-9 16-17 21-26s7-19 7-30c0-15-4-27-13-35-9-9-21-13-37-13-15 0-27 4-37 12-10 9-16 20-17 35l-36-4c2-22 12-39 28-52s37-20 62-20c28 0 49 7 64 20s23 31 23 56c0 10-3 21-8 32-5 10-12 21-21 31-10 11-29 27-56 50-15 12-27 23-36 33s-15 19-19 28h144v30z">
            <text:p/>
          </draw:path>
        </draw:g>
        <draw:path draw:style-name="gr24" draw:text-style-name="P10" draw:layer="layout" svg:width="0.195cm" svg:height="0.18cm" svg:x="19.214cm" svg:y="3.149cm" svg:viewBox="0 0 196 181" svg:d="M133 181c-12-25-24-49-36-74-21 25-42 49-64 74-11 0-22 0-33 0 28-31 55-62 83-93-15-29-30-59-45-88 11 0 21 0 32 0 11 24 22 47 33 71 19-24 39-47 59-71 11 0 23 0 34 0-26 29-52 59-79 88 16 31 32 62 48 93-11 0-22 0-32 0z">
          <text:p/>
        </draw:path>
        <draw:line draw:style-name="gr15" draw:text-style-name="P1" draw:layer="layout" svg:x1="18.862cm" svg:y1="3.566cm" svg:x2="18.862cm" svg:y2="19.008cm">
          <text:p/>
        </draw:line>
        <draw:line draw:style-name="gr15" draw:text-style-name="P1" draw:layer="layout" svg:x1="15.124cm" svg:y1="6.817cm" svg:x2="15.124cm" svg:y2="22.259cm">
          <text:p/>
        </draw:line>
        <draw:line draw:style-name="gr15" draw:text-style-name="P1" draw:layer="layout" svg:x1="2.12cm" svg:y1="6.898cm" svg:x2="2.12cm" svg:y2="22.177cm">
          <text:p/>
        </draw:line>
        <draw:custom-shape draw:style-name="gr73" draw:text-style-name="P2" draw:layer="layout" svg:width="13.817cm" svg:height="3.657cm" draw:transform="skewX (0.857305728579614) translate (5.531cm 18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8.536cm" svg:y1="18.52cm" svg:x2="14.313cm" svg:y2="22.177cm">
          <text:p/>
        </draw:line>
        <draw:line draw:style-name="gr4" draw:text-style-name="P3" draw:layer="layout" svg:x1="1.778cm" svg:y1="21.771cm" svg:x2="15.594cm" svg:y2="21.771cm">
          <text:p/>
        </draw:line>
        <draw:line draw:style-name="gr4" draw:text-style-name="P3" draw:layer="layout" svg:x1="12.034cm" svg:y1="18.52cm" svg:x2="7.811cm" svg:y2="22.177cm">
          <text:p/>
        </draw:line>
        <draw:line draw:style-name="gr4" draw:text-style-name="P3" draw:layer="layout" svg:x1="8.783cm" svg:y1="18.52cm" svg:x2="4.56cm" svg:y2="22.177cm">
          <text:p/>
        </draw:line>
        <draw:line draw:style-name="gr4" draw:text-style-name="P3" draw:layer="layout" svg:x1="15.285cm" svg:y1="18.52cm" svg:x2="11.062cm" svg:y2="22.177cm">
          <text:p/>
        </draw:line>
        <draw:line draw:style-name="gr4" draw:text-style-name="P3" draw:layer="layout" svg:x1="3.655cm" svg:y1="20.146cm" svg:x2="17.471cm" svg:y2="20.146cm">
          <text:p/>
        </draw:line>
        <draw:line draw:style-name="gr4" draw:text-style-name="P3" draw:layer="layout" svg:x1="4.594cm" svg:y1="19.333cm" svg:x2="18.41cm" svg:y2="19.333cm">
          <text:p/>
        </draw:line>
        <draw:line draw:style-name="gr4" draw:text-style-name="P3" draw:layer="layout" svg:x1="2.717cm" svg:y1="20.958cm" svg:x2="16.533cm" svg:y2="20.958cm">
          <text:p/>
        </draw:line>
        <draw:line draw:style-name="gr4" draw:text-style-name="P3" draw:layer="layout" svg:x1="7.157cm" svg:y1="18.52cm" svg:x2="2.934cm" svg:y2="22.177cm">
          <text:p/>
        </draw:line>
        <draw:line draw:style-name="gr4" draw:text-style-name="P3" draw:layer="layout" svg:x1="10.408cm" svg:y1="18.52cm" svg:x2="6.185cm" svg:y2="22.177cm">
          <text:p/>
        </draw:line>
        <draw:line draw:style-name="gr4" draw:text-style-name="P3" draw:layer="layout" svg:x1="13.659cm" svg:y1="18.52cm" svg:x2="9.436cm" svg:y2="22.177cm">
          <text:p/>
        </draw:line>
        <draw:line draw:style-name="gr4" draw:text-style-name="P3" draw:layer="layout" svg:x1="16.91cm" svg:y1="18.52cm" svg:x2="12.687cm" svg:y2="22.177cm">
          <text:p/>
        </draw:line>
        <draw:line draw:style-name="gr3" draw:text-style-name="P3" draw:layer="layout" svg:x1="6.345cm" svg:y1="18.52cm" svg:x2="2.122cm" svg:y2="22.177cm">
          <text:p/>
        </draw:line>
        <draw:line draw:style-name="gr3" draw:text-style-name="P3" draw:layer="layout" svg:x1="7.97cm" svg:y1="18.52cm" svg:x2="3.747cm" svg:y2="22.177cm">
          <text:p/>
        </draw:line>
        <draw:line draw:style-name="gr3" draw:text-style-name="P3" draw:layer="layout" svg:x1="9.596cm" svg:y1="18.52cm" svg:x2="5.373cm" svg:y2="22.177cm">
          <text:p/>
        </draw:line>
        <draw:line draw:style-name="gr3" draw:text-style-name="P3" draw:layer="layout" svg:x1="11.221cm" svg:y1="18.52cm" svg:x2="6.998cm" svg:y2="22.177cm">
          <text:p/>
        </draw:line>
        <draw:line draw:style-name="gr3" draw:text-style-name="P3" draw:layer="layout" svg:x1="12.846cm" svg:y1="18.52cm" svg:x2="8.623cm" svg:y2="22.177cm">
          <text:p/>
        </draw:line>
        <draw:line draw:style-name="gr3" draw:text-style-name="P3" draw:layer="layout" svg:x1="14.472cm" svg:y1="18.52cm" svg:x2="10.249cm" svg:y2="22.177cm">
          <text:p/>
        </draw:line>
        <draw:line draw:style-name="gr3" draw:text-style-name="P3" draw:layer="layout" svg:x1="16.097cm" svg:y1="18.52cm" svg:x2="11.874cm" svg:y2="22.177cm">
          <text:p/>
        </draw:line>
        <draw:line draw:style-name="gr3" draw:text-style-name="P3" draw:layer="layout" svg:x1="17.723cm" svg:y1="18.52cm" svg:x2="13.5cm" svg:y2="22.177cm">
          <text:p/>
        </draw:line>
        <draw:line draw:style-name="gr3" draw:text-style-name="P3" draw:layer="layout" svg:x1="5.063cm" svg:y1="18.927cm" svg:x2="18.879cm" svg:y2="18.927cm">
          <text:p/>
        </draw:line>
        <draw:line draw:style-name="gr3" draw:text-style-name="P3" draw:layer="layout" svg:x1="4.124cm" svg:y1="19.739cm" svg:x2="17.94cm" svg:y2="19.739cm">
          <text:p/>
        </draw:line>
        <draw:line draw:style-name="gr3" draw:text-style-name="P3" draw:layer="layout" svg:x1="3.186cm" svg:y1="20.552cm" svg:x2="17.002cm" svg:y2="20.552cm">
          <text:p/>
        </draw:line>
        <draw:line draw:style-name="gr3" draw:text-style-name="P3" draw:layer="layout" svg:x1="2.247cm" svg:y1="21.365cm" svg:x2="16.063cm" svg:y2="21.365cm">
          <text:p/>
        </draw:line>
        <draw:line draw:style-name="gr1" draw:text-style-name="P1" draw:layer="layout" svg:x1="1.226cm" svg:y1="22.909cm" svg:x2="5.94cm" svg:y2="18.845cm">
          <text:p/>
        </draw:line>
        <draw:line draw:style-name="gr1" draw:text-style-name="P1" draw:layer="layout" svg:x1="20cm" svg:y1="18.927cm" svg:x2="5.696cm" svg:y2="18.927cm">
          <text:p/>
        </draw:line>
        <draw:g>
          <draw:path draw:style-name="gr21" draw:text-style-name="P11" draw:layer="layout" svg:width="0.19cm" svg:height="0.283cm" svg:x="17.293cm" svg:y="20.769cm" svg:viewBox="0 0 191 284" svg:d="M191 142c0 47-8 82-24 106s-40 36-72 36c-63 0-95-47-95-142 0-33 3-60 10-81s18-36 32-46c13-10 32-15 55-15 32 0 56 12 71 36 16 23 23 59 23 106zM136 142c0-25-1-45-4-59-2-14-6-25-12-31-5-6-13-9-24-9s-19 3-25 9c-6 7-10 17-12 31-3 14-4 34-4 59 0 26 1 45 4 60 2 14 7 24 12 30 6 6 14 9 24 9 11 0 19-3 25-9 5-7 9-17 12-31 3-15 4-34 4-59z">
            <text:p/>
          </draw:path>
          <draw:path draw:style-name="gr21" draw:text-style-name="P11" draw:layer="layout" svg:width="0.037cm" svg:height="0.211cm" svg:x="17.537cm" svg:y="20.837cm" svg:viewBox="0 0 38 212" svg:d="M0 41c0-14 0-27 0-41 13 0 25 0 38 0 0 14 0 27 0 41-13 0-25 0-38 0zM0 212c0-13 0-27 0-41 13 0 25 0 38 0 0 14 0 28 0 41-13 0-25 0-38 0z">
            <text:p/>
          </draw:path>
          <draw:path draw:style-name="gr21" draw:text-style-name="P11" draw:layer="layout" svg:width="0.185cm" svg:height="0.283cm" svg:x="17.746cm" svg:y="20.769cm" svg:viewBox="0 0 186 284" svg:d="M186 137c0 47-9 84-26 109-18 26-42 38-74 38-22 0-39-4-52-13s-23-24-28-44l33-5c7 23 23 34 47 34 20 0 36-9 47-28s17-46 18-81c-5 12-14 21-27 28-13 8-27 11-42 11-25 0-45-8-60-25s-22-40-22-68c0-29 8-52 24-68 17-17 39-25 68-25 31 0 54 11 70 34s24 57 24 103zM147 103c0-23-5-41-15-54-10-14-24-21-41-21s-31 6-40 18c-10 11-15 27-15 47s5 36 15 48c9 12 23 17 39 17 11 0 20-2 29-7 9-4 16-11 21-19 5-9 7-19 7-29z">
            <text:p/>
          </draw:path>
          <draw:path draw:style-name="gr21" draw:text-style-name="P11" draw:layer="layout" svg:width="0.191cm" svg:height="0.211cm" svg:x="17.956cm" svg:y="20.837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1" draw:text-style-name="P11" draw:layer="layout" svg:width="0.172cm" svg:height="0.275cm" svg:x="18.185cm" svg:y="20.773cm" svg:viewBox="0 0 173 276" svg:d="M0 276c0-10 0-20 0-30 23 0 47 0 70 0 0-71 0-141 0-212-20 14-41 29-62 44 0-11 0-22 0-33 22-15 44-30 65-45 11 0 22 0 33 0 0 82 0 164 0 246 22 0 45 0 67 0 0 10 0 20 0 30-58 0-115 0-173 0z">
            <text:p/>
          </draw:path>
          <draw:path draw:style-name="gr21" draw:text-style-name="P11" draw:layer="layout" svg:width="0.182cm" svg:height="0.275cm" svg:x="18.399cm" svg:y="20.773cm" svg:viewBox="0 0 183 276" svg:d="M183 29c-29 43-49 77-60 101-12 25-21 49-26 72-6 24-9 49-9 74h-37c0-35 8-72 23-111 14-39 40-84 75-135h-149v-30h183z">
            <text:p/>
          </draw:path>
          <draw:path draw:style-name="gr21" draw:text-style-name="P11" draw:layer="layout" svg:width="0.198cm" svg:height="0.295cm" svg:x="17.278cm" svg:y="21.288cm" svg:viewBox="0 0 199 296" svg:d="M36 296c-9 0-17-1-24-2v-27c5 1 11 1 17 1 22 0 39-16 52-48l3-9-84-211h38l44 117c1 2 2 4 3 7 1 2 4 11 9 25 4 15 7 23 8 25l13-39 47-135h37l-82 212c-8 23-16 40-24 51s-16 19-25 25c-9 5-20 8-32 8z">
            <text:p/>
          </draw:path>
          <draw:path draw:style-name="gr21" draw:text-style-name="P11" draw:layer="layout" svg:width="0.191cm" svg:height="0.211cm" svg:x="17.485cm" svg:y="21.288cm" svg:viewBox="0 0 192 212" svg:d="M153 212c-20-29-39-58-58-87-19 29-38 58-57 87-13 0-25 0-38 0 25-36 50-73 75-109-24-34-47-69-71-103 13 0 26 0 39 0 17 28 35 55 52 83 18-28 35-55 53-83 13 0 26 0 39 0-24 34-48 68-72 103 26 36 51 73 77 109-13 0-26 0-39 0z">
            <text:p/>
          </draw:path>
          <draw:path draw:style-name="gr21" draw:text-style-name="P11" draw:layer="layout" svg:width="0.037cm" svg:height="0.211cm" svg:x="17.72cm" svg:y="21.288cm" svg:viewBox="0 0 38 212" svg:d="M0 41c0-14 0-27 0-41 13 0 25 0 38 0 0 14 0 27 0 41-13 0-25 0-38 0zM0 212c0-13 0-27 0-41 13 0 25 0 38 0 0 14 0 28 0 41-13 0-25 0-38 0z">
            <text:p/>
          </draw:path>
          <draw:path draw:style-name="gr21" draw:text-style-name="P11" draw:layer="layout" svg:width="0.172cm" svg:height="0.275cm" svg:x="17.941cm" svg:y="21.224cm" svg:viewBox="0 0 173 276" svg:d="M0 276c0-10 0-20 0-30 23 0 47 0 70 0 0-71 0-141 0-212-20 14-41 29-62 44 0-11 0-22 0-33 22-15 44-30 65-45 11 0 22 0 33 0 0 82 0 164 0 246 22 0 45 0 67 0 0 10 0 20 0 30-58 0-115 0-173 0z">
            <text:p/>
          </draw:path>
          <draw:path draw:style-name="gr21" draw:text-style-name="P11" draw:layer="layout" svg:width="0.038cm" svg:height="0.262cm" svg:x="18.17cm" svg:y="21.288cm" svg:viewBox="0 0 39 263" svg:d="M39 171v31c0 14-1 25-3 35-3 9-7 18-12 26h-24c12-17 18-34 18-51h-17v-41zM1 41v-41h38v41z">
            <text:p/>
          </draw:path>
          <draw:path draw:style-name="gr21" draw:text-style-name="P11" draw:layer="layout" svg:width="0.172cm" svg:height="0.275cm" svg:x="18.278cm" svg:y="21.224cm" svg:viewBox="0 0 173 276" svg:d="M0 276c0-10 0-20 0-30 23 0 47 0 70 0 0-71 0-141 0-212-20 14-41 29-62 44 0-11 0-22 0-33 22-15 44-30 65-45 11 0 22 0 33 0 0 82 0 164 0 246 22 0 45 0 67 0 0 10 0 20 0 30-58 0-115 0-173 0z">
            <text:p/>
          </draw:path>
        </draw:g>
        <draw:path draw:style-name="gr20" draw:text-style-name="P10" draw:layer="layout" svg:width="0.208cm" svg:height="0.252cm" svg:x="1.085cm" svg:y="22.33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path draw:style-name="gr20" draw:text-style-name="P10" draw:layer="layout" svg:width="0.195cm" svg:height="0.18cm" svg:x="19.702cm" svg:y="18.591cm" svg:viewBox="0 0 196 181" svg:d="M133 181c-12-25-24-49-36-74-21 25-42 49-64 74-11 0-22 0-33 0 28-31 55-62 83-93-15-29-30-59-45-88 11 0 21 0 32 0 11 24 22 47 33 71 19-24 39-47 59-71 11 0 23 0 34 0-26 29-52 59-79 88 16 31 32 62 48 93-11 0-22 0-32 0z">
          <text:p/>
        </draw:path>
        <draw:g>
          <draw:path draw:style-name="gr25" draw:text-style-name="P12" draw:layer="layout" svg:width="0.136cm" svg:height="0.201cm" svg:x="6.59cm" svg:y="18.237cm" svg:viewBox="0 0 137 202" svg:d="M137 101c0 33-6 58-17 75-12 18-29 26-52 26s-40-8-51-25c-11-18-17-43-17-76 0-34 6-59 17-76s28-25 52-25c23 0 40 9 51 26s17 42 17 75zM111 101c0-28-3-49-10-62-6-12-17-19-32-19-16 0-27 7-33 19-7 13-11 33-11 62 0 28 4 48 11 61s17 19 32 19 26-6 33-20c7-13 10-33 10-60z">
            <text:p/>
          </draw:path>
          <draw:g>
            <draw:path draw:style-name="gr22" draw:text-style-name="P12" draw:layer="layout" svg:width="0.123cm" svg:height="0.196cm" svg:x="19.441cm" svg:y="18.239cm" svg:viewBox="0 0 124 197" svg:d="M0 197c0-7 0-14 0-21 17 0 34 0 50 0 0-50 0-101 0-152-15 11-29 21-44 32 0-8 0-16 0-24 15-10 31-21 46-32 8 0 16 0 24 0 0 59 0 118 0 176 16 0 32 0 48 0 0 7 0 14 0 21-42 0-83 0-124 0z">
              <text:p/>
            </draw:path>
            <draw:path draw:style-name="gr22" draw:text-style-name="P12" draw:layer="layout" svg:width="0.131cm" svg:height="0.201cm" svg:x="19.593cm" svg:y="18.237cm" svg:viewBox="0 0 132 202" svg:d="M132 135c0 21-5 37-17 49-11 12-27 18-46 18-23 0-40-8-51-24-12-17-18-41-18-72 0-34 6-60 18-79 13-18 30-27 52-27 30 0 49 13 57 40l-24 5c-5-17-16-25-33-25-14 0-25 7-33 20-8 14-12 33-12 58 5-8 11-15 19-19 9-4 18-7 29-7 18 0 32 6 43 17 11 12 16 27 16 46zM107 136c0-14-4-25-11-33-7-7-17-11-29-11s-21 3-29 10c-7 7-10 16-10 28 0 15 3 28 11 38 7 9 17 14 29 14s21-4 28-12 11-19 11-34z">
              <text:p/>
            </draw:path>
          </draw:g>
          <draw:path draw:style-name="gr25" draw:text-style-name="P12" draw:layer="layout" svg:width="0.133cm" svg:height="0.201cm" svg:x="13.012cm" svg:y="18.2cm" svg:viewBox="0 0 134 202" svg:d="M134 145c0 18-5 32-17 42-11 10-28 15-50 15-21 0-37-5-49-15-12-9-18-24-18-42 0-13 4-23 11-32s17-14 28-16v-1c-10-2-19-8-25-16s-9-18-9-30c0-15 5-27 16-36 12-9 27-14 46-14s34 5 46 14c11 9 17 21 17 37 0 11-4 21-10 29-6 9-15 14-25 16v1c12 2 22 7 29 16 7 8 10 19 10 32zM103 52c0-22-12-33-36-33-12 0-21 2-27 8-7 6-10 14-10 25 0 12 4 20 10 26s15 9 27 9 21-3 27-8c6-6 9-15 9-27zM108 143c0-13-3-22-11-28-7-6-17-9-30-9s-23 3-30 10c-7 6-11 15-11 27 0 27 14 41 42 41 13 0 23-4 30-10 7-7 10-17 10-31z">
            <text:p/>
          </draw:path>
          <draw:path draw:style-name="gr25" draw:text-style-name="P12" draw:layer="layout" svg:width="0.143cm" svg:height="0.196cm" svg:x="9.755cm" svg:y="18.203cm" svg:viewBox="0 0 144 197" svg:d="M117 152v45h-24v-45h-93v-20l90-132h27v132h27v20zM93 28c0 1-2 3-4 8-3 4-4 7-6 9l-50 74-8 11-2 2h70z">
            <text:p/>
          </draw:path>
          <draw:g>
            <draw:path draw:style-name="gr25" draw:text-style-name="P12" draw:layer="layout" svg:width="0.123cm" svg:height="0.196cm" svg:x="16.272cm" svg:y="18.239cm" svg:viewBox="0 0 124 197" svg:d="M0 197c0-7 0-14 0-21 17 0 34 0 50 0 0-50 0-101 0-152-15 11-29 21-44 32 0-8 0-16 0-24 15-10 31-21 46-32 8 0 16 0 24 0 0 59 0 118 0 176 16 0 32 0 48 0 0 7 0 14 0 21-42 0-83 0-124 0z">
              <text:p/>
            </draw:path>
            <draw:path draw:style-name="gr25" draw:text-style-name="P12" draw:layer="layout" svg:width="0.129cm" svg:height="0.199cm" svg:x="16.423cm" svg:y="18.237cm" svg:viewBox="0 0 130 200" svg:d="M0 200v-18c5-11 11-20 17-29 7-8 14-15 22-22s15-13 22-19c8-6 15-12 20-17 6-6 11-12 15-19 4-6 5-13 5-21 0-11-3-19-9-25s-15-9-26-9-20 3-27 9-11 14-12 24l-26-2c2-16 9-29 20-38 12-9 27-14 45-14 19 0 35 5 45 14 11 9 16 23 16 40 0 8-1 15-5 23-3 7-9 15-15 23-7 7-21 19-40 35-11 8-19 16-26 23-6 7-10 14-13 21h102v21z">
              <text:p/>
            </draw:path>
          </draw:g>
        </draw:g>
        <draw:path draw:style-name="gr20" draw:text-style-name="P10" draw:layer="layout" svg:width="0.208cm" svg:height="0.252cm" svg:x="1.573cm" svg:y="17.616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path draw:style-name="gr20" draw:text-style-name="P10" draw:layer="layout" svg:width="0.208cm" svg:height="0.252cm" svg:x="1.47cm" svg:y="10.231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path draw:style-name="gr20" draw:text-style-name="P10" draw:layer="layout" svg:width="0.208cm" svg:height="0.252cm" svg:x="1.505cm" svg:y="6.736cm" svg:viewBox="0 0 209 253" svg:d="M22 253c-8 0-15-1-22-3l5-22c5 1 10 1 13 1 11 0 20-3 28-11 8-7 16-17 24-31l5-7-37-180h31l19 100c1 9 3 19 4 29 2 10 3 17 3 20 1-3 2-6 4-9 2-4 27-50 76-140h34l-105 182c-13 21-23 36-30 45-8 9-16 15-24 19-8 5-18 7-28 7z">
          <text:p/>
        </draw:path>
        <draw:g>
          <draw:path draw:style-name="gr25" draw:text-style-name="P12" draw:layer="layout" svg:width="0.136cm" svg:height="0.201cm" svg:x="6.184cm" svg:y="14.254cm" svg:viewBox="0 0 137 202" svg:d="M137 101c0 33-6 58-17 75-12 18-29 26-52 26s-40-8-51-25c-11-18-17-43-17-76 0-34 6-59 17-76s28-25 52-25c23 0 40 9 51 26s17 42 17 75zM111 101c0-28-3-49-10-62-6-12-17-19-32-19-16 0-27 7-33 19-7 13-11 33-11 62 0 28 4 48 11 61s17 19 32 19 26-6 33-20c7-13 10-33 10-60z">
            <text:p/>
          </draw:path>
          <draw:g>
            <draw:path draw:style-name="gr22" draw:text-style-name="P12" draw:layer="layout" svg:width="0.123cm" svg:height="0.196cm" svg:x="19.035cm" svg:y="14.257cm" svg:viewBox="0 0 124 197" svg:d="M0 197c0-7 0-14 0-21 17 0 34 0 50 0 0-50 0-101 0-152-15 11-29 21-44 32 0-8 0-16 0-24 15-10 31-21 46-32 8 0 16 0 24 0 0 59 0 118 0 176 16 0 32 0 48 0 0 7 0 14 0 21-42 0-83 0-124 0z">
              <text:p/>
            </draw:path>
            <draw:path draw:style-name="gr22" draw:text-style-name="P12" draw:layer="layout" svg:width="0.131cm" svg:height="0.201cm" svg:x="19.186cm" svg:y="14.254cm" svg:viewBox="0 0 132 202" svg:d="M132 135c0 21-5 37-17 49-11 12-27 18-46 18-23 0-40-8-51-24-12-17-18-41-18-72 0-34 6-60 18-79 13-18 30-27 52-27 30 0 49 13 57 40l-24 5c-5-17-16-25-33-25-14 0-25 7-33 20-8 14-12 33-12 58 5-8 11-15 19-19 9-4 18-7 29-7 18 0 32 6 43 17 11 12 16 27 16 46zM107 136c0-14-4-25-11-33-7-7-17-11-29-11s-21 3-29 10c-7 7-10 16-10 28 0 15 3 28 11 38 7 9 17 14 29 14s21-4 28-12 11-19 11-34z">
              <text:p/>
            </draw:path>
          </draw:g>
          <draw:path draw:style-name="gr25" draw:text-style-name="P12" draw:layer="layout" svg:width="0.133cm" svg:height="0.201cm" svg:x="12.605cm" svg:y="14.218cm" svg:viewBox="0 0 134 202" svg:d="M134 145c0 18-5 32-17 42-11 10-28 15-50 15-21 0-37-5-49-15-12-9-18-24-18-42 0-13 4-23 11-32s17-14 28-16v-1c-10-2-19-8-25-16s-9-18-9-30c0-15 5-27 16-36 12-9 27-14 46-14s34 5 46 14c11 9 17 21 17 37 0 11-4 21-10 29-6 9-15 14-25 16v1c12 2 22 7 29 16 7 8 10 19 10 32zM103 52c0-22-12-33-36-33-12 0-21 2-27 8-7 6-10 14-10 25 0 12 4 20 10 26s15 9 27 9 21-3 27-8c6-6 9-15 9-27zM108 143c0-13-3-22-11-28-7-6-17-9-30-9s-23 3-30 10c-7 6-11 15-11 27 0 27 14 41 42 41 13 0 23-4 30-10 7-7 10-17 10-31z">
            <text:p/>
          </draw:path>
          <draw:path draw:style-name="gr25" draw:text-style-name="P12" draw:layer="layout" svg:width="0.143cm" svg:height="0.196cm" svg:x="9.349cm" svg:y="14.22cm" svg:viewBox="0 0 144 197" svg:d="M117 152v45h-24v-45h-93v-20l90-132h27v132h27v20zM93 28c0 1-2 3-4 8-3 4-4 7-6 9l-50 74-8 11-2 2h70z">
            <text:p/>
          </draw:path>
          <draw:g>
            <draw:path draw:style-name="gr25" draw:text-style-name="P12" draw:layer="layout" svg:width="0.123cm" svg:height="0.196cm" svg:x="15.865cm" svg:y="14.257cm" svg:viewBox="0 0 124 197" svg:d="M0 197c0-7 0-14 0-21 17 0 34 0 50 0 0-50 0-101 0-152-15 11-29 21-44 32 0-8 0-16 0-24 15-10 31-21 46-32 8 0 16 0 24 0 0 59 0 118 0 176 16 0 32 0 48 0 0 7 0 14 0 21-42 0-83 0-124 0z">
              <text:p/>
            </draw:path>
            <draw:path draw:style-name="gr25" draw:text-style-name="P12" draw:layer="layout" svg:width="0.129cm" svg:height="0.199cm" svg:x="16.017cm" svg:y="14.254cm" svg:viewBox="0 0 130 200" svg:d="M0 200v-18c5-11 11-20 17-29 7-8 14-15 22-22s15-13 22-19c8-6 15-12 20-17 6-6 11-12 15-19 4-6 5-13 5-21 0-11-3-19-9-25s-15-9-26-9-20 3-27 9-11 14-12 24l-26-2c2-16 9-29 20-38 12-9 27-14 45-14 19 0 35 5 45 14 11 9 16 23 16 40 0 8-1 15-5 23-3 7-9 15-15 23-7 7-21 19-40 35-11 8-19 16-26 23-6 7-10 14-13 21h102v21z">
              <text:p/>
            </draw:path>
          </draw:g>
        </draw:g>
        <draw:frame draw:style-name="gr10" draw:text-style-name="P9" draw:layer="layout" svg:width="0.6cm" svg:height="0.645cm" svg:x="3.2cm" svg:y="16.009cm">
          <draw:text-box>
            <text:p text:style-name="P8">4</text:p>
          </draw:text-box>
        </draw:frame>
        <draw:frame draw:style-name="gr10" draw:text-style-name="P9" draw:layer="layout" svg:width="0.6cm" svg:height="0.645cm" svg:x="2.4cm" svg:y="20.364cm">
          <draw:text-box>
            <text:p text:style-name="P8">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0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13:06:55.153000000</meta:creation-date>
    <dc:date>2020-01-30T16:51:03.751000000</dc:date>
    <meta:editing-duration>PT47M7S</meta:editing-duration>
    <meta:editing-cycles>15</meta:editing-cycles>
    <meta:generator>LibreOffice/6.3.4.2$Windows_X86_64 LibreOffice_project/60da17e045e08f1793c57c00ba83cdfce946d0aa</meta:generator>
    <meta:print-date>2020-01-30T16:45:55.206000000</meta:print-date>
    <meta:document-statistic meta:object-count="1038"/>
  </office:meta>
</office:document-meta>
</file>